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adornments="Italic" style:font-family-generic="swiss" style:font-pitch="variable"/>
    <style:font-face style:name="Calibri4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2" style:family="table">
      <style:table-properties style:width="20.2cm" fo:break-before="page" table:align="margins" fo:background-color="#dbe9d6">
        <style:background-image/>
      </style:table-properties>
    </style:style>
    <style:style style:name="Table2.A" style:family="table-column">
      <style:table-column-properties style:column-width="13.494cm" style:rel-column-width="43777*"/>
    </style:style>
    <style:style style:name="Table2.B" style:family="table-column">
      <style:table-column-properties style:column-width="6.706cm" style:rel-column-width="21758*"/>
    </style:style>
    <style:style style:name="Table2.1" style:family="table-row">
      <style:table-row-properties fo:background-color="#dbe2ed">
        <style:background-image/>
      </style:table-row-properties>
    </style:style>
    <style:style style:name="Table2.A1" style:family="table-cell">
      <style:table-cell-properties fo:background-color="#dbe2ed" fo:padding="0.097cm" fo:border="none">
        <style:background-image/>
      </style:table-cell-properties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none" fo:border-top="none" fo:border-bottom="0.05pt solid #2b3789"/>
    </style:style>
    <style:style style:name="Table3.C17" style:family="table-cell">
      <style:table-cell-properties fo:padding="0.097cm" fo:border-left="0.05pt solid #2b3789" fo:border-right="none" fo:border-top="none" fo:border-bottom="0.05pt solid #2b3789"/>
    </style:style>
    <style:style style:name="Table3.E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none" fo:border-top="none" fo:border-bottom="0.05pt solid #2b3789"/>
    </style:style>
    <style:style style:name="Table3.D19" style:family="table-cell">
      <style:table-cell-properties fo:padding="0.097cm" fo:border-left="0.05pt solid #2b3789" fo:border-right="none" fo:border-top="none" fo:border-bottom="0.05pt solid #2b3789"/>
    </style:style>
    <style:style style:name="Table3.F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20" style:family="table-cell">
      <style:table-cell-properties fo:padding="0.097cm" fo:border-left="0.05pt solid #2b3789" fo:border-right="none" fo:border-top="none" fo:border-bottom="0.05pt solid #2b3789"/>
    </style:style>
    <style:style style:name="Table3.B20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3.595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4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none" fo:border-top="none" fo:border-bottom="0.05pt solid #2b3789"/>
    </style:style>
    <style:style style:name="Table7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1" style:family="table-row">
      <style:table-row-properties style:min-row-height="3.141cm"/>
    </style:style>
    <style:style style:name="Table7.A11" style:family="table-cell">
      <style:table-cell-properties fo:padding="0.097cm" fo:border-left="0.05pt solid #2b3789" fo:border-right="none" fo:border-top="none" fo:border-bottom="0.05pt solid #2b3789"/>
    </style:style>
    <style:style style:name="Table7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491cm" fo:margin-left="0.051cm" table:align="left" fo:background-color="#f5f6fa">
        <style:background-image/>
      </style:table-properties>
    </style:style>
    <style:style style:name="Table10.A" style:family="table-column">
      <style:table-column-properties style:column-width="6.491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3" style:family="table">
      <style:table-properties style:width="13.296cm" fo:margin-left="0cm" fo:margin-top="0cm" fo:margin-bottom="0cm" table:align="left" fo:background-color="#f5f6fa" style:writing-mode="lr-tb">
        <style:background-image/>
      </style:table-properties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3.757cm"/>
    </style:style>
    <style:style style:name="Table3.C" style:family="table-column">
      <style:table-column-properties style:column-width="0.053cm"/>
    </style:style>
    <style:style style:name="Table3.D" style:family="table-column">
      <style:table-column-properties style:column-width="2.461cm"/>
    </style:style>
    <style:style style:name="Table3.E" style:family="table-column">
      <style:table-column-properties style:column-width="0.079cm"/>
    </style:style>
    <style:style style:name="Table3.F" style:family="table-column">
      <style:table-column-properties style:column-width="3.612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2b3789" fo:border-right="none" fo:border-top="none" fo:border-bottom="0.05pt solid #2b3789">
        <style:background-image/>
      </style:table-cell-properties>
    </style:style>
    <style:style style:name="Table3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3" style:family="table-cell">
      <style:table-cell-properties fo:padding="0.097cm" fo:border-left="0.05pt solid #2b3789" fo:border-right="none" fo:border-top="none" fo:border-bottom="0.05pt solid #2b3789"/>
    </style:style>
    <style:style style:name="Table3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4" style:family="table-cell">
      <style:table-cell-properties fo:padding="0.097cm" fo:border-left="0.05pt solid #2b3789" fo:border-right="none" fo:border-top="none" fo:border-bottom="0.05pt solid #2b3789"/>
    </style:style>
    <style:style style:name="Table3.B4" style:family="table-cell">
      <style:table-cell-properties fo:padding="0.097cm" fo:border-left="0.05pt solid #2b3789" fo:border-right="none" fo:border-top="none" fo:border-bottom="0.05pt solid #2b3789"/>
    </style:style>
    <style:style style:name="Table3.C4" style:family="table-cell">
      <style:table-cell-properties fo:padding="0.097cm" fo:border-left="0.05pt solid #2b3789" fo:border-right="none" fo:border-top="none" fo:border-bottom="0.05pt solid #2b3789"/>
    </style:style>
    <style:style style:name="Table3.E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5" style:family="table-cell">
      <style:table-cell-properties fo:padding="0.097cm" fo:border-left="0.05pt solid #2b3789" fo:border-right="none" fo:border-top="none" fo:border-bottom="0.05pt solid #2b3789"/>
    </style:style>
    <style:style style:name="Table3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6" style:family="table-cell">
      <style:table-cell-properties fo:padding="0.097cm" fo:border-left="0.05pt solid #2b3789" fo:border-right="none" fo:border-top="none" fo:border-bottom="0.05pt solid #2b3789"/>
    </style:style>
    <style:style style:name="Table3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7" style:family="table-cell">
      <style:table-cell-properties fo:background-color="#f5f6fa" fo:padding="0.097cm" fo:border-left="0.05pt solid #2b3789" fo:border-right="none" fo:border-top="none" fo:border-bottom="0.05pt solid #2b3789">
        <style:background-image/>
      </style:table-cell-properties>
    </style:style>
    <style:style style:name="Table3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0" style:family="table-cell">
      <style:table-cell-properties fo:padding="0.097cm" fo:border-left="0.05pt solid #2b3789" fo:border-right="none" fo:border-top="none" fo:border-bottom="0.05pt solid #2b3789"/>
    </style:style>
    <style:style style:name="Table3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1" style:family="table-cell">
      <style:table-cell-properties fo:padding="0.097cm" fo:border-left="0.05pt solid #2b3789" fo:border-right="none" fo:border-top="none" fo:border-bottom="0.05pt solid #2b3789"/>
    </style:style>
    <style:style style:name="Table3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2" style:family="table-cell">
      <style:table-cell-properties fo:padding="0.097cm" fo:border-left="0.05pt solid #2b3789" fo:border-right="none" fo:border-top="none" fo:border-bottom="0.05pt solid #2b3789"/>
    </style:style>
    <style:style style:name="Table3.B12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3" style:family="table-cell">
      <style:table-cell-properties fo:padding="0.097cm" fo:border-left="0.05pt solid #2b3789" fo:border-right="none" fo:border-top="none" fo:border-bottom="0.05pt solid #2b3789"/>
    </style:style>
    <style:style style:name="Table3.B13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4" style:family="table-cell">
      <style:table-cell-properties fo:padding="0.097cm" fo:border-left="0.05pt solid #2b3789" fo:border-right="none" fo:border-top="none" fo:border-bottom="0.05pt solid #2b3789"/>
    </style:style>
    <style:style style:name="Table3.B14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5" style:family="table-cell">
      <style:table-cell-properties fo:padding="0.097cm" fo:border-left="0.05pt solid #2b3789" fo:border-right="none" fo:border-top="none" fo:border-bottom="0.05pt solid #2b3789"/>
    </style:style>
    <style:style style:name="Table3.B15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6" style:family="table-cell">
      <style:table-cell-properties fo:padding="0.097cm" fo:border-left="0.05pt solid #2b3789" fo:border-right="none" fo:border-top="none" fo:border-bottom="0.05pt solid #2b3789"/>
    </style:style>
    <style:style style:name="Table3.B16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7" style:family="table-cell">
      <style:table-cell-properties fo:padding="0.097cm" fo:border-left="0.05pt solid #2b3789" fo:border-right="none" fo:border-top="none" fo:border-bottom="0.05pt solid #2b3789"/>
    </style:style>
    <style:style style:name="Table3.B17" style:family="table-cell">
      <style:table-cell-properties fo:padding="0.097cm" fo:border-left="0.05pt solid #2b3789" fo:border-right="none" fo:border-top="none" fo:border-bottom="0.05pt solid #2b3789"/>
    </style:style>
    <style:style style:name="Table3.C17" style:family="table-cell">
      <style:table-cell-properties fo:padding="0.097cm" fo:border-left="0.05pt solid #2b3789" fo:border-right="none" fo:border-top="none" fo:border-bottom="0.05pt solid #2b3789"/>
    </style:style>
    <style:style style:name="Table3.E17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8" style:family="table-cell">
      <style:table-cell-properties fo:padding="0.097cm" fo:border-left="0.05pt solid #2b3789" fo:border-right="none" fo:border-top="none" fo:border-bottom="0.05pt solid #2b3789"/>
    </style:style>
    <style:style style:name="Table3.B18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19" style:family="table-cell">
      <style:table-cell-properties fo:padding="0.097cm" fo:border-left="0.05pt solid #2b3789" fo:border-right="none" fo:border-top="none" fo:border-bottom="0.05pt solid #2b3789"/>
    </style:style>
    <style:style style:name="Table3.B19" style:family="table-cell">
      <style:table-cell-properties fo:padding="0.097cm" fo:border-left="0.05pt solid #2b3789" fo:border-right="none" fo:border-top="none" fo:border-bottom="0.05pt solid #2b3789"/>
    </style:style>
    <style:style style:name="Table3.D19" style:family="table-cell">
      <style:table-cell-properties fo:padding="0.097cm" fo:border-left="0.05pt solid #2b3789" fo:border-right="none" fo:border-top="none" fo:border-bottom="0.05pt solid #2b3789"/>
    </style:style>
    <style:style style:name="Table3.F19" style:family="table-cell">
      <style:table-cell-properties fo:padding="0.097cm" fo:border-left="0.05pt solid #2b3789" fo:border-right="0.05pt solid #2b3789" fo:border-top="none" fo:border-bottom="0.05pt solid #2b3789"/>
    </style:style>
    <style:style style:name="Table3.A20" style:family="table-cell">
      <style:table-cell-properties fo:padding="0.097cm" fo:border-left="0.05pt solid #2b3789" fo:border-right="none" fo:border-top="none" fo:border-bottom="0.05pt solid #2b3789"/>
    </style:style>
    <style:style style:name="Table3.B20" style:family="table-cell">
      <style:table-cell-properties fo:padding="0.097cm" fo:border-left="0.05pt solid #2b3789" fo:border-right="0.05pt solid #2b3789" fo:border-top="none" fo:border-bottom="0.05pt solid #2b3789"/>
    </style:style>
    <style:style style:name="Table4" style:family="table">
      <style:table-properties style:width="6.399cm" fo:margin-left="0cm" fo:margin-top="0cm" fo:margin-bottom="0cm" table:align="left" fo:background-color="#f5f6fa" style:writing-mode="lr-tb">
        <style:background-image/>
      </style:table-properties>
    </style:style>
    <style:style style:name="Table4.A" style:family="table-column">
      <style:table-column-properties style:column-width="2.805cm"/>
    </style:style>
    <style:style style:name="Table4.B" style:family="table-column">
      <style:table-column-properties style:column-width="3.595cm"/>
    </style:style>
    <style:style style:name="Table4.A1" style:family="table-cell">
      <style:table-cell-properties fo:padding="0.097cm" fo:border="0.05pt solid #2b3789"/>
    </style:style>
    <style:style style:name="Table4.A2" style:family="table-cell">
      <style:table-cell-properties fo:padding="0.097cm" fo:border-left="0.05pt solid #2b3789" fo:border-right="none" fo:border-top="none" fo:border-bottom="0.05pt solid #2b3789"/>
    </style:style>
    <style:style style:name="Table4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" style:family="table">
      <style:table-properties style:width="6.549cm" fo:margin-left="0cm" table:align="left" fo:background-color="#f5f6fa">
        <style:background-image/>
      </style:table-properties>
    </style:style>
    <style:style style:name="Table5.A" style:family="table-column">
      <style:table-column-properties style:column-width="2.69cm"/>
    </style:style>
    <style:style style:name="Table5.B" style:family="table-column">
      <style:table-column-properties style:column-width="3.859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5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5.A2" style:family="table-cell">
      <style:table-cell-properties fo:padding="0.097cm" fo:border-left="0.05pt solid #2b3789" fo:border-right="none" fo:border-top="none" fo:border-bottom="0.05pt solid #2b3789"/>
    </style:style>
    <style:style style:name="Table5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3" style:family="table-cell">
      <style:table-cell-properties fo:padding="0.097cm" fo:border-left="0.05pt solid #2b3789" fo:border-right="none" fo:border-top="none" fo:border-bottom="0.05pt solid #2b3789"/>
    </style:style>
    <style:style style:name="Table5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4" style:family="table-cell">
      <style:table-cell-properties fo:padding="0.097cm" fo:border-left="0.05pt solid #2b3789" fo:border-right="none" fo:border-top="none" fo:border-bottom="0.05pt solid #2b3789"/>
    </style:style>
    <style:style style:name="Table5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5" style:family="table-cell">
      <style:table-cell-properties fo:padding="0.097cm" fo:border-left="0.05pt solid #2b3789" fo:border-right="none" fo:border-top="none" fo:border-bottom="0.05pt solid #2b3789"/>
    </style:style>
    <style:style style:name="Table5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6" style:family="table-cell">
      <style:table-cell-properties fo:padding="0.097cm" fo:border-left="0.05pt solid #2b3789" fo:border-right="none" fo:border-top="none" fo:border-bottom="0.05pt solid #2b3789"/>
    </style:style>
    <style:style style:name="Table5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7" style:family="table-cell">
      <style:table-cell-properties fo:padding="0.097cm" fo:border-left="0.05pt solid #2b3789" fo:border-right="none" fo:border-top="none" fo:border-bottom="0.05pt solid #2b3789"/>
    </style:style>
    <style:style style:name="Table5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8" style:family="table-cell">
      <style:table-cell-properties fo:padding="0.097cm" fo:border-left="0.05pt solid #2b3789" fo:border-right="none" fo:border-top="none" fo:border-bottom="0.05pt solid #2b3789"/>
    </style:style>
    <style:style style:name="Table5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9" style:family="table-cell">
      <style:table-cell-properties fo:padding="0.097cm" fo:border-left="0.05pt solid #2b3789" fo:border-right="none" fo:border-top="none" fo:border-bottom="0.05pt solid #2b3789"/>
    </style:style>
    <style:style style:name="Table5.B9" style:family="table-cell">
      <style:table-cell-properties fo:padding="0.097cm" fo:border-left="0.05pt solid #2b3789" fo:border-right="0.05pt solid #2b3789" fo:border-top="none" fo:border-bottom="0.05pt solid #2b3789"/>
    </style:style>
    <style:style style:name="Table5.A10" style:family="table-cell">
      <style:table-cell-properties fo:padding="0.097cm" fo:border-left="0.05pt solid #2b3789" fo:border-right="none" fo:border-top="none" fo:border-bottom="0.05pt solid #2b3789"/>
    </style:style>
    <style:style style:name="Table5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" style:family="table">
      <style:table-properties style:width="6.544cm" fo:margin-left="0cm" table:align="left" fo:background-color="#f5f6fa">
        <style:background-image/>
      </style:table-properties>
    </style:style>
    <style:style style:name="Table7.A" style:family="table-column">
      <style:table-column-properties style:column-width="2.593cm"/>
    </style:style>
    <style:style style:name="Table7.B" style:family="table-column">
      <style:table-column-properties style:column-width="3.951cm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97cm" fo:border="0.05pt solid #2b3789"/>
    </style:style>
    <style:style style:name="Table7.A2" style:family="table-cell">
      <style:table-cell-properties fo:padding="0.097cm" fo:border-left="0.05pt solid #2b3789" fo:border-right="none" fo:border-top="0.05pt solid #2b3789" fo:border-bottom="0.05pt solid #2b3789"/>
    </style:style>
    <style:style style:name="Table7.B2" style:family="table-cell">
      <style:table-cell-properties fo:background-color="transparent" fo:padding="0.097cm" fo:border="0.05pt solid #2b3789">
        <style:background-image/>
      </style:table-cell-properties>
    </style:style>
    <style:style style:name="Table7.A3" style:family="table-cell">
      <style:table-cell-properties fo:padding="0.097cm" fo:border-left="0.05pt solid #2b3789" fo:border-right="none" fo:border-top="none" fo:border-bottom="0.05pt solid #2b3789"/>
    </style:style>
    <style:style style:name="Table7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4" style:family="table-cell">
      <style:table-cell-properties fo:padding="0.097cm" fo:border-left="0.05pt solid #2b3789" fo:border-right="none" fo:border-top="none" fo:border-bottom="0.05pt solid #2b3789"/>
    </style:style>
    <style:style style:name="Table7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5" style:family="table-cell">
      <style:table-cell-properties fo:padding="0.097cm" fo:border-left="0.05pt solid #2b3789" fo:border-right="none" fo:border-top="none" fo:border-bottom="0.05pt solid #2b3789"/>
    </style:style>
    <style:style style:name="Table7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6" style:family="table-cell">
      <style:table-cell-properties fo:padding="0.097cm" fo:border-left="0.05pt solid #2b3789" fo:border-right="none" fo:border-top="none" fo:border-bottom="0.05pt solid #2b3789"/>
    </style:style>
    <style:style style:name="Table7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7" style:family="table-cell">
      <style:table-cell-properties fo:padding="0.097cm" fo:border-left="0.05pt solid #2b3789" fo:border-right="none" fo:border-top="none" fo:border-bottom="0.05pt solid #2b3789"/>
    </style:style>
    <style:style style:name="Table7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8" style:family="table-cell">
      <style:table-cell-properties fo:padding="0.097cm" fo:border-left="0.05pt solid #2b3789" fo:border-right="none" fo:border-top="none" fo:border-bottom="0.05pt solid #2b3789"/>
    </style:style>
    <style:style style:name="Table7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A10" style:family="table-cell">
      <style:table-cell-properties fo:padding="0.097cm" fo:border-left="0.05pt solid #2b3789" fo:border-right="none" fo:border-top="none" fo:border-bottom="0.05pt solid #2b3789"/>
    </style:style>
    <style:style style:name="Table7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7.11" style:family="table-row">
      <style:table-row-properties style:min-row-height="3.141cm"/>
    </style:style>
    <style:style style:name="Table7.A11" style:family="table-cell">
      <style:table-cell-properties fo:padding="0.097cm" fo:border-left="0.05pt solid #2b3789" fo:border-right="none" fo:border-top="none" fo:border-bottom="0.05pt solid #2b3789"/>
    </style:style>
    <style:style style:name="Table7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0" style:family="table">
      <style:table-properties style:width="6.491cm" fo:margin-left="0.051cm" table:align="left" fo:background-color="#f5f6fa">
        <style:background-image/>
      </style:table-properties>
    </style:style>
    <style:style style:name="Table10.A" style:family="table-column">
      <style:table-column-properties style:column-width="6.491cm"/>
    </style:style>
    <style:style style:name="Table10.1" style:family="table-row">
      <style:table-row-properties style:min-row-height="1.296cm"/>
    </style:style>
    <style:style style:name="Table10.A1" style:family="table-cell">
      <style:table-cell-properties fo:padding="0.097cm" fo:border="0.05pt solid #2b3789"/>
    </style:style>
    <style:style style:name="Table9" style:family="table">
      <style:table-properties style:width="20.2cm" fo:break-before="page" table:align="margins" fo:background-color="transparent">
        <style:background-image/>
      </style:table-properties>
    </style:style>
    <style:style style:name="Table9.A" style:family="table-column">
      <style:table-column-properties style:column-width="10.097cm" style:rel-column-width="32756*"/>
    </style:style>
    <style:style style:name="Table9.B" style:family="table-column">
      <style:table-column-properties style:column-width="10.104cm" style:rel-column-width="32779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be2ed" fo:padding="0.097cm" fo:border="none">
        <style:background-image/>
      </style:table-cell-properties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593cm"/>
    </style:style>
    <style:style style:name="Table6.B" style:family="table-column">
      <style:table-column-properties style:column-width="7.30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0" style:family="table-cell">
      <style:table-cell-properties fo:padding="0.097cm" fo:border-left="0.05pt solid #2b3789" fo:border-right="none" fo:border-top="none" fo:border-bottom="0.05pt solid #2b3789"/>
    </style:style>
    <style:style style:name="Table6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1" style:family="table-cell">
      <style:table-cell-properties fo:padding="0.097cm" fo:border-left="0.05pt solid #2b3789" fo:border-right="none" fo:border-top="none" fo:border-bottom="0.05pt solid #2b3789"/>
    </style:style>
    <style:style style:name="Table6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8" style:family="table">
      <style:table-properties style:width="9.901cm" table:align="margins" fo:background-color="#f5f6fa">
        <style:background-image/>
      </style:table-properties>
    </style:style>
    <style:style style:name="Table8.A" style:family="table-column">
      <style:table-column-properties style:column-width="9.901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3" style:family="table">
      <style:table-properties style:width="9.911cm" table:align="margins" fo:background-color="#f4f9f3">
        <style:background-image/>
      </style:table-properties>
    </style:style>
    <style:style style:name="Table13.A" style:family="table-column">
      <style:table-column-properties style:column-width="3.891cm" style:rel-column-width="25728*"/>
    </style:style>
    <style:style style:name="Table13.B" style:family="table-column">
      <style:table-column-properties style:column-width="6.02cm" style:rel-column-width="39807*"/>
    </style:style>
    <style:style style:name="Table13.A1" style:family="table-cell">
      <style:table-cell-properties fo:padding="0.097cm" fo:border-left="0.05pt solid #92bf7f" fo:border-right="none" fo:border-top="0.05pt solid #92bf7f" fo:border-bottom="0.05pt solid #92bf7f"/>
    </style:style>
    <style:style style:name="Table13.B1" style:family="table-cell">
      <style:table-cell-properties fo:padding="0.097cm" fo:border="0.05pt solid #92bf7f"/>
    </style:style>
    <style:style style:name="Table13.A2" style:family="table-cell">
      <style:table-cell-properties fo:padding="0.097cm" fo:border-left="0.05pt solid #92bf7f" fo:border-right="none" fo:border-top="none" fo:border-bottom="0.05pt solid #92bf7f"/>
    </style:style>
    <style:style style:name="Table13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cm" table:align="left" fo:background-color="#f5ece7">
        <style:background-image/>
      </style:table-properties>
    </style:style>
    <style:style style:name="Table1.A" style:family="table-column">
      <style:table-column-properties style:column-width="9.9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6" style:family="table-cell">
      <style:table-cell-properties fo:padding="0.097cm" fo:border-left="0.05pt solid #c48177" fo:border-right="0.05pt solid #c48177" fo:border-top="none" fo:border-bottom="0.05pt solid #c48177"/>
    </style:style>
    <style:style style:name="Table6" style:family="table">
      <style:table-properties style:width="9.901cm" fo:margin-left="0cm" table:align="left" fo:background-color="#f5f6fa">
        <style:background-image/>
      </style:table-properties>
    </style:style>
    <style:style style:name="Table6.A" style:family="table-column">
      <style:table-column-properties style:column-width="2.593cm"/>
    </style:style>
    <style:style style:name="Table6.B" style:family="table-column">
      <style:table-column-properties style:column-width="7.30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6.B1" style:family="table-cell">
      <style:table-cell-properties fo:background-color="transparent" fo:padding="0.097cm" fo:border="0.05pt solid #2b3789">
        <style:background-image/>
      </style:table-cell-properties>
    </style:style>
    <style:style style:name="Table6.A2" style:family="table-cell">
      <style:table-cell-properties fo:padding="0.097cm" fo:border-left="0.05pt solid #2b3789" fo:border-right="none" fo:border-top="none" fo:border-bottom="0.05pt solid #2b3789"/>
    </style:style>
    <style:style style:name="Table6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3" style:family="table-cell">
      <style:table-cell-properties fo:padding="0.097cm" fo:border-left="0.05pt solid #2b3789" fo:border-right="none" fo:border-top="none" fo:border-bottom="0.05pt solid #2b3789"/>
    </style:style>
    <style:style style:name="Table6.B3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4" style:family="table-cell">
      <style:table-cell-properties fo:padding="0.097cm" fo:border-left="0.05pt solid #2b3789" fo:border-right="none" fo:border-top="none" fo:border-bottom="0.05pt solid #2b3789"/>
    </style:style>
    <style:style style:name="Table6.B4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5" style:family="table-cell">
      <style:table-cell-properties fo:padding="0.097cm" fo:border-left="0.05pt solid #2b3789" fo:border-right="none" fo:border-top="none" fo:border-bottom="0.05pt solid #2b3789"/>
    </style:style>
    <style:style style:name="Table6.B5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6" style:family="table-cell">
      <style:table-cell-properties fo:padding="0.097cm" fo:border-left="0.05pt solid #2b3789" fo:border-right="none" fo:border-top="none" fo:border-bottom="0.05pt solid #2b3789"/>
    </style:style>
    <style:style style:name="Table6.B6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7" style:family="table-cell">
      <style:table-cell-properties fo:padding="0.097cm" fo:border-left="0.05pt solid #2b3789" fo:border-right="none" fo:border-top="none" fo:border-bottom="0.05pt solid #2b3789"/>
    </style:style>
    <style:style style:name="Table6.B7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8" style:family="table-cell">
      <style:table-cell-properties fo:padding="0.097cm" fo:border-left="0.05pt solid #2b3789" fo:border-right="none" fo:border-top="none" fo:border-bottom="0.05pt solid #2b3789"/>
    </style:style>
    <style:style style:name="Table6.B8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9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0" style:family="table-cell">
      <style:table-cell-properties fo:padding="0.097cm" fo:border-left="0.05pt solid #2b3789" fo:border-right="none" fo:border-top="none" fo:border-bottom="0.05pt solid #2b3789"/>
    </style:style>
    <style:style style:name="Table6.B10" style:family="table-cell">
      <style:table-cell-properties fo:padding="0.097cm" fo:border-left="0.05pt solid #2b3789" fo:border-right="0.05pt solid #2b3789" fo:border-top="none" fo:border-bottom="0.05pt solid #2b3789"/>
    </style:style>
    <style:style style:name="Table6.A11" style:family="table-cell">
      <style:table-cell-properties fo:padding="0.097cm" fo:border-left="0.05pt solid #2b3789" fo:border-right="none" fo:border-top="none" fo:border-bottom="0.05pt solid #2b3789"/>
    </style:style>
    <style:style style:name="Table6.B11" style:family="table-cell">
      <style:table-cell-properties fo:padding="0.097cm" fo:border-left="0.05pt solid #2b3789" fo:border-right="0.05pt solid #2b3789" fo:border-top="none" fo:border-bottom="0.05pt solid #2b3789"/>
    </style:style>
    <style:style style:name="Table11" style:family="table">
      <style:table-properties style:width="9.901cm" fo:margin-left="0cm" table:align="left" fo:background-color="#f5f6fa">
        <style:background-image/>
      </style:table-properties>
    </style:style>
    <style:style style:name="Table11.A" style:family="table-column">
      <style:table-column-properties style:column-width="3.598cm"/>
    </style:style>
    <style:style style:name="Table11.B" style:family="table-column">
      <style:table-column-properties style:column-width="6.302cm"/>
    </style:style>
    <style:style style:name="Table11.A1" style:family="table-cell">
      <style:table-cell-properties fo:padding="0.097cm" fo:border-left="0.05pt solid #2b3789" fo:border-right="none" fo:border-top="0.05pt solid #2b3789" fo:border-bottom="0.05pt solid #2b3789"/>
    </style:style>
    <style:style style:name="Table11.B1" style:family="table-cell">
      <style:table-cell-properties fo:padding="0.097cm" fo:border="0.05pt solid #2b3789"/>
    </style:style>
    <style:style style:name="Table11.A2" style:family="table-cell">
      <style:table-cell-properties fo:padding="0.097cm" fo:border-left="0.05pt solid #2b3789" fo:border-right="none" fo:border-top="none" fo:border-bottom="0.05pt solid #2b3789"/>
    </style:style>
    <style:style style:name="Table11.B2" style:family="table-cell">
      <style:table-cell-properties fo:padding="0.097cm" fo:border-left="0.05pt solid #2b3789" fo:border-right="0.05pt solid #2b3789" fo:border-top="none" fo:border-bottom="0.05pt solid #2b3789"/>
    </style:style>
    <style:style style:name="Table8" style:family="table">
      <style:table-properties style:width="9.901cm" table:align="margins" fo:background-color="#f5f6fa">
        <style:background-image/>
      </style:table-properties>
    </style:style>
    <style:style style:name="Table8.A" style:family="table-column">
      <style:table-column-properties style:column-width="9.901cm" style:rel-column-width="6553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097cm" fo:border="0.05pt solid #2b3789">
        <style:background-image/>
      </style:table-cell-properties>
    </style:style>
    <style:style style:name="Table13" style:family="table">
      <style:table-properties style:width="9.911cm" table:align="margins" fo:background-color="#f4f9f3">
        <style:background-image/>
      </style:table-properties>
    </style:style>
    <style:style style:name="Table13.A" style:family="table-column">
      <style:table-column-properties style:column-width="3.891cm" style:rel-column-width="25728*"/>
    </style:style>
    <style:style style:name="Table13.B" style:family="table-column">
      <style:table-column-properties style:column-width="6.02cm" style:rel-column-width="39807*"/>
    </style:style>
    <style:style style:name="Table13.A1" style:family="table-cell">
      <style:table-cell-properties fo:padding="0.097cm" fo:border-left="0.05pt solid #92bf7f" fo:border-right="none" fo:border-top="0.05pt solid #92bf7f" fo:border-bottom="0.05pt solid #92bf7f"/>
    </style:style>
    <style:style style:name="Table13.B1" style:family="table-cell">
      <style:table-cell-properties fo:padding="0.097cm" fo:border="0.05pt solid #92bf7f"/>
    </style:style>
    <style:style style:name="Table13.A2" style:family="table-cell">
      <style:table-cell-properties fo:padding="0.097cm" fo:border-left="0.05pt solid #92bf7f" fo:border-right="none" fo:border-top="none" fo:border-bottom="0.05pt solid #92bf7f"/>
    </style:style>
    <style:style style:name="Table13.B2" style:family="table-cell">
      <style:table-cell-properties fo:padding="0.097cm" fo:border-left="0.05pt solid #92bf7f" fo:border-right="0.05pt solid #92bf7f" fo:border-top="none" fo:border-bottom="0.05pt solid #92bf7f"/>
    </style:style>
    <style:style style:name="Table1" style:family="table">
      <style:table-properties style:width="9.91cm" table:align="left" fo:background-color="#f5ece7">
        <style:background-image/>
      </style:table-properties>
    </style:style>
    <style:style style:name="Table1.A" style:family="table-column">
      <style:table-column-properties style:column-width="9.91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097cm" fo:border="0.05pt solid #c48177">
        <style:background-image/>
      </style:table-cell-properties>
    </style:style>
    <style:style style:name="Table1.A2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3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4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5" style:family="table-cell">
      <style:table-cell-properties fo:padding="0.097cm" fo:border-left="0.05pt solid #c48177" fo:border-right="0.05pt solid #c48177" fo:border-top="none" fo:border-bottom="0.05pt solid #c48177"/>
    </style:style>
    <style:style style:name="Table1.A6" style:family="table-cell">
      <style:table-cell-properties fo:padding="0.097cm" fo:border-left="0.05pt solid #c48177" fo:border-right="0.05pt solid #c48177" fo:border-top="none" fo:border-bottom="0.05pt solid #c48177"/>
    </style:style>
    <style:style style:name="P1" style:family="paragraph" style:parent-style-name="Header">
      <style:text-properties officeooo:paragraph-rsid="0016abef"/>
    </style:style>
    <style:style style:name="P2" style:family="paragraph" style:parent-style-name="Standard">
      <style:text-properties officeooo:paragraph-rsid="0016abef"/>
    </style:style>
    <style:style style:name="P3" style:family="paragraph" style:parent-style-name="Preformatted_20_Text">
      <style:text-properties style:font-name="Bahnschrift Light1" fo:font-size="8pt" officeooo:paragraph-rsid="008db932" style:font-size-asian="8pt" style:font-size-complex="8pt"/>
    </style:style>
    <style:style style:name="P4" style:family="paragraph" style:parent-style-name="Preformatted_20_Text">
      <style:text-properties style:font-name="Bahnschrift Light1" fo:font-size="8pt" officeooo:paragraph-rsid="00a475eb" style:font-size-asian="8pt" style:font-size-complex="8pt"/>
    </style:style>
    <style:style style:name="P5" style:family="paragraph" style:parent-style-name="Preformatted_20_Text">
      <style:text-properties style:font-name="Bahnschrift Light1" fo:font-size="8pt" officeooo:paragraph-rsid="00a54485" style:font-size-asian="8pt" style:font-size-complex="8pt"/>
    </style:style>
    <style:style style:name="P6" style:family="paragraph" style:parent-style-name="Preformatted_20_Text">
      <style:text-properties style:font-name="Bahnschrift Light1" fo:font-size="8pt" officeooo:paragraph-rsid="00b0baed" style:font-size-asian="8pt" style:font-size-complex="8pt"/>
    </style:style>
    <style:style style:name="P7" style:family="paragraph" style:parent-style-name="Preformatted_20_Text">
      <style:text-properties style:font-name="Bahnschrift Light1" fo:font-size="8pt" officeooo:paragraph-rsid="00bc12ef" style:font-size-asian="8pt" style:font-size-complex="8pt"/>
    </style:style>
    <style:style style:name="P8" style:family="paragraph" style:parent-style-name="Standard">
      <style:text-properties style:font-name="Bahnschrift Light1" fo:font-size="8pt" officeooo:paragraph-rsid="00bc12ef" style:font-size-asian="8pt" style:font-size-complex="8pt"/>
    </style:style>
    <style:style style:name="P9" style:family="paragraph" style:parent-style-name="Table_20_Contents">
      <style:text-properties style:font-name="Bahnschrift Light1" fo:font-size="8pt" officeooo:paragraph-rsid="00bdbe2c" style:font-size-asian="8pt" style:font-size-complex="8pt"/>
    </style:style>
    <style:style style:name="P10" style:family="paragraph" style:parent-style-name="Preformatted_20_Text">
      <style:text-properties style:font-name="Bahnschrift Light1" fo:font-size="8pt" officeooo:paragraph-rsid="00c09b9b" style:font-size-asian="8pt" style:font-size-complex="8pt"/>
    </style:style>
    <style:style style:name="P11" style:family="paragraph" style:parent-style-name="Preformatted_20_Text">
      <style:paragraph-properties fo:margin-top="0.035cm" fo:margin-bottom="0.035cm" style:contextual-spacing="false" fo:text-align="start" style:justify-single-word="false"/>
      <style:text-properties style:font-name="Bahnschrift Light1" fo:font-size="8pt" officeooo:paragraph-rsid="00c09b9b" style:font-size-asian="8pt" style:font-size-complex="8pt"/>
    </style:style>
    <style:style style:name="P12" style:family="paragraph" style:parent-style-name="Preformatted_20_Text">
      <style:text-properties style:font-name="Bahnschrift Light1" fo:font-size="8pt" officeooo:paragraph-rsid="00c29ff3" style:font-size-asian="8pt" style:font-size-complex="8pt"/>
    </style:style>
    <style:style style:name="P13" style:family="paragraph" style:parent-style-name="Preformatted_20_Text">
      <style:text-properties style:font-name="Bahnschrift Light1" fo:font-size="8pt" officeooo:paragraph-rsid="00c38d00" style:font-size-asian="8pt" style:font-size-complex="8pt"/>
    </style:style>
    <style:style style:name="P14" style:family="paragraph" style:parent-style-name="Preformatted_20_Text">
      <style:paragraph-properties fo:margin-top="0cm" fo:margin-bottom="0.106cm" style:contextual-spacing="false" fo:text-align="start" style:justify-single-word="false"/>
      <style:text-properties style:font-name="Bahnschrift Light1" fo:font-size="8pt" fo:font-weight="normal" officeooo:rsid="00189b5e" officeooo:paragraph-rsid="00bc2a85" style:font-size-asian="8pt" style:font-weight-asian="normal" style:font-size-complex="8pt" style:font-weight-complex="normal"/>
    </style:style>
    <style:style style:name="P15" style:family="paragraph" style:parent-style-name="Preformatted_20_Text">
      <style:paragraph-properties fo:margin-top="0cm" fo:margin-bottom="0.106cm" style:contextual-spacing="false" fo:text-align="start" style:justify-single-word="false"/>
      <style:text-properties style:font-name="Bahnschrift Light1" fo:font-size="8pt" fo:font-weight="normal" officeooo:rsid="00189b5e" officeooo:paragraph-rsid="00be2ec7" style:font-size-asian="8pt" style:font-weight-asian="normal" style:font-size-complex="8pt" style:font-weight-complex="normal"/>
    </style:style>
    <style:style style:name="P16" style:family="paragraph" style:parent-style-name="Standard">
      <style:text-properties officeooo:paragraph-rsid="008cff7a"/>
    </style:style>
    <style:style style:name="P17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e6f1c" officeooo:paragraph-rsid="003e6f1c" style:font-size-asian="9pt" style:font-weight-asian="normal" style:font-size-complex="9pt" style:font-weight-complex="normal"/>
    </style:style>
    <style:style style:name="P18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2c600" officeooo:paragraph-rsid="0042c600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417323" officeooo:paragraph-rsid="006706eb" style:font-size-asian="9pt" style:font-weight-asian="normal" style:font-size-complex="9pt" style:font-weight-complex="normal"/>
    </style:style>
    <style:style style:name="P20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7f642" officeooo:paragraph-rsid="003e6f1c" style:font-size-asian="9pt" style:font-weight-asian="normal" style:font-size-complex="9pt" style:font-weight-complex="normal"/>
    </style:style>
    <style:style style:name="P22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Calibri1" fo:font-size="9pt" fo:font-weight="normal" officeooo:rsid="00189b5e" officeooo:paragraph-rsid="00b84953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margin-top="0cm" fo:margin-bottom="0.106cm" style:contextual-spacing="false"/>
      <style:text-properties style:font-name="Calibri1" fo:font-size="9pt" fo:font-weight="normal" officeooo:rsid="0037f642" officeooo:paragraph-rsid="003e6f1c" style:font-name-asian="Microsoft YaHei" style:font-size-asian="9pt" style:font-weight-asian="normal" style:font-name-complex="Lucida Sans1" style:font-size-complex="9pt" style:font-weight-complex="normal"/>
    </style:style>
    <style:style style:name="P2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size-complex="9pt"/>
    </style:style>
    <style:style style:name="P25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9pt" officeooo:paragraph-rsid="001a3404" style:font-size-asian="9pt" style:font-size-complex="9pt"/>
    </style:style>
    <style:style style:name="P2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75248c" style:font-size-asian="9pt" style:font-size-complex="9pt"/>
    </style:style>
    <style:style style:name="P28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97aaf9" style:font-size-asian="9pt" style:font-size-complex="9pt"/>
    </style:style>
    <style:style style:name="P29" style:family="paragraph" style:parent-style-name="Standard">
      <style:paragraph-properties fo:margin-top="0.035cm" fo:margin-bottom="0.035cm" style:contextual-spacing="false" fo:text-align="end" style:justify-single-word="false"/>
      <style:text-properties style:font-name="Calibri1" fo:font-size="9pt" officeooo:paragraph-rsid="0033bc01" style:font-size-asian="9pt" style:font-size-complex="9pt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1" fo:font-size="9pt" officeooo:paragraph-rsid="00b71f72" style:font-size-asian="9pt" style:font-size-complex="9pt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Calibri1" fo:font-size="9pt" officeooo:paragraph-rsid="00bb5a4b" style:font-size-asian="9pt" style:font-size-complex="9pt"/>
    </style:style>
    <style:style style:name="P32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bdbe2c" style:font-size-asian="9pt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style:paragraph-properties fo:margin-top="0.035cm" fo:margin-bottom="0.035cm" style:contextual-spacing="false"/>
      <style:text-properties style:font-name="Calibri1" fo:font-size="9pt" officeooo:rsid="003c7ead" officeooo:paragraph-rsid="003c7ead" style:font-size-asian="9pt" style:font-name-complex="Courier New" style:font-size-complex="9pt"/>
    </style:style>
    <style:style style:name="P34" style:family="paragraph" style:parent-style-name="Standard">
      <style:paragraph-properties fo:margin-top="0.035cm" fo:margin-bottom="0.035cm" style:contextual-spacing="false"/>
      <style:text-properties style:font-name="Calibri1" fo:font-size="9pt" officeooo:rsid="003e6f1c" officeooo:paragraph-rsid="003e6f1c" style:font-size-asian="9pt" style:font-name-complex="Courier New" style:font-size-complex="9pt"/>
    </style:style>
    <style:style style:name="P35" style:family="paragraph" style:parent-style-name="Standard">
      <style:paragraph-properties fo:margin-top="0.035cm" fo:margin-bottom="0.035cm" style:contextual-spacing="false"/>
      <style:text-properties style:font-name="Calibri1" fo:font-size="9pt" officeooo:rsid="0042c600" officeooo:paragraph-rsid="0042c600" style:font-size-asian="9pt" style:font-name-complex="Courier New" style:font-size-complex="9pt"/>
    </style:style>
    <style:style style:name="P36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89b5e" style:font-size-asian="9pt" style:font-name-complex="Courier New" style:font-size-complex="9pt"/>
    </style:style>
    <style:style style:name="P3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3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9pt" officeooo:paragraph-rsid="001be741" style:font-size-asian="9pt" style:font-name-complex="Courier New" style:font-size-complex="9pt"/>
    </style:style>
    <style:style style:name="P3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paragraph-rsid="001a3404" style:font-size-asian="9pt" style:font-name-complex="Courier New" style:font-size-complex="9pt"/>
    </style:style>
    <style:style style:name="P40" style:family="paragraph" style:parent-style-name="Standard">
      <style:paragraph-properties fo:margin-top="0.035cm" fo:margin-bottom="0.035cm" style:contextual-spacing="false"/>
      <style:text-properties style:font-name="Calibri1" fo:font-size="9pt" officeooo:rsid="00357f45" officeooo:paragraph-rsid="00363550" style:font-size-asian="9pt" style:font-name-complex="Courier New" style:font-size-complex="9pt"/>
    </style:style>
    <style:style style:name="P41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42" style:family="paragraph" style:parent-style-name="Standard">
      <style:paragraph-properties fo:margin-top="0.035cm" fo:margin-bottom="0.071cm" style:contextual-spacing="false" fo:text-align="start" style:justify-single-word="false"/>
      <style:text-properties style:font-name="Calibri1" fo:font-size="9pt" officeooo:rsid="00357f45" officeooo:paragraph-rsid="006c853f" style:font-size-asian="9pt" style:font-name-complex="Courier New" style:font-size-complex="9pt"/>
    </style:style>
    <style:style style:name="P43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363550" style:font-size-asian="9pt" style:font-name-complex="Courier New" style:font-size-complex="9pt"/>
    </style:style>
    <style:style style:name="P44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officeooo:rsid="00189b5e" officeooo:paragraph-rsid="001d3346" style:font-size-asian="9pt" style:font-name-complex="Courier New" style:font-size-complex="9pt"/>
    </style:style>
    <style:style style:name="P45" style:family="paragraph" style:parent-style-name="Standard">
      <style:paragraph-properties fo:margin-top="0.035cm" fo:margin-bottom="0.035cm" style:contextual-spacing="false"/>
      <style:text-properties style:font-name="Calibri1" fo:font-size="9pt" officeooo:paragraph-rsid="008cff7a" style:font-size-asian="9pt" style:font-name-complex="Courier New" style:font-size-complex="9pt"/>
    </style:style>
    <style:style style:name="P46" style:family="paragraph" style:parent-style-name="Standard">
      <style:paragraph-properties fo:margin-top="0.035cm" fo:margin-bottom="0.071cm" style:contextual-spacing="false"/>
      <style:text-properties style:font-name="Calibri1" fo:font-size="9pt" officeooo:paragraph-rsid="006c853f" style:font-size-asian="9pt" style:font-name-complex="Courier New" style:font-size-complex="9pt"/>
    </style:style>
    <style:style style:name="P47" style:family="paragraph" style:parent-style-name="Standard">
      <style:paragraph-properties fo:margin-top="0.035cm" fo:margin-bottom="0.035cm" style:contextual-spacing="false"/>
      <style:text-properties style:font-name="Calibri1" fo:font-size="9pt" officeooo:rsid="00417323" officeooo:paragraph-rsid="00676dde" style:font-size-asian="9pt" style:font-name-complex="Courier New" style:font-size-complex="9pt"/>
    </style:style>
    <style:style style:name="P48" style:family="paragraph" style:parent-style-name="Standard">
      <loext:graphic-properties draw:fill="none"/>
      <style:paragraph-properties fo:margin-left="0cm" fo:margin-right="-0.4cm" fo:margin-top="0.035cm" fo:margin-bottom="0.035cm" style:contextual-spacing="false" fo:line-height="115%" fo:text-align="start" style:justify-single-word="false" fo:orphans="2" fo:widows="2" fo:hyphenation-ladder-count="no-limit" fo:text-indent="0cm" style:auto-text-indent="false" fo:background-color="transparent" style:writing-mode="lr-tb"/>
      <style:text-properties style:font-name="Calibri1" fo:font-size="9pt" officeooo:rsid="0020e979" officeooo:paragraph-rsid="00bdbe2c" style:font-size-asian="9pt" style:font-name-complex="Courier New" style:font-size-complex="9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style="normal" fo:font-weight="normal" officeooo:rsid="0037f642" officeooo:paragraph-rsid="006a5c87" style:font-name-asian="Microsoft YaHei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50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1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rsid="008cff7a" officeooo:paragraph-rsid="008cff7a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2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853f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3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af76b7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P54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6ce77a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Standard">
      <style:paragraph-properties fo:margin-top="0.035cm" fo:margin-bottom="0.071cm" style:contextual-spacing="false"/>
      <style:text-properties style:font-name="Calibri1" fo:font-size="9pt" fo:font-style="normal" fo:font-weight="normal" officeooo:paragraph-rsid="00af76b7" style:font-size-asian="9pt" style:font-style-asian="normal" style:font-weight-asian="normal" style:font-size-complex="9pt" style:font-style-complex="normal" style:font-weight-complex="normal"/>
    </style:style>
    <style:style style:name="P56" style:family="paragraph" style:parent-style-name="Standard">
      <style:paragraph-properties fo:margin-top="0.035cm" fo:margin-bottom="0.035cm" style:contextual-spacing="false"/>
      <style:text-properties style:font-name="Calibri1" fo:font-size="9pt" fo:font-style="normal" fo:font-weight="bold" officeooo:rsid="006ce77a" officeooo:paragraph-rsid="00a9c3f2" style:font-size-asian="9pt" style:font-style-asian="normal" style:font-weight-asian="bold" style:font-name-complex="Courier New" style:font-size-complex="9pt" style:font-style-complex="normal" style:font-weight-complex="bold"/>
    </style:style>
    <style:style style:name="P57" style:family="paragraph" style:parent-style-name="Standard">
      <style:paragraph-properties fo:margin-top="0.035cm" fo:margin-bottom="0.035cm" style:contextual-spacing="false" fo:text-align="start" style:justify-single-word="false"/>
      <style:text-properties style:font-name="Calibri1" fo:font-size="9pt" fo:font-weight="bold" officeooo:rsid="006ce77a" officeooo:paragraph-rsid="009dc963" style:font-size-asian="9pt" style:font-weight-asian="bold" style:font-name-complex="Courier New" style:font-size-complex="9pt" style:font-weight-complex="bold"/>
    </style:style>
    <style:style style:name="P58" style:family="paragraph" style:parent-style-name="Table_20_Contents">
      <style:paragraph-properties fo:margin-top="0.035cm" fo:margin-bottom="0.035cm" style:contextual-spacing="false" fo:text-align="start" style:justify-single-word="false"/>
      <style:text-properties style:font-name="Calibri1" fo:font-size="9pt" fo:font-weight="bold" officeooo:rsid="00189b5e" officeooo:paragraph-rsid="00c757b0" style:font-size-asian="9pt" style:font-weight-asian="bold" style:font-name-complex="Courier New" style:font-size-complex="9pt" style:font-weight-complex="bold"/>
    </style:style>
    <style:style style:name="P59" style:family="paragraph" style:parent-style-name="Preformatted_20_Text">
      <style:paragraph-properties fo:margin-top="0cm" fo:margin-bottom="0cm" style:contextual-spacing="false" fo:text-align="start" style:justify-single-word="false"/>
      <style:text-properties style:font-name="Calibri1" fo:font-size="8pt" officeooo:paragraph-rsid="00a475eb" style:font-size-asian="8pt" style:font-size-complex="8pt"/>
    </style:style>
    <style:style style:name="P60" style:family="paragraph" style:parent-style-name="Preformatted_20_Text">
      <style:paragraph-properties fo:margin-top="0cm" fo:margin-bottom="0cm" style:contextual-spacing="false" fo:text-align="start" style:justify-single-word="false"/>
      <style:text-properties style:font-name="Calibri1" fo:font-size="8pt" officeooo:paragraph-rsid="00c09b9b" style:font-size-asian="8pt" style:font-size-complex="8pt"/>
    </style:style>
    <style:style style:name="P61" style:family="paragraph" style:parent-style-name="Standard">
      <style:paragraph-properties fo:margin-top="0cm" fo:margin-bottom="0.106cm" style:contextual-spacing="false"/>
      <style:text-properties fo:color="#000000" loext:opacity="100%" style:font-name="Calibri1" fo:font-size="9pt" fo:font-weight="normal" officeooo:rsid="006a5c87" officeooo:paragraph-rsid="006a5c87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9pt" officeooo:rsid="003a6be9" officeooo:paragraph-rsid="00a54485" style:font-size-asian="9pt" style:font-size-complex="9pt"/>
    </style:style>
    <style:style style:name="P63" style:family="paragraph" style:parent-style-name="Preformatted_20_Text">
      <style:paragraph-properties fo:margin-top="0cm" fo:margin-bottom="0cm" style:contextual-spacing="false" fo:text-align="start" style:justify-single-word="false"/>
      <style:text-properties fo:color="#000000" loext:opacity="100%" style:font-name="Calibri1" fo:font-size="8pt" officeooo:paragraph-rsid="00a475eb" style:font-size-asian="8pt" style:font-name-complex="Courier New" style:font-size-complex="8pt"/>
    </style:style>
    <style:style style:name="P64" style:family="paragraph" style:parent-style-name="Table_20_Contents">
      <style:paragraph-properties fo:text-align="start" style:justify-single-word="false"/>
      <style:text-properties fo:color="#808080" loext:opacity="100%" fo:font-size="8pt" fo:font-style="italic" fo:font-weight="normal" officeooo:rsid="006ad226" officeooo:paragraph-rsid="006ad226" style:font-size-asian="8pt" style:font-style-asian="italic" style:font-weight-asian="normal" style:font-size-complex="8pt" style:font-style-complex="italic" style:font-weight-complex="normal"/>
    </style:style>
    <style:style style:name="P65" style:family="paragraph" style:parent-style-name="Table_20_Contents">
      <style:text-properties fo:color="#808080" loext:opacity="100%" officeooo:rsid="0084ebf5" officeooo:paragraph-rsid="00bdbe2c"/>
    </style:style>
    <style:style style:name="P66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67" style:family="paragraph" style:parent-style-name="Standard">
      <style:paragraph-properties fo:margin-top="0cm" fo:margin-bottom="0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size-complex="9pt" style:font-style-complex="italic"/>
    </style:style>
    <style:style style:name="P68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33bc01" style:font-size-asian="9pt" style:font-style-asian="italic" style:font-name-complex="Courier New" style:font-size-complex="9pt" style:font-style-complex="italic"/>
    </style:style>
    <style:style style:name="P69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75248c" style:font-size-asian="9pt" style:font-style-asian="italic" style:font-name-complex="Courier New" style:font-size-complex="9pt" style:font-style-complex="italic"/>
    </style:style>
    <style:style style:name="P70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97aaf9" style:font-size-asian="9pt" style:font-style-asian="italic" style:font-name-complex="Courier New" style:font-size-complex="9pt" style:font-style-complex="italic"/>
    </style:style>
    <style:style style:name="P71" style:family="paragraph" style:parent-style-name="Standard">
      <style:paragraph-properties fo:margin-top="0cm" fo:margin-bottom="0.041cm" style:contextual-spacing="false" fo:text-align="end" style:justify-single-word="false"/>
      <style:text-properties fo:color="#2b3789" loext:opacity="100%" style:font-name="Calibri1" fo:font-size="9pt" fo:font-style="italic" officeooo:rsid="0033bc01" officeooo:paragraph-rsid="00b71f72" style:font-size-asian="9pt" style:font-style-asian="italic" style:font-name-complex="Courier New" style:font-size-complex="9pt" style:font-style-complex="italic"/>
    </style:style>
    <style:style style:name="P72" style:family="paragraph" style:parent-style-name="Standard">
      <style:paragraph-properties fo:margin-top="0.035cm" fo:margin-bottom="0.035cm" style:contextual-spacing="false" fo:line-height="100%" fo:text-align="end" style:justify-single-word="false"/>
      <style:text-properties fo:color="#2b3789" loext:opacity="100%" style:font-name="Calibri1" fo:font-size="9pt" fo:font-style="italic" officeooo:rsid="0033bc01" officeooo:paragraph-rsid="00bb5a4b" style:font-size-asian="9pt" style:font-style-asian="italic" style:font-name-complex="Courier New" style:font-size-complex="9pt" style:font-style-complex="italic"/>
    </style:style>
    <style:style style:name="P73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3bc8b9" style:font-size-asian="9pt" style:font-style-asian="italic" style:font-name-complex="Courier New" style:font-size-complex="9pt" style:font-style-complex="italic"/>
    </style:style>
    <style:style style:name="P74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89b5e" officeooo:paragraph-rsid="0098241b" style:font-size-asian="9pt" style:font-style-asian="italic" style:font-name-complex="Courier New" style:font-size-complex="9pt" style:font-style-complex="italic"/>
    </style:style>
    <style:style style:name="P75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1" fo:font-size="9pt" fo:font-style="italic" officeooo:rsid="001be741" officeooo:paragraph-rsid="0033bc01" style:font-size-asian="9pt" style:font-style-asian="italic" style:font-name-complex="Courier New" style:font-size-complex="9pt" style:font-style-complex="italic"/>
    </style:style>
    <style:style style:name="P76" style:family="paragraph" style:parent-style-name="Table_20_Contents">
      <style:paragraph-properties fo:margin-top="0.035cm" fo:margin-bottom="0.035cm" style:contextual-spacing="false" fo:line-height="100%" fo:text-align="start" style:justify-single-word="false"/>
      <style:text-properties fo:color="#2b3789" loext:opacity="100%" style:font-name="Calibri1" fo:font-size="9pt" fo:font-style="italic" officeooo:rsid="00b48dc8" officeooo:paragraph-rsid="00be2ec7" style:font-size-asian="9pt" style:font-style-asian="italic" style:font-name-complex="Courier New" style:font-size-complex="9pt" style:font-style-complex="italic"/>
    </style:style>
    <style:style style:name="P77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350115" officeooo:paragraph-rsid="003bc8b9" style:font-size-asian="9pt" style:font-style-asian="italic" style:font-name-complex="Courier New" style:font-size-complex="9pt" style:font-style-complex="italic"/>
    </style:style>
    <style:style style:name="P78" style:family="paragraph" style:parent-style-name="Standard">
      <style:paragraph-properties fo:margin-top="0.035cm" fo:margin-bottom="0.035cm" style:contextual-spacing="false" fo:text-align="end" style:justify-single-word="false"/>
      <style:text-properties fo:color="#2b3789" loext:opacity="100%" style:font-name="Calibri4" fo:font-size="9pt" fo:font-style="italic" officeooo:rsid="009cad2b" officeooo:paragraph-rsid="009cad2b" style:font-size-asian="9pt" style:font-style-asian="italic" style:font-name-complex="Courier New" style:font-size-complex="9pt" style:font-style-complex="italic"/>
    </style:style>
    <style:style style:name="P79" style:family="paragraph" style:parent-style-name="Table_20_Contents">
      <style:paragraph-properties fo:text-align="start" style:justify-single-word="false"/>
      <style:text-properties fo:font-size="9pt" officeooo:paragraph-rsid="003bc8b9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fo:font-size="9pt" officeooo:paragraph-rsid="0075248c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fo:font-size="9pt" officeooo:paragraph-rsid="0098241b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fo:font-size="9pt" officeooo:paragraph-rsid="009979de" style:font-size-asian="9pt" style:font-size-complex="9pt"/>
    </style:style>
    <style:style style:name="P83" style:family="paragraph" style:parent-style-name="Table_20_Contents">
      <style:paragraph-properties fo:margin-top="0.035cm" fo:margin-bottom="0.035cm" style:contextual-spacing="false" fo:text-align="start" style:justify-single-word="false"/>
      <style:text-properties fo:font-size="9pt" officeooo:paragraph-rsid="00a475eb" style:font-size-asian="9pt" style:font-size-complex="9pt"/>
    </style:style>
    <style:style style:name="P84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23ca8c" style:font-size-asian="9pt" style:font-size-complex="9pt"/>
    </style:style>
    <style:style style:name="P85" style:family="paragraph" style:parent-style-name="Table_20_Contents">
      <style:paragraph-properties fo:margin-top="0cm" fo:margin-bottom="0.051cm" style:contextual-spacing="false" fo:text-align="start" style:justify-single-word="false"/>
      <style:text-properties fo:font-size="9pt" officeooo:paragraph-rsid="001a3404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fo:font-size="9pt" officeooo:rsid="00189b5e" officeooo:paragraph-rsid="00189b5e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font-size="9pt" officeooo:rsid="00189b5e" officeooo:paragraph-rsid="0053cc72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fo:font-size="9pt" officeooo:rsid="00189b5e" officeooo:paragraph-rsid="0055daaa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fo:font-size="9pt" officeooo:rsid="00189b5e" officeooo:paragraph-rsid="00696b03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fo:font-size="9pt" officeooo:rsid="00189b5e" officeooo:paragraph-rsid="00956815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fo:font-size="9pt" officeooo:rsid="001be741" officeooo:paragraph-rsid="001be741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fo:font-size="9pt" officeooo:rsid="001e1812" officeooo:paragraph-rsid="003bc8b9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fo:font-size="9pt" officeooo:rsid="001e1812" officeooo:paragraph-rsid="0098241b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fo:font-size="9pt" officeooo:rsid="001e1812" officeooo:paragraph-rsid="009cad2b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fo:font-size="9pt" officeooo:rsid="0097aaf9" officeooo:paragraph-rsid="0097aaf9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fo:font-size="9pt" officeooo:rsid="009cad2b" officeooo:paragraph-rsid="009cad2b" style:font-size-asian="9pt" style:font-size-complex="9pt"/>
    </style:style>
    <style:style style:name="P98" style:family="paragraph" style:parent-style-name="Standard">
      <style:paragraph-properties fo:margin-top="0.035cm" fo:margin-bottom="0.035cm" style:contextual-spacing="false" fo:text-align="start" style:justify-single-word="false"/>
      <style:text-properties fo:font-size="9pt" officeooo:rsid="00b535c3" officeooo:paragraph-rsid="00b535c3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fo:font-size="9pt" fo:font-weight="bold" officeooo:rsid="00189b5e" officeooo:paragraph-rsid="00189b5e" style:font-size-asian="9pt" style:font-weight-asian="bold" style:font-size-complex="9pt" style:font-weight-complex="bold"/>
    </style:style>
    <style:style style:name="P100" style:family="paragraph" style:parent-style-name="Table_20_Contents">
      <style:text-properties fo:font-size="9pt" fo:language="fr" fo:country="FR" fo:font-style="normal" fo:font-weight="bold" officeooo:paragraph-rsid="0073b38f" style:font-size-asian="9pt" style:font-style-asian="normal" style:font-weight-asian="bold" style:font-size-complex="9pt" style:font-style-complex="normal"/>
    </style:style>
    <style:style style:name="P101" style:family="paragraph" style:parent-style-name="Table_20_Contents">
      <style:text-properties fo:font-size="9pt" fo:font-style="normal" officeooo:paragraph-rsid="0073b38f" style:font-size-asian="9pt" style:font-style-asian="normal" style:font-size-complex="9pt" style:font-style-complex="normal"/>
    </style:style>
    <style:style style:name="P102" style:family="paragraph" style:parent-style-name="Table_20_Contents">
      <style:text-properties fo:font-size="9pt" fo:font-style="normal" fo:font-weight="bold" officeooo:paragraph-rsid="0073b38f" style:font-size-asian="9pt" style:font-style-asian="normal" style:font-weight-asian="bold" style:font-size-complex="9pt" style:font-style-complex="normal" style:font-weight-complex="bold"/>
    </style:style>
    <style:style style:name="P103" style:family="paragraph" style:parent-style-name="Table_20_Contents">
      <style:text-properties fo:font-size="9pt" fo:font-style="normal" fo:font-weight="normal" officeooo:paragraph-rsid="0073b38f" style:font-size-asian="9pt" style:font-style-asian="normal" style:font-weight-asian="normal" style:font-size-complex="9pt" style:font-style-complex="normal" style:font-weight-complex="normal"/>
    </style:style>
    <style:style style:name="P104" style:family="paragraph" style:parent-style-name="Table_20_Contents">
      <style:text-properties style:font-name="Calibri4" fo:font-size="9pt" officeooo:rsid="003c7ead" officeooo:paragraph-rsid="003c7ead" style:font-size-asian="9pt" style:font-size-complex="9pt"/>
    </style:style>
    <style:style style:name="P105" style:family="paragraph" style:parent-style-name="Table_20_Contents">
      <style:text-properties style:font-name="Calibri4" fo:font-size="9pt" officeooo:rsid="003e6f1c" officeooo:paragraph-rsid="003e6f1c" style:font-size-asian="9pt" style:font-size-complex="9pt"/>
    </style:style>
    <style:style style:name="P106" style:family="paragraph" style:parent-style-name="Table_20_Contents">
      <style:text-properties style:font-name="Calibri4" fo:font-size="9pt" officeooo:rsid="0042c600" officeooo:paragraph-rsid="004b8f48" style:font-size-asian="9pt" style:font-size-complex="9pt"/>
    </style:style>
    <style:style style:name="P107" style:family="paragraph" style:parent-style-name="Table_20_Contents">
      <style:text-properties style:font-name="Calibri4" fo:font-size="9pt" officeooo:rsid="006ce77a" officeooo:paragraph-rsid="006ce77a" style:font-size-asian="9pt" style:font-size-complex="9pt"/>
    </style:style>
    <style:style style:name="P108" style:family="paragraph" style:parent-style-name="Table_20_Contents">
      <style:text-properties style:font-name="Calibri4" fo:font-size="9pt" officeooo:rsid="006c853f" officeooo:paragraph-rsid="006c853f" style:font-size-asian="9pt" style:font-size-complex="9pt"/>
    </style:style>
    <style:style style:name="P109" style:family="paragraph" style:parent-style-name="Table_20_Contents">
      <style:text-properties style:font-name="Calibri4" fo:font-size="9pt" officeooo:rsid="00973231" officeooo:paragraph-rsid="00973231" style:font-size-asian="9pt" style:font-size-complex="9pt"/>
    </style:style>
    <style:style style:name="P110" style:family="paragraph" style:parent-style-name="Table_20_Contents">
      <style:text-properties style:font-name="Calibri4" fo:font-size="9pt" officeooo:rsid="00973231" officeooo:paragraph-rsid="00af76b7" style:font-size-asian="9pt" style:font-size-complex="9pt"/>
    </style:style>
    <style:style style:name="P111" style:family="paragraph" style:parent-style-name="Table_20_Contents">
      <style:text-properties style:font-name="Calibri4" fo:font-size="9pt" officeooo:rsid="00af76b7" officeooo:paragraph-rsid="00af76b7" style:font-size-asian="9pt" style:font-size-complex="9pt"/>
    </style:style>
    <style:style style:name="P112" style:family="paragraph" style:parent-style-name="Table_20_Contents">
      <style:text-properties officeooo:rsid="0037f642" officeooo:paragraph-rsid="0037f642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officeooo:paragraph-rsid="00696b03"/>
    </style:style>
    <style:style style:name="P114" style:family="paragraph" style:parent-style-name="Standard">
      <style:paragraph-properties fo:margin-left="0cm" fo:margin-right="0cm" fo:margin-top="0cm" fo:margin-bottom="0.106cm" style:contextual-spacing="false" fo:text-align="start" style:justify-single-word="false" fo:text-indent="0cm" style:auto-text-indent="false"/>
      <style:text-properties officeooo:paragraph-rsid="00be2ec7"/>
    </style:style>
    <style:style style:name="P115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1" fo:font-size="8pt" fo:font-style="normal" officeooo:rsid="0033bc01" officeooo:paragraph-rsid="00a475eb" style:font-size-asian="8pt" style:font-style-asian="normal" style:font-name-complex="Courier New" style:font-size-complex="8pt" style:font-style-complex="normal"/>
    </style:style>
    <style:style style:name="P116" style:family="paragraph" style:parent-style-name="Preformatted_20_Text">
      <style:paragraph-properties fo:margin-top="0cm" fo:margin-bottom="0cm" style:contextual-spacing="false" fo:text-align="start" style:justify-single-word="false"/>
      <style:text-properties fo:color="#666666" loext:opacity="100%" style:font-name="Bahnschrift Light1" fo:font-size="8pt" fo:font-style="normal" officeooo:paragraph-rsid="00a475eb" style:font-size-asian="8pt" style:font-style-asian="normal" style:font-size-complex="8pt" style:font-style-complex="normal"/>
    </style:style>
    <style:style style:name="P117" style:family="paragraph" style:parent-style-name="Preformatted_20_Text">
      <style:paragraph-properties fo:margin-top="0cm" fo:margin-bottom="0.102cm" style:contextual-spacing="false" fo:text-align="start" style:justify-single-word="false"/>
      <style:text-properties fo:color="#666666" loext:opacity="100%" style:font-name="Bahnschrift Light" fo:font-size="8pt" officeooo:paragraph-rsid="00a54485" style:font-size-asian="8pt" style:font-size-complex="8pt"/>
    </style:style>
    <style:style style:name="P118" style:family="paragraph" style:parent-style-name="Standard">
      <style:text-properties officeooo:paragraph-rsid="006a5c87"/>
    </style:style>
    <style:style style:name="P119" style:family="paragraph" style:parent-style-name="Standard">
      <style:paragraph-properties fo:break-before="auto" fo:break-after="auto"/>
      <style:text-properties officeooo:rsid="00ace7fb" officeooo:paragraph-rsid="00ace7fb"/>
    </style:style>
    <style:style style:name="P120" style:family="paragraph" style:parent-style-name="Standard">
      <style:paragraph-properties fo:margin-top="0.035cm" fo:margin-bottom="0.071cm" style:contextual-spacing="false"/>
      <style:text-properties officeooo:paragraph-rsid="006ce77a"/>
    </style:style>
    <style:style style:name="P121" style:family="paragraph" style:parent-style-name="Preformatted_20_Text">
      <style:text-properties officeooo:paragraph-rsid="00bc12ef"/>
    </style:style>
    <style:style style:name="P122" style:family="paragraph" style:parent-style-name="Standard">
      <style:text-properties officeooo:paragraph-rsid="00bc12ef"/>
    </style:style>
    <style:style style:name="P123" style:family="paragraph" style:parent-style-name="Text_20_body">
      <style:text-properties officeooo:paragraph-rsid="00bc12ef"/>
    </style:style>
    <style:style style:name="P124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84953" style:font-size-asian="8pt" style:font-weight-asian="normal" style:font-size-complex="8pt" style:font-weight-complex="normal"/>
    </style:style>
    <style:style style:name="P125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c12ef" style:font-size-asian="8pt" style:font-weight-asian="normal" style:font-size-complex="8pt" style:font-weight-complex="normal"/>
    </style:style>
    <style:style style:name="P126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c2a85" style:font-size-asian="8pt" style:font-weight-asian="normal" style:font-size-complex="8pt" style:font-weight-complex="normal"/>
    </style:style>
    <style:style style:name="P127" style:family="paragraph" style:parent-style-name="Table_20_Contents">
      <style:paragraph-properties fo:margin-top="0cm" fo:margin-bottom="0.106cm" style:contextual-spacing="false" fo:text-align="start" style:justify-single-word="false"/>
      <style:text-properties style:font-name="Bahnschrift Light" fo:font-size="8pt" fo:font-weight="normal" officeooo:rsid="00189b5e" officeooo:paragraph-rsid="00be2ec7" style:font-size-asian="8pt" style:font-weight-asian="normal" style:font-size-complex="8pt" style:font-weight-complex="normal"/>
    </style:style>
    <style:style style:name="P128" style:family="paragraph" style:parent-style-name="Table_20_Contents">
      <style:text-properties fo:font-weight="bold" officeooo:paragraph-rsid="00bdbe2c" style:font-weight-asian="bold" style:font-weight-complex="bold"/>
    </style:style>
    <style:style style:name="P129" style:family="paragraph" style:parent-style-name="Table_20_Contents">
      <style:paragraph-properties>
        <style:tab-stops>
          <style:tab-stop style:position="5.503cm"/>
        </style:tab-stops>
      </style:paragraph-properties>
      <style:text-properties officeooo:paragraph-rsid="00bdbe2c"/>
    </style:style>
    <style:style style:name="P130" style:family="paragraph" style:parent-style-name="Table_20_Contents">
      <style:text-properties officeooo:rsid="0023ca8c" officeooo:paragraph-rsid="00bdbe2c"/>
    </style:style>
    <style:style style:name="P131" style:family="paragraph" style:parent-style-name="Table_20_Contents">
      <style:text-properties fo:font-weight="normal" officeooo:paragraph-rsid="00bdbe2c" style:font-weight-asian="normal" style:font-weight-complex="normal"/>
    </style:style>
    <style:style style:name="P132" style:family="paragraph" style:parent-style-name="Table_20_Contents">
      <style:text-properties officeooo:rsid="0020e979" officeooo:paragraph-rsid="00bdbe2c"/>
    </style:style>
    <style:style style:name="P133" style:family="paragraph" style:parent-style-name="Table_20_Contents">
      <style:text-properties officeooo:paragraph-rsid="00bdbe2c"/>
    </style:style>
    <style:style style:name="P134" style:family="paragraph" style:parent-style-name="Text_20_body">
      <style:paragraph-properties fo:margin-top="0cm" fo:margin-bottom="0.051cm" style:contextual-spacing="false"/>
      <style:text-properties officeooo:rsid="0079506e" officeooo:paragraph-rsid="00bc12ef"/>
    </style:style>
    <style:style style:name="P135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36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P137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P138" style:family="paragraph" style:parent-style-name="Heading_20_2">
      <style:paragraph-properties fo:margin-top="0.199cm" fo:margin-bottom="0.101cm" style:contextual-spacing="false"/>
      <style:text-properties style:font-name="Calibri1" officeooo:paragraph-rsid="003bc8b9"/>
    </style:style>
    <style:style style:name="P139" style:family="paragraph" style:parent-style-name="Heading_20_2">
      <style:paragraph-properties fo:margin-top="0.152cm" fo:margin-bottom="0.203cm" style:contextual-spacing="false"/>
      <style:text-properties style:font-name="Calibri1" officeooo:paragraph-rsid="003c7ead"/>
    </style:style>
    <style:style style:name="P140" style:family="paragraph" style:parent-style-name="Heading_20_2">
      <style:text-properties style:font-name="Calibri1" officeooo:rsid="00b9e6f4" officeooo:paragraph-rsid="00bc12ef"/>
    </style:style>
    <style:style style:name="P141" style:family="paragraph" style:parent-style-name="Heading_20_2">
      <style:paragraph-properties fo:margin-top="0.101cm" fo:margin-bottom="0.21cm" style:contextual-spacing="false"/>
      <style:text-properties style:font-name="Calibri1" officeooo:paragraph-rsid="00bc12ef"/>
    </style:style>
    <style:style style:name="P142" style:family="paragraph" style:parent-style-name="Heading_20_2">
      <style:text-properties style:font-name="Calibri1" officeooo:paragraph-rsid="00bdbe2c"/>
    </style:style>
    <style:style style:name="P143" style:family="paragraph" style:parent-style-name="Heading_20_2">
      <style:paragraph-properties fo:margin-top="0.199cm" fo:margin-bottom="0.101cm" style:contextual-spacing="false"/>
      <style:text-properties officeooo:paragraph-rsid="0063e06b"/>
    </style:style>
    <style:style style:name="P144" style:family="paragraph" style:parent-style-name="Heading_20_2">
      <style:paragraph-properties fo:margin-top="0.152cm" fo:margin-bottom="0.203cm" style:contextual-spacing="false"/>
      <style:text-properties officeooo:rsid="00474d45" officeooo:paragraph-rsid="00bc12ef"/>
    </style:style>
    <style:style style:name="P145" style:family="paragraph" style:parent-style-name="Heading_20_2">
      <style:paragraph-properties fo:margin-top="0.199cm" fo:margin-bottom="0.101cm" style:contextual-spacing="false"/>
    </style:style>
    <style:style style:name="P146" style:family="paragraph" style:parent-style-name="Heading_20_2">
      <style:paragraph-properties fo:margin-top="0.101cm" fo:margin-bottom="0.101cm" style:contextual-spacing="false"/>
      <style:text-properties fo:font-size="8pt" fo:font-weight="bold" officeooo:rsid="00474d45" officeooo:paragraph-rsid="00d0bfe0" style:font-size-asian="8pt" style:font-weight-asian="bold" style:font-size-complex="8pt" style:font-weight-complex="bold"/>
    </style:style>
    <style:style style:name="P147" style:family="paragraph" style:parent-style-name="Preformatted_20_Text">
      <style:paragraph-properties fo:margin-top="0.101cm" fo:margin-bottom="0.101cm" style:contextual-spacing="false" fo:text-align="end" style:justify-single-word="false"/>
      <style:text-properties style:font-name="Calibri1" fo:font-size="9pt" officeooo:paragraph-rsid="00cc2340" style:font-size-asian="9pt" style:font-name-complex="Courier New" style:font-size-complex="9pt"/>
    </style:style>
    <style:style style:name="P148" style:family="paragraph" style:parent-style-name="Preformatted_20_Text">
      <style:paragraph-properties fo:margin-top="0cm" fo:margin-bottom="0cm" style:contextual-spacing="false"/>
      <style:text-properties style:font-name="Calibri1" fo:font-size="8pt" officeooo:paragraph-rsid="00cc2340" style:font-size-asian="8pt" style:font-name-complex="Courier New" style:font-size-complex="8pt"/>
    </style:style>
    <style:style style:name="P149" style:family="paragraph" style:parent-style-name="Table_20_Contents">
      <style:text-properties style:font-name="Calibri4" fo:font-size="9pt" officeooo:rsid="006c853f" officeooo:paragraph-rsid="00cd7284" style:font-size-asian="9pt" style:font-size-complex="9pt"/>
    </style:style>
    <style:style style:name="T1" style:family="text">
      <style:text-properties officeooo:rsid="00c4e56f"/>
    </style:style>
    <style:style style:name="T2" style:family="text">
      <style:text-properties style:font-name="Calibri3" fo:font-style="normal" officeooo:rsid="0037f642" style:font-name-asian="Microsoft YaHei" style:font-name-complex="Lucida Sans1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16abef"/>
    </style:style>
    <style:style style:name="T5" style:family="text">
      <style:text-properties fo:color="#000000" loext:opacity="100%" style:font-name="Calibri"/>
    </style:style>
    <style:style style:name="T6" style:family="text">
      <style:text-properties fo:color="#000000" loext:opacity="100%" style:font-name="Calibri1" fo:font-size="9pt" officeooo:rsid="00696b03" style:font-size-asian="9pt" style:font-size-complex="9pt"/>
    </style:style>
    <style:style style:name="T7" style:family="text">
      <style:text-properties fo:color="#000000" loext:opacity="100%" style:font-name="Calibri1" fo:font-size="8pt" officeooo:rsid="00696b03" style:font-size-asian="8pt" style:font-size-complex="8pt"/>
    </style:style>
    <style:style style:name="T8" style:family="text">
      <style:text-properties fo:color="#000000" loext:opacity="100%" style:font-name="Calibri1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9" style:family="text">
      <style:text-properties fo:color="#000000" loext:opacity="100%" style:font-name="Calibri1" fo:font-style="normal" officeooo:rsid="0033bc01" style:font-style-asian="normal" style:font-name-complex="Courier New" style:font-style-complex="normal"/>
    </style:style>
    <style:style style:name="T10" style:family="text">
      <style:text-properties fo:color="#000000" loext:opacity="100%" style:font-name="Calibri1" fo:font-style="normal" officeooo:rsid="001a3404" style:font-style-asian="normal" style:font-name-complex="Courier New" style:font-style-complex="normal"/>
    </style:style>
    <style:style style:name="T11" style:family="text">
      <style:text-properties fo:color="#000000" loext:opacity="100%" style:font-name="Calibri1" fo:font-style="normal" officeooo:rsid="0023ca8c" style:font-style-asian="normal" style:font-name-complex="Courier New" style:font-style-complex="normal"/>
    </style:style>
    <style:style style:name="T12" style:family="text">
      <style:text-properties fo:color="#000000" loext:opacity="100%" style:font-name="Calibri1" fo:font-style="normal" officeooo:rsid="00a73910" style:font-style-asian="normal" style:font-name-complex="Courier New" style:font-style-complex="normal"/>
    </style:style>
    <style:style style:name="T13" style:family="text">
      <style:text-properties fo:color="#000000" loext:opacity="100%" fo:font-weight="bold" style:font-weight-asian="bold" style:font-weight-complex="bold"/>
    </style:style>
    <style:style style:name="T14" style:family="text">
      <style:text-properties fo:color="#000000" loext:opacity="100%" fo:font-weight="bold" officeooo:rsid="0031daba" style:font-name-asian="NSimSun" style:font-weight-asian="bold" style:font-name-complex="Liberation Mono" style:font-weight-complex="bold"/>
    </style:style>
    <style:style style:name="T15" style:family="text">
      <style:text-properties fo:color="#000000" loext:opacity="100%" style:font-name="Calibri4" fo:font-style="normal" officeooo:rsid="001d3346" style:font-style-asian="normal" style:font-name-complex="Courier New" style:font-style-complex="normal"/>
    </style:style>
    <style:style style:name="T16" style:family="text">
      <style:text-properties fo:color="#000000" loext:opacity="100%" style:font-name="Calibri4" fo:font-style="normal" officeooo:rsid="00261907" style:font-style-asian="normal" style:font-name-complex="Courier New" style:font-style-complex="normal"/>
    </style:style>
    <style:style style:name="T17" style:family="text">
      <style:text-properties fo:color="#000000" loext:opacity="100%" fo:font-size="9pt" fo:font-style="italic" fo:font-weight="normal" officeooo:rsid="006d43f8" style:font-name-asian="NSimSun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8" style:family="text">
      <style:text-properties fo:color="#000000" loext:opacity="100%" fo:font-size="9pt" fo:font-style="italic" fo:font-weight="normal" officeooo:rsid="00c09b9b" style:font-name-asian="NSimSun" style:font-size-asian="9pt" style:font-style-asian="italic" style:font-weight-asian="normal" style:font-name-complex="Liberation Mono" style:font-size-complex="9pt" style:font-style-complex="italic" style:font-weight-complex="normal"/>
    </style:style>
    <style:style style:name="T19" style:family="text">
      <style:text-properties fo:color="#000000" loext:opacity="100%" fo:font-size="9pt" fo:font-weight="normal" officeooo:rsid="006d43f8" style:font-name-asian="NSimSun" style:font-size-asian="9pt" style:font-weight-asian="normal" style:font-name-complex="Liberation Mono" style:font-size-complex="9pt" style:font-weight-complex="normal"/>
    </style:style>
    <style:style style:name="T20" style:family="text">
      <style:text-properties fo:color="#000000" loext:opacity="100%" fo:font-size="9pt" fo:font-weight="normal" officeooo:rsid="003a6be9" style:font-size-asian="9pt" style:font-weight-asian="normal" style:font-size-complex="9pt" style:font-weight-complex="normal"/>
    </style:style>
    <style:style style:name="T21" style:family="text">
      <style:text-properties fo:color="#000000" loext:opacity="100%" style:font-name="Bahnschrift Light" fo:font-size="8pt" fo:font-weight="normal" officeooo:rsid="00189b5e" style:font-size-asian="8pt" style:font-weight-asian="normal" style:font-size-complex="8pt" style:font-weight-complex="normal"/>
    </style:style>
    <style:style style:name="T22" style:family="text">
      <style:text-properties fo:color="#000000" loext:opacity="100%" style:font-name="Bahnschrift Light" fo:font-size="8pt" fo:font-weight="normal" officeooo:rsid="00be2ec7" style:font-size-asian="8pt" style:font-weight-asian="normal" style:font-size-complex="8pt" style:font-weight-complex="normal"/>
    </style:style>
    <style:style style:name="T23" style:family="text">
      <style:text-properties fo:color="#000000" loext:opacity="100%" style:font-name="Bahnschrift Light" fo:font-size="8pt" style:font-size-asian="8pt" style:font-size-complex="8pt"/>
    </style:style>
    <style:style style:name="T24" style:family="text">
      <style:text-properties style:use-window-font-color="true" loext:opacity="0%" officeooo:rsid="00c5e59b"/>
    </style:style>
    <style:style style:name="T25" style:family="text">
      <style:text-properties style:use-window-font-color="true" loext:opacity="0%" officeooo:rsid="0016abef"/>
    </style:style>
    <style:style style:name="T26" style:family="text">
      <style:text-properties style:use-window-font-color="true" loext:opacity="0%" style:font-name="Bahnschrift Light1" fo:font-size="8pt" style:font-size-asian="8pt" style:font-size-complex="8pt"/>
    </style:style>
    <style:style style:name="T27" style:family="text">
      <style:text-properties officeooo:rsid="00187db9"/>
    </style:style>
    <style:style style:name="T28" style:family="text">
      <style:text-properties officeooo:rsid="00c92498"/>
    </style:style>
    <style:style style:name="T29" style:family="text">
      <style:text-properties style:font-name-complex="Courier New"/>
    </style:style>
    <style:style style:name="T30" style:family="text">
      <style:text-properties officeooo:rsid="00189b5e" style:font-name-complex="Courier New"/>
    </style:style>
    <style:style style:name="T31" style:family="text">
      <style:text-properties officeooo:rsid="001be741" style:font-name-complex="Courier New"/>
    </style:style>
    <style:style style:name="T32" style:family="text">
      <style:text-properties officeooo:rsid="001d3346" style:font-name-complex="Courier New"/>
    </style:style>
    <style:style style:name="T33" style:family="text">
      <style:text-properties officeooo:rsid="001ee4fa" style:font-name-complex="Courier New"/>
    </style:style>
    <style:style style:name="T34" style:family="text">
      <style:text-properties officeooo:rsid="002158b6" style:font-name-complex="Courier New"/>
    </style:style>
    <style:style style:name="T35" style:family="text">
      <style:text-properties officeooo:rsid="00b71f72" style:font-name-complex="Courier New"/>
    </style:style>
    <style:style style:name="T36" style:family="text">
      <style:text-properties officeooo:rsid="00bb5a4b" style:font-name-complex="Courier New"/>
    </style:style>
    <style:style style:name="T37" style:family="text">
      <style:text-properties fo:color="#808080" loext:opacity="100%"/>
    </style:style>
    <style:style style:name="T38" style:family="text">
      <style:text-properties fo:color="#808080" loext:opacity="100%" style:font-name="Calibri1"/>
    </style:style>
    <style:style style:name="T39" style:family="text">
      <style:text-properties fo:color="#808080" loext:opacity="100%" style:font-name="Calibri1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0" style:family="text">
      <style:text-properties fo:color="#808080" loext:opacity="100%" officeooo:rsid="00357f45"/>
    </style:style>
    <style:style style:name="T41" style:family="text">
      <style:text-properties fo:color="#808080" loext:opacity="100%" style:font-name="Bahnschrift Light1"/>
    </style:style>
    <style:style style:name="T42" style:family="text">
      <style:text-properties fo:color="#808080" loext:opacity="100%" style:font-name="Bahnschrift Light1" fo:font-size="8pt" style:font-size-asian="8pt" style:font-size-complex="8pt"/>
    </style:style>
    <style:style style:name="T43" style:family="text">
      <style:text-properties fo:color="#808080" loext:opacity="100%" style:font-name="Bahnschrift Light1" fo:font-size="8pt" officeooo:rsid="00948e85" style:font-size-asian="8pt" style:font-size-complex="8pt"/>
    </style:style>
    <style:style style:name="T44" style:family="text">
      <style:text-properties fo:color="#808080" loext:opacity="100%" style:font-name="Bahnschrift Light1" officeooo:rsid="0079506e"/>
    </style:style>
    <style:style style:name="T45" style:family="text">
      <style:text-properties fo:color="#808080" loext:opacity="100%" style:font-name="Bahnschrift Light1" officeooo:rsid="007efcd1"/>
    </style:style>
    <style:style style:name="T46" style:family="text">
      <style:text-properties fo:color="#808080" loext:opacity="100%" officeooo:rsid="00606480"/>
    </style:style>
    <style:style style:name="T47" style:family="text">
      <style:text-properties fo:color="#808080" loext:opacity="100%" style:font-name="Calibri"/>
    </style:style>
    <style:style style:name="T48" style:family="text">
      <style:text-properties fo:color="#808080" loext:opacity="100%" officeooo:rsid="006706eb"/>
    </style:style>
    <style:style style:name="T49" style:family="text">
      <style:text-properties fo:color="#808080" loext:opacity="100%" officeooo:rsid="00a54485"/>
    </style:style>
    <style:style style:name="T50" style:family="text">
      <style:text-properties fo:color="#808080" loext:opacity="100%" fo:font-style="italic" style:font-style-asian="italic" style:font-style-complex="italic"/>
    </style:style>
    <style:style style:name="T51" style:family="text">
      <style:text-properties fo:color="#808080" loext:opacity="100%" style:font-name="Bahnschrift Light"/>
    </style:style>
    <style:style style:name="T52" style:family="text">
      <style:text-properties fo:color="#808080" loext:opacity="100%" fo:font-size="7pt"/>
    </style:style>
    <style:style style:name="T53" style:family="text">
      <style:text-properties officeooo:rsid="00189b5e"/>
    </style:style>
    <style:style style:name="T54" style:family="text">
      <style:text-properties officeooo:rsid="001a3404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officeooo:rsid="001a3404" style:font-weight-asian="bold" style:font-weight-complex="bold"/>
    </style:style>
    <style:style style:name="T57" style:family="text">
      <style:text-properties fo:font-weight="bold" officeooo:rsid="00336512" style:font-weight-asian="bold" style:font-weight-complex="bold"/>
    </style:style>
    <style:style style:name="T58" style:family="text">
      <style:text-properties fo:font-weight="bold" officeooo:rsid="0023ca8c" style:font-weight-asian="bold" style:font-weight-complex="bold"/>
    </style:style>
    <style:style style:name="T59" style:family="text">
      <style:text-properties fo:font-weight="bold" officeooo:rsid="00a54485" style:font-weight-asian="bold" style:font-weight-complex="bold"/>
    </style:style>
    <style:style style:name="T60" style:family="text">
      <style:text-properties fo:font-weight="bold" officeooo:rsid="003a6be9" style:font-weight-asian="bold" style:font-weight-complex="bold"/>
    </style:style>
    <style:style style:name="T61" style:family="text">
      <style:text-properties fo:font-weight="bold" officeooo:rsid="0031daba" style:font-name-asian="NSimSun" style:font-weight-asian="bold" style:font-name-complex="Liberation Mono" style:font-weight-complex="bold"/>
    </style:style>
    <style:style style:name="T62" style:family="text">
      <style:text-properties fo:font-weight="bold" officeooo:rsid="00b2ad5e" style:font-name-asian="NSimSun" style:font-weight-asian="bold" style:font-name-complex="Liberation Mono" style:font-weight-complex="bold"/>
    </style:style>
    <style:style style:name="T63" style:family="text">
      <style:text-properties style:font-name="Calibri4"/>
    </style:style>
    <style:style style:name="T64" style:family="text">
      <style:text-properties style:font-name="Calibri4" officeooo:rsid="001be741"/>
    </style:style>
    <style:style style:name="T65" style:family="text">
      <style:text-properties style:font-name="Calibri4" officeooo:rsid="001e1812"/>
    </style:style>
    <style:style style:name="T66" style:family="text">
      <style:text-properties style:font-name="Calibri4" officeooo:rsid="002158b6"/>
    </style:style>
    <style:style style:name="T67" style:family="text">
      <style:text-properties style:font-name="Calibri4" officeooo:rsid="0023125b"/>
    </style:style>
    <style:style style:name="T68" style:family="text">
      <style:text-properties style:font-name="Calibri4" fo:font-style="italic" officeooo:rsid="0023125b" style:font-style-asian="italic" style:font-style-complex="italic"/>
    </style:style>
    <style:style style:name="T69" style:family="text">
      <style:text-properties style:font-name="Calibri4" fo:font-style="italic" officeooo:rsid="001be741" style:font-style-asian="italic" style:font-style-complex="italic"/>
    </style:style>
    <style:style style:name="T70" style:family="text">
      <style:text-properties style:font-name="Calibri4" fo:font-style="italic" officeooo:rsid="001d3346" style:font-style-asian="italic" style:font-style-complex="italic"/>
    </style:style>
    <style:style style:name="T71" style:family="text">
      <style:text-properties style:font-name="Calibri4" fo:font-style="italic" officeooo:rsid="0098241b" style:font-style-asian="italic" style:font-style-complex="italic"/>
    </style:style>
    <style:style style:name="T72" style:family="text">
      <style:text-properties style:font-name="Calibri4" fo:font-style="italic" officeooo:rsid="009979de" style:font-style-asian="italic" style:font-style-complex="italic"/>
    </style:style>
    <style:style style:name="T73" style:family="text">
      <style:text-properties style:font-name="Calibri4" officeooo:rsid="0025e125"/>
    </style:style>
    <style:style style:name="T74" style:family="text">
      <style:text-properties style:font-name="Calibri4" officeooo:rsid="003e6f1c"/>
    </style:style>
    <style:style style:name="T75" style:family="text">
      <style:text-properties style:font-name="Calibri4" officeooo:rsid="008b4e6e"/>
    </style:style>
    <style:style style:name="T76" style:family="text">
      <style:text-properties style:font-name="Calibri4" officeooo:rsid="0098241b"/>
    </style:style>
    <style:style style:name="T77" style:family="text">
      <style:text-properties style:font-name="Calibri4" officeooo:rsid="009979de"/>
    </style:style>
    <style:style style:name="T78" style:family="text">
      <style:text-properties style:font-name="Calibri4" officeooo:rsid="009cad2b"/>
    </style:style>
    <style:style style:name="T79" style:family="text">
      <style:text-properties style:font-name="Calibri4" officeooo:rsid="00b2dc4f"/>
    </style:style>
    <style:style style:name="T80" style:family="text">
      <style:text-properties style:font-name="Calibri4" officeooo:rsid="00c63ea8"/>
    </style:style>
    <style:style style:name="T81" style:family="text">
      <style:text-properties officeooo:rsid="001be741"/>
    </style:style>
    <style:style style:name="T82" style:family="text">
      <style:text-properties style:font-name="Calibri1"/>
    </style:style>
    <style:style style:name="T83" style:family="text">
      <style:text-properties style:font-name="Calibri1" fo:font-size="9pt" fo:font-style="normal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84" style:family="text">
      <style:text-properties style:font-name="Calibri1" fo:font-size="9pt" fo:font-style="normal" fo:font-weight="normal" officeooo:rsid="00357f45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85" style:family="text">
      <style:text-properties style:font-name="Calibri1" style:font-name-complex="Courier New"/>
    </style:style>
    <style:style style:name="T86" style:family="text">
      <style:text-properties style:font-name="Calibri1" fo:font-style="normal" officeooo:rsid="0023ca8c" style:font-style-asian="normal" style:font-name-complex="Courier New" style:font-style-complex="normal"/>
    </style:style>
    <style:style style:name="T87" style:family="text">
      <style:text-properties style:font-name="Calibri1" fo:font-size="8pt" fo:font-style="normal" officeooo:rsid="0023ca8c" style:font-size-asian="8pt" style:font-style-asian="normal" style:font-name-complex="Courier New" style:font-size-complex="8pt" style:font-style-complex="normal"/>
    </style:style>
    <style:style style:name="T88" style:family="text">
      <style:text-properties officeooo:rsid="001d3346"/>
    </style:style>
    <style:style style:name="T89" style:family="text">
      <style:text-properties officeooo:rsid="001e1812"/>
    </style:style>
    <style:style style:name="T90" style:family="text">
      <style:text-properties officeooo:rsid="001ee4fa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001ee4fa" style:font-style-asian="italic" style:font-style-complex="italic"/>
    </style:style>
    <style:style style:name="T93" style:family="text">
      <style:text-properties fo:font-style="italic" officeooo:rsid="00261907" style:font-style-asian="italic" style:font-style-complex="italic"/>
    </style:style>
    <style:style style:name="T94" style:family="text">
      <style:text-properties fo:font-style="italic" officeooo:rsid="001a3404" style:font-style-asian="italic" style:font-style-complex="italic"/>
    </style:style>
    <style:style style:name="T95" style:family="text">
      <style:text-properties fo:font-style="italic" officeooo:rsid="00a9c3f2" style:font-style-asian="italic" style:font-style-complex="italic"/>
    </style:style>
    <style:style style:name="T96" style:family="text">
      <style:text-properties fo:font-style="italic" officeooo:rsid="00b48dc8" style:font-style-asian="italic" style:font-style-complex="italic"/>
    </style:style>
    <style:style style:name="T97" style:family="text">
      <style:text-properties fo:font-style="italic" officeooo:rsid="00b71f72" style:font-style-asian="italic" style:font-style-complex="italic"/>
    </style:style>
    <style:style style:name="T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9" style:family="text">
      <style:text-properties fo:font-style="italic" fo:font-weight="normal" officeooo:rsid="009153e1" style:font-style-asian="italic" style:font-weight-asian="normal" style:font-style-complex="italic" style:font-weight-complex="normal"/>
    </style:style>
    <style:style style:name="T100" style:family="text">
      <style:text-properties fo:font-style="italic" fo:font-weight="normal" officeooo:rsid="0067353f" style:font-style-asian="italic" style:font-weight-asian="normal" style:font-style-complex="italic" style:font-weight-complex="normal"/>
    </style:style>
    <style:style style:name="T101" style:family="text">
      <style:text-properties officeooo:rsid="0020bdac"/>
    </style:style>
    <style:style style:name="T102" style:family="text">
      <style:text-properties officeooo:rsid="0020e979"/>
    </style:style>
    <style:style style:name="T103" style:family="text">
      <style:text-properties fo:font-weight="normal" officeooo:rsid="00336512" style:font-weight-asian="normal" style:font-weight-complex="normal"/>
    </style:style>
    <style:style style:name="T104" style:family="text">
      <style:text-properties fo:font-weight="normal" officeooo:rsid="002c0a74" style:font-weight-asian="normal" style:font-weight-complex="normal"/>
    </style:style>
    <style:style style:name="T105" style:family="text">
      <style:text-properties fo:font-weight="normal" officeooo:rsid="009153e1" style:font-weight-asian="normal" style:font-weight-complex="normal"/>
    </style:style>
    <style:style style:name="T106" style:family="text">
      <style:text-properties fo:font-weight="normal" officeooo:rsid="0023ca8c" style:font-weight-asian="normal" style:font-weight-complex="normal"/>
    </style:style>
    <style:style style:name="T107" style:family="text">
      <style:text-properties fo:font-weight="normal" officeooo:rsid="00a1402f" style:font-weight-asian="normal" style:font-weight-complex="normal"/>
    </style:style>
    <style:style style:name="T108" style:family="text">
      <style:text-properties fo:font-weight="normal" officeooo:rsid="00a475eb" style:font-weight-asian="normal" style:font-weight-complex="normal"/>
    </style:style>
    <style:style style:name="T109" style:family="text">
      <style:text-properties fo:font-weight="normal" officeooo:rsid="0067353f" style:font-weight-asian="normal" style:font-weight-complex="normal"/>
    </style:style>
    <style:style style:name="T110" style:family="text">
      <style:text-properties fo:font-weight="normal" officeooo:rsid="003a6be9" style:font-weight-asian="normal" style:font-weight-complex="normal"/>
    </style:style>
    <style:style style:name="T111" style:family="text">
      <style:text-properties fo:font-weight="normal" officeooo:rsid="00a475eb" style:font-name-asian="NSimSun" style:font-weight-asian="normal" style:font-weight-complex="normal"/>
    </style:style>
    <style:style style:name="T112" style:family="text">
      <style:text-properties officeooo:rsid="00223f03"/>
    </style:style>
    <style:style style:name="T113" style:family="text">
      <style:text-properties style:font-name="Bahnschrift Light1"/>
    </style:style>
    <style:style style:name="T114" style:family="text">
      <style:text-properties style:font-name="Bahnschrift Light1" fo:font-size="8pt" style:font-size-asian="8pt" style:font-size-complex="8pt"/>
    </style:style>
    <style:style style:name="T115" style:family="text">
      <style:text-properties style:font-name="Bahnschrift Light1" fo:font-size="8pt" officeooo:rsid="00948e85" style:font-size-asian="8pt" style:font-size-complex="8pt"/>
    </style:style>
    <style:style style:name="T116" style:family="text">
      <style:text-properties officeooo:rsid="002a0ac9"/>
    </style:style>
    <style:style style:name="T117" style:family="text">
      <style:text-properties officeooo:rsid="0031daba"/>
    </style:style>
    <style:style style:name="T118" style:family="text">
      <style:text-properties officeooo:rsid="00350115"/>
    </style:style>
    <style:style style:name="T119" style:family="text">
      <style:text-properties officeooo:rsid="00357f45"/>
    </style:style>
    <style:style style:name="T120" style:family="text">
      <style:text-properties fo:font-size="10.5pt" fo:font-weight="bold" officeooo:rsid="00357f45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21" style:family="text">
      <style:text-properties officeooo:rsid="003a6be9"/>
    </style:style>
    <style:style style:name="T122" style:family="text">
      <style:text-properties officeooo:rsid="003c7ead"/>
    </style:style>
    <style:style style:name="T123" style:family="text">
      <style:text-properties style:font-name-asian="Microsoft YaHei" style:font-name-complex="Lucida Sans1"/>
    </style:style>
    <style:style style:name="T124" style:family="text">
      <style:text-properties officeooo:rsid="00b71f72" style:font-name-asian="Microsoft YaHei" style:font-name-complex="Lucida Sans1"/>
    </style:style>
    <style:style style:name="T125" style:family="text">
      <style:text-properties officeooo:rsid="003e6f1c" style:font-name-asian="Microsoft YaHei" style:font-name-complex="Lucida Sans1"/>
    </style:style>
    <style:style style:name="T126" style:family="text">
      <style:text-properties officeooo:rsid="00b7a9a1" style:font-name-asian="Microsoft YaHei" style:font-name-complex="Lucida Sans1"/>
    </style:style>
    <style:style style:name="T127" style:family="text">
      <style:text-properties officeooo:rsid="0042c600"/>
    </style:style>
    <style:style style:name="T128" style:family="text">
      <style:text-properties fo:color="#2b3789" loext:opacity="100%" style:font-name="Bahnschrift Light1"/>
    </style:style>
    <style:style style:name="T129" style:family="text">
      <style:text-properties fo:color="#2b3789" loext:opacity="100%" style:font-name="Bahnschrift Light1" fo:font-size="8pt" fo:font-weight="normal" style:font-size-asian="8pt" style:font-weight-asian="normal" style:font-size-complex="8pt" style:font-weight-complex="normal"/>
    </style:style>
    <style:style style:name="T130" style:family="text">
      <style:text-properties fo:color="#2b3789" loext:opacity="100%" style:font-name="Bahnschrift Light1" fo:font-size="8pt" style:font-size-asian="8pt" style:font-size-complex="8pt"/>
    </style:style>
    <style:style style:name="T131" style:family="text">
      <style:text-properties fo:color="#2b3789" loext:opacity="100%" fo:font-size="9pt" fo:font-weight="normal" officeooo:rsid="003a6be9" style:font-size-asian="9pt" style:font-weight-asian="normal" style:font-size-complex="9pt" style:font-weight-complex="normal"/>
    </style:style>
    <style:style style:name="T132" style:family="text">
      <style:text-properties fo:color="#2b3789" loext:opacity="100%" fo:font-style="italic" officeooo:rsid="001ee4fa" style:font-style-asian="italic" style:font-name-complex="Courier New" style:font-style-complex="italic"/>
    </style:style>
    <style:style style:name="T133" style:family="text">
      <style:text-properties fo:color="#2b3789" loext:opacity="100%" fo:font-style="italic" officeooo:rsid="0033bc01" style:font-style-asian="italic" style:font-name-complex="Courier New" style:font-style-complex="italic"/>
    </style:style>
    <style:style style:name="T134" style:family="text">
      <style:text-properties officeooo:rsid="004b8f48"/>
    </style:style>
    <style:style style:name="T135" style:family="text">
      <style:text-properties fo:color="#9370db" loext:opacity="100%" style:font-name="Bahnschrift Light1"/>
    </style:style>
    <style:style style:name="T136" style:family="text">
      <style:text-properties fo:color="#9370db" loext:opacity="100%" style:font-name="Bahnschrift Light1" fo:font-size="8pt" style:font-size-asian="8pt" style:font-size-complex="8pt"/>
    </style:style>
    <style:style style:name="T137" style:family="text">
      <style:text-properties fo:color="#9370db" loext:opacity="100%" style:font-name="Bahnschrift Light1" fo:font-size="8pt" officeooo:rsid="00bc12ef" style:font-size-asian="8pt" style:font-size-complex="8pt"/>
    </style:style>
    <style:style style:name="T138" style:family="text">
      <style:text-properties fo:color="#9370db" loext:opacity="100%" style:font-name="Bahnschrift Light1" officeooo:rsid="00bc12ef"/>
    </style:style>
    <style:style style:name="T139" style:family="text">
      <style:text-properties officeooo:rsid="0052f637"/>
    </style:style>
    <style:style style:name="T140" style:family="text">
      <style:text-properties officeooo:rsid="0053cc72"/>
    </style:style>
    <style:style style:name="T141" style:family="text">
      <style:text-properties style:font-name="Calibri2" fo:font-size="10.5pt" fo:font-weight="bold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2" style:family="text">
      <style:text-properties style:font-name="Calibri2" fo:font-size="10.5pt" fo:font-weight="bold" officeooo:rsid="0063e06b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3" style:family="text">
      <style:text-properties style:font-name="Calibri2" fo:font-size="10.5pt" fo:font-weight="bold" officeooo:rsid="0077c2e9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4" style:family="text">
      <style:text-properties style:font-name="Calibri2" fo:font-size="10.5pt" fo:font-weight="bold" officeooo:rsid="00786434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5" style:family="text">
      <style:text-properties style:font-name="Calibri2" fo:font-size="10.5pt" fo:font-weight="bold" officeooo:rsid="0079506e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6" style:family="text">
      <style:text-properties style:font-name="Calibri2" fo:font-size="10.5pt" fo:font-weight="bold" officeooo:rsid="0081c5e3" style:font-name-asian="Microsoft YaHei" style:font-size-asian="16.1000003814697pt" style:font-weight-asian="bold" style:font-name-complex="Lucida Sans1" style:font-size-complex="16.1000003814697pt" style:font-weight-complex="bold"/>
    </style:style>
    <style:style style:name="T147" style:family="text">
      <style:text-properties fo:color="#c9211e" loext:opacity="100%"/>
    </style:style>
    <style:style style:name="T148" style:family="text">
      <style:text-properties fo:color="#c9211e" loext:opacity="100%" style:font-name="Bahnschrift Light" fo:font-style="normal" officeooo:rsid="00284da2" style:font-style-asian="normal" style:font-name-complex="Courier New" style:font-style-complex="normal"/>
    </style:style>
    <style:style style:name="T149" style:family="text">
      <style:text-properties fo:color="#c9211e" loext:opacity="100%" officeooo:rsid="00c09b9b"/>
    </style:style>
    <style:style style:name="T150" style:family="text">
      <style:text-properties fo:color="#c9211e" loext:opacity="100%" officeooo:rsid="00a54485"/>
    </style:style>
    <style:style style:name="T151" style:family="text">
      <style:text-properties fo:color="#c9211e" loext:opacity="100%" officeooo:rsid="00c21339"/>
    </style:style>
    <style:style style:name="T152" style:family="text">
      <style:text-properties fo:color="#c9211e" loext:opacity="100%" officeooo:rsid="00c29ff3"/>
    </style:style>
    <style:style style:name="T153" style:family="text">
      <style:text-properties fo:color="#c9211e" loext:opacity="100%" officeooo:rsid="00c38d00"/>
    </style:style>
    <style:style style:name="T154" style:family="text">
      <style:text-properties fo:color="#c9211e" loext:opacity="100%" officeooo:rsid="00c4507f"/>
    </style:style>
    <style:style style:name="T155" style:family="text">
      <style:text-properties fo:color="#8b4513" loext:opacity="100%" style:font-name="Bahnschrift Light" fo:font-size="8pt" fo:font-style="normal" style:font-size-asian="8pt" style:font-style-asian="normal" style:font-name-complex="Courier New" style:font-size-complex="8pt" style:font-style-complex="normal"/>
    </style:style>
    <style:style style:name="T156" style:family="text">
      <style:text-properties fo:color="#8b4513" loext:opacity="100%" style:font-name="Bahnschrift Light" fo:font-size="8pt" fo:font-style="normal" officeooo:rsid="003a6be9" style:font-size-asian="8pt" style:font-style-asian="normal" style:font-name-complex="Courier New" style:font-size-complex="8pt" style:font-style-complex="normal"/>
    </style:style>
    <style:style style:name="T157" style:family="text">
      <style:text-properties fo:color="#8b4513" loext:opacity="100%" style:font-name="Bahnschrift Light" fo:font-size="8pt" fo:font-style="normal" officeooo:rsid="0053cc72" style:font-size-asian="8pt" style:font-style-asian="normal" style:font-name-complex="Courier New" style:font-size-complex="8pt" style:font-style-complex="normal"/>
    </style:style>
    <style:style style:name="T158" style:family="text">
      <style:text-properties fo:color="#8b4513" loext:opacity="100%" style:font-name="Bahnschrift Light" fo:font-size="8pt" style:font-size-asian="8pt" style:font-size-complex="8pt"/>
    </style:style>
    <style:style style:name="T159" style:family="text">
      <style:text-properties fo:color="#8b4513" loext:opacity="100%" style:font-name="Bahnschrift Light1" fo:font-size="8pt" officeooo:rsid="00284da2" style:font-size-asian="8pt" style:font-size-complex="8pt"/>
    </style:style>
    <style:style style:name="T160" style:family="text">
      <style:text-properties fo:color="#8b4513" loext:opacity="100%" style:font-name="Bahnschrift Light1" fo:font-size="8pt" officeooo:rsid="00696b03" style:font-size-asian="8pt" style:font-size-complex="8pt"/>
    </style:style>
    <style:style style:name="T161" style:family="text">
      <style:text-properties officeooo:rsid="005fe659"/>
    </style:style>
    <style:style style:name="T162" style:family="text">
      <style:text-properties officeooo:rsid="00606480"/>
    </style:style>
    <style:style style:name="T163" style:family="text">
      <style:text-properties officeooo:rsid="0060860a"/>
    </style:style>
    <style:style style:name="T164" style:family="text">
      <style:text-properties style:font-name="Calibri"/>
    </style:style>
    <style:style style:name="T165" style:family="text">
      <style:text-properties officeooo:rsid="006706eb"/>
    </style:style>
    <style:style style:name="T166" style:family="text">
      <style:text-properties fo:font-size="9pt" officeooo:rsid="00696b03" style:font-size-asian="9pt" style:font-size-complex="9pt"/>
    </style:style>
    <style:style style:name="T167" style:family="text">
      <style:text-properties fo:font-size="9pt" officeooo:rsid="00284da2" style:font-size-asian="9pt" style:font-size-complex="9pt"/>
    </style:style>
    <style:style style:name="T168" style:family="text">
      <style:text-properties fo:font-size="9pt" fo:font-style="italic" fo:font-weight="normal" officeooo:rsid="0067353f" style:font-size-asian="9pt" style:font-style-asian="italic" style:font-weight-asian="normal" style:font-size-complex="9pt" style:font-style-complex="italic" style:font-weight-complex="normal"/>
    </style:style>
    <style:style style:name="T169" style:family="text">
      <style:text-properties fo:font-size="9pt" fo:font-weight="normal" officeooo:rsid="0067353f" style:font-size-asian="9pt" style:font-weight-asian="normal" style:font-size-complex="9pt" style:font-weight-complex="normal"/>
    </style:style>
    <style:style style:name="T170" style:family="text">
      <style:text-properties fo:font-size="9pt" fo:font-weight="normal" officeooo:rsid="003a6be9" style:font-size-asian="9pt" style:font-weight-asian="normal" style:font-size-complex="9pt" style:font-weight-complex="normal"/>
    </style:style>
    <style:style style:name="T171" style:family="text">
      <style:text-properties officeooo:rsid="00676dde"/>
    </style:style>
    <style:style style:name="T172" style:family="text">
      <style:text-properties fo:font-variant="normal" fo:text-transform="none" fo:color="#8b4513" loext:opacity="100%" style:font-name="Bahnschrift Light1" fo:font-size="8pt" fo:letter-spacing="normal" fo:font-style="normal" fo:font-weight="normal" officeooo:rsid="007aacb0" style:font-size-asian="8pt" style:font-style-asian="italic" style:font-size-complex="8pt" style:font-style-complex="italic"/>
    </style:style>
    <style:style style:name="T173" style:family="text">
      <style:text-properties fo:font-variant="normal" fo:text-transform="none" fo:color="#8b4513" loext:opacity="100%" style:font-name="Bahnschrift Light1" fo:font-size="8pt" fo:letter-spacing="normal" fo:font-style="normal" fo:font-weight="normal" officeooo:rsid="006ad226" style:font-size-asian="8pt" style:font-style-asian="italic" style:font-size-complex="8pt" style:font-style-complex="italic"/>
    </style:style>
    <style:style style:name="T174" style:family="text">
      <style:text-properties fo:font-variant="normal" fo:text-transform="none" fo:color="#1d1c1d" loext:opacity="100%" style:font-name="Calibri1" fo:font-size="9pt" fo:letter-spacing="normal" fo:font-style="normal" fo:font-weight="normal" style:font-size-asian="9pt" style:font-size-complex="9pt"/>
    </style:style>
    <style:style style:name="T175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7c2e9" style:font-size-asian="9pt" style:font-size-complex="9pt"/>
    </style:style>
    <style:style style:name="T176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ize-complex="9pt"/>
    </style:style>
    <style:style style:name="T177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ize-complex="9pt"/>
    </style:style>
    <style:style style:name="T178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cb3cb" style:font-size-asian="9pt" style:font-size-complex="9pt"/>
    </style:style>
    <style:style style:name="T179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87607" style:font-size-asian="9pt" style:font-size-complex="9pt"/>
    </style:style>
    <style:style style:name="T180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81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6ad226" style:font-size-asian="9pt" style:font-style-asian="italic" style:font-size-complex="9pt" style:font-style-complex="italic"/>
    </style:style>
    <style:style style:name="T182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86434" style:font-size-asian="9pt" style:font-style-asian="italic" style:font-size-complex="9pt" style:font-style-complex="italic"/>
    </style:style>
    <style:style style:name="T183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7aacb0" style:font-size-asian="9pt" style:font-style-asian="italic" style:font-size-complex="9pt" style:font-style-complex="italic"/>
    </style:style>
    <style:style style:name="T184" style:family="text">
      <style:text-properties fo:font-variant="normal" fo:text-transform="none" fo:color="#1d1c1d" loext:opacity="100%" style:font-name="Calibri1" fo:font-size="9pt" fo:letter-spacing="normal" fo:font-style="normal" fo:font-weight="normal" officeooo:rsid="0080dcaa" style:font-size-asian="9pt" style:font-style-asian="italic" style:font-size-complex="9pt" style:font-style-complex="italic"/>
    </style:style>
    <style:style style:name="T185" style:family="text">
      <style:text-properties fo:font-variant="normal" fo:text-transform="none" fo:color="#1d1c1d" loext:opacity="100%" style:font-name="Calibri1" fo:font-size="9pt" fo:letter-spacing="normal" fo:font-style="italic" fo:font-weight="normal" style:font-size-asian="9pt" style:font-style-asian="italic" style:font-size-complex="9pt" style:font-style-complex="italic"/>
    </style:style>
    <style:style style:name="T186" style:family="text">
      <style:text-properties fo:font-variant="normal" fo:text-transform="none" fo:color="#1d1c1d" loext:opacity="100%" style:font-name="Calibri1" fo:font-size="9pt" fo:letter-spacing="normal" fo:font-style="italic" fo:font-weight="normal" officeooo:rsid="0079506e" style:font-size-asian="9pt" style:font-style-asian="italic" style:font-size-complex="9pt" style:font-style-complex="italic"/>
    </style:style>
    <style:style style:name="T187" style:family="text">
      <style:text-properties fo:font-variant="normal" fo:text-transform="none" fo:color="#808080" loext:opacity="100%" style:font-name="Calibri1" fo:font-size="9pt" fo:letter-spacing="normal" fo:font-style="normal" fo:font-weight="normal" officeooo:rsid="0079506e" style:font-size-asian="9pt" style:font-style-asian="italic" style:font-size-complex="9pt" style:font-style-complex="italic"/>
    </style:style>
    <style:style style:name="T188" style:family="text">
      <style:text-properties fo:color="#6b8e23" loext:opacity="100%"/>
    </style:style>
    <style:style style:name="T189" style:family="text">
      <style:text-properties fo:color="#6b8e23" loext:opacity="100%" officeooo:rsid="006ad226"/>
    </style:style>
    <style:style style:name="T190" style:family="text">
      <style:text-properties fo:color="#6b8e23" loext:opacity="100%" officeooo:rsid="00be2ec7"/>
    </style:style>
    <style:style style:name="T191" style:family="text">
      <style:text-properties fo:color="#6b8e23" loext:opacity="100%" officeooo:rsid="00d0bfe0"/>
    </style:style>
    <style:style style:name="T192" style:family="text">
      <style:text-properties fo:color="#6b8e23" loext:opacity="100%" style:font-name="Calibri4" officeooo:rsid="006c853f"/>
    </style:style>
    <style:style style:name="T193" style:family="text">
      <style:text-properties fo:color="#6b8e23" loext:opacity="100%" style:font-name="Calibri4" officeooo:rsid="00d0bfe0"/>
    </style:style>
    <style:style style:name="T194" style:family="text">
      <style:text-properties officeooo:rsid="006adaf1"/>
    </style:style>
    <style:style style:name="T195" style:family="text">
      <style:text-properties officeooo:rsid="006ce77a"/>
    </style:style>
    <style:style style:name="T196" style:family="text">
      <style:text-properties officeooo:rsid="006f3ba8"/>
    </style:style>
    <style:style style:name="T197" style:family="text">
      <style:text-properties officeooo:rsid="0075e4a5"/>
    </style:style>
    <style:style style:name="T198" style:family="text">
      <style:text-properties officeooo:rsid="008b4e6e"/>
    </style:style>
    <style:style style:name="T199" style:family="text">
      <style:text-properties fo:color="#1d1c1d" loext:opacity="100%" style:text-position="super 58%" style:font-name="Calibri" officeooo:rsid="008cff7a"/>
    </style:style>
    <style:style style:name="T200" style:family="text">
      <style:text-properties fo:color="#1d1c1d" loext:opacity="100%" style:text-position="super 58%" style:font-name="Calibri" fo:font-size="9pt" officeooo:rsid="008cff7a" style:font-size-asian="9pt" style:font-name-complex="Courier New" style:font-size-complex="9pt"/>
    </style:style>
    <style:style style:name="T201" style:family="text">
      <style:text-properties officeooo:rsid="008f116e"/>
    </style:style>
    <style:style style:name="T202" style:family="text">
      <style:text-properties officeooo:rsid="009153e1"/>
    </style:style>
    <style:style style:name="T203" style:family="text">
      <style:text-properties officeooo:rsid="0093874b"/>
    </style:style>
    <style:style style:name="T204" style:family="text">
      <style:text-properties officeooo:rsid="009979de"/>
    </style:style>
    <style:style style:name="T205" style:family="text">
      <style:text-properties officeooo:rsid="009cad2b"/>
    </style:style>
    <style:style style:name="T206" style:family="text">
      <style:text-properties officeooo:rsid="009f42f9"/>
    </style:style>
    <style:style style:name="T207" style:family="text">
      <style:text-properties officeooo:rsid="00a54485"/>
    </style:style>
    <style:style style:name="T208" style:family="text">
      <style:text-properties fo:font-style="normal" fo:font-weight="normal" officeooo:rsid="00a54485" style:font-name-asian="NSimSun" style:font-style-asian="normal" style:font-weight-asian="normal" style:font-name-complex="Courier New" style:font-style-complex="normal" style:font-weight-complex="normal"/>
    </style:style>
    <style:style style:name="T209" style:family="text">
      <style:text-properties fo:font-style="normal" fo:font-weight="normal" officeooo:rsid="00a1402f" style:font-style-asian="normal" style:font-weight-asian="normal" style:font-name-complex="Courier New" style:font-style-complex="normal" style:font-weight-complex="normal"/>
    </style:style>
    <style:style style:name="T210" style:family="text">
      <style:text-properties fo:font-style="normal" fo:font-weight="normal" officeooo:rsid="00336512" style:font-style-asian="normal" style:font-weight-asian="normal" style:font-name-complex="Courier New" style:font-style-complex="normal" style:font-weight-complex="normal"/>
    </style:style>
    <style:style style:name="T211" style:family="text">
      <style:text-properties fo:font-style="normal" fo:font-weight="normal" officeooo:rsid="0023ca8c" style:font-style-asian="normal" style:font-weight-asian="normal" style:font-name-complex="Courier New" style:font-style-complex="normal" style:font-weight-complex="normal"/>
    </style:style>
    <style:style style:name="T212" style:family="text">
      <style:text-properties fo:font-style="normal" fo:font-weight="bold" officeooo:rsid="0023ca8c" style:font-style-asian="normal" style:font-weight-asian="bold" style:font-name-complex="Courier New" style:font-style-complex="normal" style:font-weight-complex="bold"/>
    </style:style>
    <style:style style:name="T213" style:family="text">
      <style:text-properties fo:font-style="normal" fo:font-weight="bold" officeooo:rsid="00336512" style:font-style-asian="normal" style:font-weight-asian="bold" style:font-name-complex="Courier New" style:font-style-complex="normal" style:font-weight-complex="bold"/>
    </style:style>
    <style:style style:name="T214" style:family="text">
      <style:text-properties fo:font-style="normal" officeooo:rsid="0023ca8c" style:font-style-asian="normal" style:font-name-complex="Courier New" style:font-style-complex="normal"/>
    </style:style>
    <style:style style:name="T215" style:family="text">
      <style:text-properties officeooo:rsid="00a73910"/>
    </style:style>
    <style:style style:name="T216" style:family="text">
      <style:text-properties style:font-name="Bahnschrift Light" fo:font-size="8pt" officeooo:rsid="001a3404" style:font-size-asian="8pt" style:font-size-complex="8pt"/>
    </style:style>
    <style:style style:name="T217" style:family="text">
      <style:text-properties style:font-name="Bahnschrift Light" fo:font-size="8pt" fo:font-weight="normal" officeooo:rsid="00189b5e" style:font-size-asian="8pt" style:font-weight-asian="normal" style:font-size-complex="8pt" style:font-weight-complex="normal"/>
    </style:style>
    <style:style style:name="T218" style:family="text">
      <style:text-properties fo:color="#666666" loext:opacity="100%" fo:font-style="normal" fo:font-weight="normal" officeooo:rsid="009cad2b" style:font-style-asian="normal" style:font-weight-asian="normal" style:font-style-complex="normal" style:font-weight-complex="normal"/>
    </style:style>
    <style:style style:name="T219" style:family="text">
      <style:text-properties fo:color="#666666" loext:opacity="100%" fo:font-style="normal" fo:font-weight="normal" officeooo:rsid="00a9c3f2" style:font-style-asian="normal" style:font-weight-asian="normal" style:font-style-complex="normal" style:font-weight-complex="normal"/>
    </style:style>
    <style:style style:name="T220" style:family="text">
      <style:text-properties fo:color="#666666" loext:opacity="100%" fo:font-style="normal" fo:font-weight="normal" officeooo:rsid="001e1812" style:font-style-asian="normal" style:font-weight-asian="normal" style:font-style-complex="normal" style:font-weight-complex="normal"/>
    </style:style>
    <style:style style:name="T221" style:family="text">
      <style:text-properties fo:color="#666666" loext:opacity="100%" style:font-name="Calibri4" fo:font-style="normal" fo:font-weight="normal" officeooo:rsid="0098241b" style:font-style-asian="normal" style:font-weight-asian="normal" style:font-style-complex="normal" style:font-weight-complex="normal"/>
    </style:style>
    <style:style style:name="T222" style:family="text">
      <style:text-properties fo:color="#666666" loext:opacity="100%" style:font-name="Calibri4" fo:font-style="normal" fo:font-weight="normal" officeooo:rsid="009cad2b" style:font-style-asian="normal" style:font-weight-asian="normal" style:font-style-complex="normal" style:font-weight-complex="normal"/>
    </style:style>
    <style:style style:name="T223" style:family="text">
      <style:text-properties fo:color="#666666" loext:opacity="100%" style:font-name="Calibri4" fo:font-weight="normal" officeooo:rsid="0098241b" style:font-weight-asian="normal" style:font-weight-complex="normal"/>
    </style:style>
    <style:style style:name="T224" style:family="text">
      <style:text-properties fo:color="#666666" loext:opacity="100%" style:font-name="Calibri4" fo:font-weight="normal" officeooo:rsid="009cad2b" style:font-weight-asian="normal" style:font-weight-complex="normal"/>
    </style:style>
    <style:style style:name="T225" style:family="text">
      <style:text-properties fo:color="#666666" loext:opacity="100%" fo:font-weight="normal" officeooo:rsid="009cad2b" style:font-weight-asian="normal" style:font-weight-complex="normal"/>
    </style:style>
    <style:style style:name="T226" style:family="text">
      <style:text-properties fo:color="#666666" loext:opacity="100%" fo:font-weight="normal" officeooo:rsid="00a9c3f2" style:font-weight-asian="normal" style:font-weight-complex="normal"/>
    </style:style>
    <style:style style:name="T227" style:family="text">
      <style:text-properties fo:color="#666666" loext:opacity="100%" fo:font-weight="normal" officeooo:rsid="001e1812" style:font-weight-asian="normal" style:font-weight-complex="normal"/>
    </style:style>
    <style:style style:name="T228" style:family="text">
      <style:text-properties officeooo:rsid="00af76b7"/>
    </style:style>
    <style:style style:name="T229" style:family="text">
      <style:text-properties officeooo:rsid="00b0baed"/>
    </style:style>
    <style:style style:name="T230" style:family="text">
      <style:text-properties officeooo:rsid="00b48dc8"/>
    </style:style>
    <style:style style:name="T231" style:family="text">
      <style:text-properties officeooo:rsid="002158b6"/>
    </style:style>
    <style:style style:name="T232" style:family="text">
      <style:text-properties officeooo:rsid="00b71f72"/>
    </style:style>
    <style:style style:name="T233" style:family="text">
      <style:text-properties officeooo:rsid="00b84953"/>
    </style:style>
    <style:style style:name="T234" style:family="text">
      <style:text-properties officeooo:rsid="00bb5a4b"/>
    </style:style>
    <style:style style:name="T235" style:family="text">
      <style:text-properties officeooo:rsid="00bdbe2c"/>
    </style:style>
    <style:style style:name="T236" style:family="text">
      <style:text-properties fo:color="#7f0055" loext:opacity="100%"/>
    </style:style>
    <style:style style:name="T237" style:family="text">
      <style:text-properties fo:color="#7f0055" loext:opacity="100%" style:font-name="Bahnschrift Light" fo:font-size="8pt" fo:font-weight="normal" style:font-size-asian="8pt" style:font-weight-asian="normal" style:font-size-complex="8pt" style:font-weight-complex="normal"/>
    </style:style>
    <style:style style:name="T238" style:family="text">
      <style:text-properties fo:color="#0000c0" loext:opacity="100%" style:font-name="Bahnschrift Light" fo:font-size="8pt" fo:font-style="normal" fo:font-weight="normal" officeooo:rsid="00be2ec7" style:font-size-asian="8pt" style:font-style-asian="normal" style:font-weight-asian="normal" style:font-size-complex="8pt" style:font-style-complex="normal" style:font-weight-complex="normal"/>
    </style:style>
    <style:style style:name="T239" style:family="text">
      <style:text-properties fo:color="#0000c0" loext:opacity="100%" fo:font-style="normal" style:font-style-asian="normal" style:font-style-complex="normal"/>
    </style:style>
    <style:style style:name="T240" style:family="text">
      <style:text-properties fo:color="#0000c0" loext:opacity="100%" fo:font-style="normal" officeooo:rsid="00be2ec7" style:font-style-asian="normal" style:font-style-complex="normal"/>
    </style:style>
    <style:style style:name="T241" style:family="text">
      <style:text-properties officeooo:rsid="0023ca8c"/>
    </style:style>
    <style:style style:name="T242" style:family="text">
      <style:text-properties fo:font-size="7pt"/>
    </style:style>
    <style:style style:name="T243" style:family="text">
      <style:text-properties officeooo:rsid="00ceded0"/>
    </style:style>
    <style:style style:name="T244" style:family="text">
      <style:text-properties officeooo:rsid="00d0bfe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header-rows>
                <table:table-row table:style-name="Table3.1">
                  <table:table-cell table:style-name="Table3.A1" table:number-columns-spanned="6" office:value-type="string">
                    <text:p text:style-name="P99"><text:span text:style-name="T74">Annotations</text:span> <text:span text:style-name="T81">(</text:span><text:span text:style-name="T73">org.apache.</text:span><text:span text:style-name="T80">causeway</text:span><text:span text:style-name="T73">.applib.annotation</text:span><text:span text:style-name="T79">s</text:span><text:span text:style-name="T81">)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</table:table-row>
              </table:table-header-rows>
              <table:table-row table:style-name="Table3.1">
                <table:table-cell table:style-name="Table3.A2" office:value-type="string">
                  <text:p text:style-name="P24"><text:span text:style-name="T29">@Domain</text:span><text:span text:style-name="T34">Service</text:span></text:p>
                  <text:p text:style-name="P66"><text:span text:style-name="T34">t</text:span><text:span text:style-name="T29">ype</text:span></text:p>
                </table:table-cell>
                <table:table-cell table:style-name="Table3.B2" table:number-columns-spanned="5" office:value-type="string">
                  <text:p text:style-name="P87">Indicates a class is a <text:span text:style-name="T66">domain service singleton </text:span><text:span text:style-name="T67">that contributes </text:span><text:span text:style-name="T68">Actions</text:span><text:span text:style-name="T67"> to the application’s menu <text:s/>and/or to the REST backen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3" office:value-type="string">
                  <text:p text:style-name="P24"><text:span text:style-name="T29">@Domain</text:span><text:span text:style-name="T34">Service</text:span><text:span text:style-name="T29">Layout</text:span></text:p>
                  <text:p text:style-name="P66"><text:span text:style-name="T34">t</text:span><text:span text:style-name="T29">ype</text:span></text:p>
                </table:table-cell>
                <table:table-cell table:style-name="Table3.B3" table:number-columns-spanned="5" office:value-type="string">
                  <text:p text:style-name="P88">Domain <text:span text:style-name="T66">service</text:span> layout customization. <text:span text:style-name="T140">When present, o</text:span><text:span text:style-name="T121">verridden by </text:span><text:span text:style-name="T156">menubars.layout.xml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93">@<text:span text:style-name="T63">HomePage</text:span></text:p>
                  <text:p text:style-name="P77">type</text:p>
                </table:table-cell>
                <table:table-cell table:style-name="Table3.B4" office:value-type="string">
                  <text:p text:style-name="P79"><text:span text:style-name="T89">I</text:span>ndicate<text:span text:style-name="T89">s</text:span> which <text:span text:style-name="T89">view-model should be used </text:span><text:span text:style-name="T65">to render as homepage</text:span>.</text:p>
                </table:table-cell>
                <table:table-cell table:style-name="Table3.C4" table:number-columns-spanned="2" office:value-type="string">
                  <text:p text:style-name="P94">@Ti<text:span text:style-name="T118">t</text:span>le</text:p>
                  <text:p text:style-name="P74">field, method</text:p>
                </table:table-cell>
                <table:covered-table-cell/>
                <table:table-cell table:style-name="Table3.E4" table:number-columns-spanned="2" office:value-type="string">
                  <text:p text:style-name="P81"><text:span text:style-name="T89">I</text:span>ndicate<text:span text:style-name="T89">s</text:span> which <text:span text:style-name="T95">P</text:span><text:span text:style-name="T91">roperty</text:span> or <text:span text:style-name="T95">P</text:span><text:span text:style-name="T91">roperties</text:span> make up the object title.</text:p>
                </table:table-cell>
                <table:covered-table-cell/>
              </table:table-row>
              <table:table-row>
                <table:table-cell table:style-name="Table3.A4" office:value-type="string">
                  <text:p text:style-name="P36">@DomainObject</text:p>
                  <text:p text:style-name="P66"><text:span text:style-name="T34">t</text:span><text:span text:style-name="T29">ype</text:span></text:p>
                </table:table-cell>
                <table:table-cell table:style-name="Table3.B5" table:number-columns-spanned="5" office:value-type="string">
                  <text:p text:style-name="P90">Indicates a class that has an <text:span text:style-name="T91">identity</text:span> and is <text:span text:style-name="T91">bookmarkable</text:span>, i<text:span text:style-name="T116">t i</text:span>s either a <text:span text:style-name="T98">view-model</text:span> or an <text:span text:style-name="T98">entity</text:span>. <text:span text:style-name="T230">Not allowed on </text:span><text:span text:style-name="T96">interfaces</text:span><text:span text:style-name="T230">.</text:span></text:p>
                  <text:p text:style-name="P113"><text:span text:style-name="T166">View-models may a</text:span><text:span text:style-name="T167">lternatively implement interface </text:span><text:span text:style-name="T159">ViewModel </text:span><text:span text:style-name="T6">and optionally </text:span><text:span text:style-name="T160">java.io.Serializable</text:span><text:span text:style-name="T7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36">@DomainObjectLayout</text:p>
                  <text:p text:style-name="P67"><text:span text:style-name="T34">t</text:span><text:span text:style-name="T29">ype</text:span></text:p>
                </table:table-cell>
                <table:table-cell table:style-name="Table3.B6" table:number-columns-spanned="5" office:value-type="string">
                  <text:p text:style-name="P88">Domain object layout customization. <text:span text:style-name="T140">When present, overriden by </text:span></text:p>
                  <text:p text:style-name="P89"><text:span text:style-name="T157">Xxx.layout[.layoutName].xml &gt; Xxx.layout.xml &gt; </text:span><text:span text:style-name="T155">Xxx.layout.fallback.xml</text:span><text:span text:style-name="T14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26"><text:span text:style-name="T29">@</text:span><text:span text:style-name="T32">Action</text:span></text:p>
                  <text:p text:style-name="P68"><text:span text:style-name="T88">m</text:span>ethod, <text:s/>mixin</text:p>
                </table:table-cell>
                <table:table-cell table:style-name="Table3.B7" table:number-columns-spanned="5" office:value-type="string">
                  <text:p text:style-name="P83"><text:span text:style-name="T9">Indicates that a method </text:span><text:span text:style-name="T10">contributes a</text:span><text:span text:style-name="T15">n </text:span><text:span text:style-name="T16">A</text:span><text:span text:style-name="T15">ction</text:span><text:span text:style-name="T10">.</text:span></text:p>
                  <text:p text:style-name="P116"><text:span text:style-name="T108">Example</text:span><text:span text:style-name="T107">: </text:span><text:span text:style-name="T103">@</text:span><text:span text:style-name="T110">Action</text:span><text:span text:style-name="T60"> .. </text:span><text:span text:style-name="T110">placeOrder</text:span><text:span text:style-name="T121">(X x, Y y, Z z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59"><text:span text:style-name="T17">Action</text:span><text:span text:style-name="T19"> </text:span><text:span text:style-name="T20">support methods</text:span><text:span text:style-name="T131"> </text:span></text:p>
                </table:table-cell>
                <table:table-cell table:style-name="Table3.B7" table:number-columns-spanned="5" office:value-type="string">
                  <text:p text:style-name="P5"><text:span text:style-name="T37">String</text:span><text:span text:style-name="T200">[1]</text:span><text:span text:style-name="T37"> </text:span><text:span text:style-name="T13">named</text:span><text:span text:style-name="T3">PlaceOrder()</text:span><text:span text:style-name="T37"> <text:s text:c="16"/>String</text:span><text:span text:style-name="T200">[1]</text:span><text:span text:style-name="T37"> </text:span><text:span text:style-name="T14">described</text:span><text:span text:style-name="T3">PlaceOrder()</text:span></text:p>
                  <text:p text:style-name="P5"><text:span text:style-name="T37">boolean</text:span> <text:span text:style-name="T55">hide</text:span>PlaceOrder() <text:s/><text:span text:style-name="T207"><text:s text:c="19"/></text:span><text:span text:style-name="T37">String</text:span><text:span text:style-name="T200">[1]</text:span> <text:span text:style-name="T55">disable</text:span>PlaceOrder() <text:s text:c="10"/></text:p>
                  <text:p text:style-name="P11"><text:span text:style-name="T37">String</text:span><text:span text:style-name="T200">[1]</text:span> <text:span text:style-name="T55">validate</text:span>PlaceOrder(X x, Y y, Z z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3.1">
                <table:table-cell table:style-name="Table3.A7" office:value-type="string">
                  <text:p text:style-name="P60"><text:span text:style-name="T17">Action </text:span><text:span text:style-name="T18">Parameter</text:span><text:span text:style-name="T19"> </text:span><text:span text:style-name="T20">support methods</text:span></text:p>
                </table:table-cell>
                <table:table-cell table:style-name="Table3.B7" table:number-columns-spanned="5" office:value-type="string">
                  <text:p text:style-name="P12"><text:span text:style-name="T49">boolean</text:span><text:span text:style-name="T207"> </text:span><text:span text:style-name="T59">hide</text:span><text:span text:style-name="T207">{0|1|2}PlaceOrder(...) </text:span><text:span text:style-name="T153">0..3</text:span><text:span text:style-name="T152"> </text:span><text:span text:style-name="T150">arg</text:span><text:span text:style-name="T151">s</text:span></text:p>
                  <text:p text:style-name="P13"><text:span text:style-name="T37">String</text:span><text:span text:style-name="T200">[1]</text:span> <text:span text:style-name="T13">disable</text:span>{0|1|2}PlaceOrder(...) <text:span text:style-name="T153">0..3</text:span><text:span text:style-name="T152"> </text:span><text:span text:style-name="T147">arg</text:span><text:span text:style-name="T151">s</text:span></text:p>
                  <text:p text:style-name="P13"><text:span text:style-name="T37">X|Y|Z </text:span><text:span text:style-name="T13">default</text:span><text:span text:style-name="T3">{0|1|2}PlaceOrder(...) </text:span><text:span text:style-name="T153">0..3</text:span><text:span text:style-name="T152"> </text:span><text:span text:style-name="T147">arg</text:span><text:span text:style-name="T151">s</text:span></text:p>
                  <text:p text:style-name="P13"><text:span text:style-name="T37">Collection</text:span>&lt;X|Y|Z&gt; <text:span text:style-name="T55">autoComplete</text:span>{0|1|2}PlaceOrder(..., <text:span text:style-name="T153">0..3</text:span><text:span text:style-name="T152"> </text:span><text:span text:style-name="T147">arg</text:span><text:span text:style-name="T151">s</text:span></text:p>
                  <text:p text:style-name="P10"><text:s text:c="65"/>@MinLength(3) <text:span text:style-name="T46">String</text:span><text:span text:style-name="T162"> </text:span>search) <text:span text:style-name="T149">+1</text:span><text:span text:style-name="T147"> arg</text:span></text:p>
                  <text:p text:style-name="P13"><text:span text:style-name="T37">Collection</text:span><text:span text:style-name="T3">&lt;X|Y|Z&gt; </text:span><text:span text:style-name="T13">choices</text:span><text:span text:style-name="T3">{0|1|2}PlaceOrder(...) </text:span><text:span text:style-name="T153">0..3</text:span><text:span text:style-name="T152"> </text:span><text:span text:style-name="T147">arg</text:span><text:span text:style-name="T151">s</text:span></text:p>
                  <text:p text:style-name="P13"><text:span text:style-name="T37">String</text:span><text:span text:style-name="T200">[1]</text:span> <text:span text:style-name="T55">validate</text:span>{0|1|2}PlaceOrder(...) <text:span text:style-name="T154">0</text:span><text:span text:style-name="T153">..3 </text:span><text:span text:style-name="T147">arg</text:span><text:span text:style-name="T151">s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0" office:value-type="string">
                  <text:p text:style-name="P25"><text:span text:style-name="T29"><text:s/>@</text:span><text:span text:style-name="T32">Action</text:span><text:span text:style-name="T29">Layout</text:span></text:p>
                  <text:p text:style-name="P68"><text:span text:style-name="T202">method</text:span>, mixin</text:p>
                </table:table-cell>
                <table:table-cell table:style-name="Table3.B10" table:number-columns-spanned="5" office:value-type="string">
                  <text:p text:style-name="P88"><text:span text:style-name="T70">Action</text:span> layout customization. <text:span text:style-name="T140">When present, overriden by </text:span></text:p>
                  <text:p text:style-name="P89"><text:span text:style-name="T157">Xxx.layout[.layoutName].xml &gt; Xxx.layout.xml &gt; </text:span><text:span text:style-name="T155">Xxx.layout.fallback.xml</text:span><text:span text:style-name="T14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39">@Property</text:p>
                  <text:p text:style-name="P68">field, getter, mixin</text:p>
                </table:table-cell>
                <table:table-cell table:style-name="Table3.B11" table:number-columns-spanned="5" office:value-type="string">
                  <text:p text:style-name="P84">Indicates that a field or method <text:span text:style-name="T54">contributes a </text:span><text:span text:style-name="T93">P</text:span><text:span text:style-name="T94">roperty</text:span><text:span text:style-name="T54">. </text:span><text:span text:style-name="T215">I</text:span><text:span text:style-name="T54">f annotated with </text:span><text:span text:style-name="T216">@Title</text:span><text:span text:style-name="T54">, then used for (part of) the title of the object. </text:span><text:span text:style-name="T11">Typically </text:span><text:span text:style-name="T12">also </text:span><text:span text:style-name="T11">used with </text:span><text:span text:style-name="T8">@lombok.Getter @lombok.Setter</text:span></text:p>
                  <text:p text:style-name="P115"><text:span text:style-name="T111">Example</text:span><text:span text:style-name="T107">: </text:span><text:span text:style-name="T103">@</text:span><text:span text:style-name="T106">Propert</text:span><text:span text:style-name="T104">y .. </text:span><text:span text:style-name="T105">Email </text:span><text:span text:style-name="T103">email</text:span><text:span text:style-name="T57">, </text:span><text:span text:style-name="T58">get</text:span><text:span text:style-name="T241">Email(), </text:span><text:span text:style-name="T58">set</text:span><text:span text:style-name="T241">Email(); 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63"><text:span text:style-name="T168">Property</text:span><text:span text:style-name="T169"> </text:span><text:span text:style-name="T170">support methods</text:span></text:p>
                </table:table-cell>
                <table:table-cell table:style-name="Table3.B12" table:number-columns-spanned="5" office:value-type="string">
                  <text:p text:style-name="P4"><text:span text:style-name="T37">String</text:span><text:span text:style-name="T200">[1]</text:span> <text:span text:style-name="T55">named</text:span>Email() <text:s text:c="23"/><text:span text:style-name="T37">String</text:span><text:span text:style-name="T200">[1]</text:span> <text:span text:style-name="T61">described</text:span>Email()</text:p>
                  <text:p text:style-name="P5"><text:span text:style-name="T37">boolean</text:span> <text:span text:style-name="T55">hide</text:span>Email() <text:s text:c="27"/><text:span text:style-name="T37">String</text:span><text:span text:style-name="T200">[1]</text:span> <text:span text:style-name="T55">disable</text:span>Email()</text:p>
                  <text:p text:style-name="P6"><text:span text:style-name="T37">Email</text:span> <text:span text:style-name="T62">default</text:span>Email() <text:s text:c="10"/><text:span text:style-name="T37">Collection&lt;Email&gt;</text:span> <text:span text:style-name="T55">choices</text:span>Email()</text:p>
                  <text:p text:style-name="P6"><text:span text:style-name="T37">Collection&lt;Email&gt;</text:span> <text:span text:style-name="T55">autoComplete</text:span>Email(@MinLength(3) <text:span text:style-name="T46">String</text:span><text:span text:style-name="T162"> </text:span>search) <text:s text:c="2"/></text:p>
                  <text:p text:style-name="P5"><text:span text:style-name="T37">String</text:span><text:span text:style-name="T200">[1]</text:span> <text:span text:style-name="T55">validate</text:span>Email(<text:span text:style-name="T202">Email</text:span>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25"><text:span text:style-name="T29">@</text:span><text:span text:style-name="T33">Property</text:span><text:span text:style-name="T29">Layout</text:span></text:p>
                  <text:p text:style-name="P68">field, getter, mixin</text:p>
                </table:table-cell>
                <table:table-cell table:style-name="Table3.B13" table:number-columns-spanned="5" office:value-type="string">
                  <text:p text:style-name="P88"><text:span text:style-name="T69">Property</text:span> layout customization. <text:span text:style-name="T140">When present, overriden by</text:span></text:p>
                  <text:p text:style-name="P89"><text:span text:style-name="T157">Xxx.layout[.layoutName].xml &gt; Xxx.layout.xml &gt; </text:span><text:span text:style-name="T155">Xxx.layout.fallback.xml</text:span><text:span text:style-name="T14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25"><text:span text:style-name="T29">@</text:span><text:span text:style-name="T31">Collection</text:span></text:p>
                  <text:p text:style-name="P75">field, getter, mixin</text:p>
                </table:table-cell>
                <table:table-cell table:style-name="Table3.B14" table:number-columns-spanned="5" office:value-type="string">
                  <text:p text:style-name="P85">Indicates that a field or method <text:span text:style-name="T54">contributes a </text:span><text:span text:style-name="T93">C</text:span><text:span text:style-name="T69">ollection</text:span><text:span text:style-name="T64">, meaning a non-scalar property</text:span><text:span text:style-name="T54">. </text:span><text:span text:style-name="T86">Typically used with </text:span><text:span text:style-name="T87">@lombok.Getter @lombok.Setter</text:span></text:p>
                  <text:p text:style-name="P117"><text:span text:style-name="T208">Example</text:span><text:span text:style-name="T209">: </text:span><text:span text:style-name="T210">@</text:span><text:span text:style-name="T211">Collection ..</text:span><text:span text:style-name="T212"> </text:span><text:span text:style-name="T211">List&lt;Order&gt;</text:span><text:span text:style-name="T212"> </text:span><text:span text:style-name="T210">orders,</text:span><text:span text:style-name="T213"> </text:span><text:span text:style-name="T212">get</text:span><text:span text:style-name="T214">Orders()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62"><text:span text:style-name="T99">C</text:span><text:span text:style-name="T100">ollection</text:span><text:span text:style-name="T109"> </text:span><text:span text:style-name="T103">support methods</text:span></text:p>
                </table:table-cell>
                <table:table-cell table:style-name="Table3.B15" table:number-columns-spanned="5" office:value-type="string">
                  <text:p text:style-name="P3"><text:span text:style-name="T37">String</text:span><text:span text:style-name="T200">[1]</text:span> <text:span text:style-name="T55">named</text:span>Orders() <text:s text:c="11"/><text:span text:style-name="T37">String</text:span><text:span text:style-name="T200">[1]</text:span> <text:span text:style-name="T55">described</text:span>Orders()</text:p>
                  <text:p text:style-name="P5"><text:span text:style-name="T37">boolean</text:span> <text:span text:style-name="T55">hide</text:span>Orders() <text:s text:c="2"/><text:span text:style-name="T207"><text:s text:c="13"/></text:span><text:span text:style-name="T37">String</text:span><text:span text:style-name="T200">[1]</text:span> <text:span text:style-name="T55">disable</text:span>Orders()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25"><text:span text:style-name="T29">@</text:span><text:span text:style-name="T31">Collection</text:span><text:span text:style-name="T29">Layout</text:span></text:p>
                  <text:p text:style-name="P68">field, getter, mixin</text:p>
                </table:table-cell>
                <table:table-cell table:style-name="Table3.B16" table:number-columns-spanned="5" office:value-type="string">
                  <text:p text:style-name="P91"><text:span text:style-name="T69">Collection</text:span> layout customization. <text:span text:style-name="T140">When present, overriden by</text:span></text:p>
                  <text:p text:style-name="P89"><text:span text:style-name="T157">Xxx.layout[.layoutName].xml &gt; Xxx.layout.xml &gt; </text:span><text:span text:style-name="T155">Xxx.layout.fallback.xml</text:span><text:span text:style-name="T148">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4" office:value-type="string">
                  <text:p text:style-name="P37">@Parameter</text:p>
                  <text:p text:style-name="P29"><text:span text:style-name="T132">p</text:span><text:span text:style-name="T133">arameter</text:span></text:p>
                </table:table-cell>
                <table:table-cell table:style-name="Table3.B17" office:value-type="string">
                  <text:p text:style-name="P92">Action parameter constraint and behavior <text:span text:style-name="T53">customization.</text:span></text:p>
                </table:table-cell>
                <table:table-cell table:style-name="Table3.C17" table:number-columns-spanned="2" office:value-type="string">
                  <text:p text:style-name="P28"><text:span text:style-name="T29">@</text:span><text:span text:style-name="T33">MinLength</text:span></text:p>
                  <text:p text:style-name="P70"><text:span text:style-name="T90">p</text:span>arameter</text:p>
                </table:table-cell>
                <table:covered-table-cell/>
                <table:table-cell table:style-name="Table3.E17" table:number-columns-spanned="2" office:value-type="string">
                  <text:p text:style-name="P96">Search parameter’<text:span text:style-name="T206">s</text:span> mini<text:span text:style-name="T206">m</text:span>um required character count.</text:p>
                </table:table-cell>
                <table:covered-table-cell/>
              </table:table-row>
              <table:table-row>
                <table:table-cell table:style-name="Table3.A4" office:value-type="string">
                  <text:p text:style-name="P38">@ParameterLayout</text:p>
                  <text:p text:style-name="P68"><text:span text:style-name="T90">p</text:span>arameter</text:p>
                </table:table-cell>
                <table:table-cell table:style-name="Table3.B18" table:number-columns-spanned="5" office:value-type="string">
                  <text:p text:style-name="P92">Action parameter <text:span text:style-name="T63">layout</text:span> <text:span text:style-name="T53">customization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9" office:value-type="string">
                  <text:p text:style-name="P93">@<text:span text:style-name="T76">Object</text:span>Support</text:p>
                  <text:p text:style-name="P73">method</text:p>
                </table:table-cell>
                <table:table-cell table:style-name="Table3.B19" table:number-columns-spanned="2" office:value-type="string">
                  <text:p text:style-name="P82">Indicates that a method <text:span text:style-name="T90">supports </text:span><text:span text:style-name="T76">its</text:span><text:span text:style-name="T90"> </text:span><text:span text:style-name="T71">Object</text:span><text:span text:style-name="T90">. </text:span><text:span text:style-name="T204">N</text:span><text:span text:style-name="T77">ot allowed on </text:span><text:span text:style-name="T72">Mixins.</text:span></text:p>
                </table:table-cell>
                <table:covered-table-cell/>
                <table:table-cell table:style-name="Table3.D19" table:number-columns-spanned="2" office:value-type="string">
                  <text:p text:style-name="P95">@<text:span text:style-name="T76">Object</text:span><text:span text:style-name="T78">Lifecycle</text:span></text:p>
                  <text:p text:style-name="P78">method</text:p>
                </table:table-cell>
                <table:covered-table-cell/>
                <table:table-cell table:style-name="Table3.F19" office:value-type="string">
                  <text:p text:style-name="P97">Object lifecycle callback method. <text:span text:style-name="T229">(no-arg, void)</text:span></text:p>
                </table:table-cell>
              </table:table-row>
              <table:table-row>
                <table:table-cell table:style-name="Table3.A20" office:value-type="string">
                  <text:p text:style-name="P94">@MemberSupport</text:p>
                  <text:p text:style-name="P74">method</text:p>
                </table:table-cell>
                <table:table-cell table:style-name="Table3.B20" table:number-columns-spanned="5" office:value-type="string">
                  <text:p text:style-name="P82">Indicates that a method <text:span text:style-name="T90">supports an </text:span><text:span text:style-name="T92">Action</text:span><text:span text:style-name="T90">, </text:span><text:span text:style-name="T92">Property</text:span><text:span text:style-name="T90"> or </text:span><text:span text:style-name="T92">Collection</text:span><text:span text:style-name="T90">. </text:span><text:span text:style-name="T204">Usable with</text:span><text:span text:style-name="T77"> </text:span><text:span text:style-name="T72">Objects</text:span><text:span text:style-name="T77"> and </text:span><text:span text:style-name="T72">Mixins</text:span><text:span text:style-name="T77">. Also allowed on the </text:span><text:span text:style-name="T72">Mixin’s</text:span><text:span text:style-name="T77"> main method.</text:span></text:p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table-cell table:style-name="Table2.B1" office:value-type="string">
            <table:table table:name="Table4" table:style-name="Table4">
              <table:table-column table:style-name="Table4.A"/>
              <table:table-column table:style-name="Table4.B"/>
              <table:table-header-rows>
                <table:table-row>
                  <table:table-cell table:style-name="Table4.A1" table:number-columns-spanned="2" office:value-type="string">
                    <text:p text:style-name="P64">… <text:span text:style-name="T194">a</text:span>nnotations continued</text:p>
                  </table:table-cell>
                  <table:covered-table-cell/>
                </table:table-row>
              </table:table-header-rows>
              <table:table-row>
                <table:table-cell table:style-name="Table4.A2" office:value-type="string">
                  <text:p text:style-name="P27"><text:span text:style-name="T29">@Domain.</text:span><text:span text:style-name="T30">Include</text:span></text:p>
                  <text:p text:style-name="P69"><text:span text:style-name="T53">field, </text:span>method</text:p>
                </table:table-cell>
                <table:table-cell table:style-name="Table4.B2" office:value-type="string">
                  <text:p text:style-name="P80">Indicates that a field or method must contribute to the metamodel.</text:p>
                </table:table-cell>
              </table:table-row>
              <table:table-row>
                <table:table-cell table:style-name="Table4.A2" office:value-type="string">
                  <text:p text:style-name="P24"><text:span text:style-name="T29">@Domain.</text:span><text:span text:style-name="T30">Exclude</text:span></text:p>
                  <text:p text:style-name="P44">@Programmatic</text:p>
                  <text:p text:style-name="P68"><text:span text:style-name="T53">field, method, </text:span>type</text:p>
                </table:table-cell>
                <table:table-cell table:style-name="Table4.B2" office:value-type="string">
                  <text:p text:style-name="P86">Indicates that a field, <text:span text:style-name="T198">method</text:span> or <text:span text:style-name="T75">type</text:span> must <text:span text:style-name="T56">not</text:span><text:span text:style-name="T54"> </text:span>contribute to the metamodel.</text:p>
                </table:table-cell>
              </table:table-row>
              <table:table-row>
                <table:table-cell table:style-name="Table4.B2" table:number-columns-spanned="2" office:value-type="string">
                  <text:p text:style-name="P98"><text:span text:style-name="T82">@Value, @ValueSemantics </text:span><text:span text:style-name="T38">... </text:span><text:span text:style-name="T37">see </text:span><text:span text:style-name="T50">ValueTypes</text:span></text:p>
                </table:table-cell>
                <table:covered-table-cell/>
              </table:table-row>
            </table:table>
            <text:h text:style-name="P138" text:outline-level="2">Services <text:span text:style-name="T117">(</text:span><text:span text:style-name="T140">most </text:span><text:span text:style-name="T120">common</text:span><text:span text:style-name="T117">)</text:span></text:h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office:value-type="string">
                  <text:p text:style-name="P40">RepositoryService</text:p>
                </table:table-cell>
                <table:table-cell table:style-name="Table5.B1" office:value-type="string">
                  <text:p text:style-name="P112">access to persistence layer</text:p>
                </table:table-cell>
              </table:table-row>
              <table:table-row>
                <table:table-cell table:style-name="Table5.A2" office:value-type="string">
                  <text:p text:style-name="P43">MessageService</text:p>
                </table:table-cell>
                <table:table-cell table:style-name="Table5.B2" office:value-type="string">
                  <text:p text:style-name="P112">UI notifications</text:p>
                </table:table-cell>
              </table:table-row>
              <table:table-row>
                <table:table-cell table:style-name="Table5.A2" office:value-type="string">
                  <text:p text:style-name="P43">FactoryService</text:p>
                </table:table-cell>
                <table:table-cell table:style-name="Table5.B2" office:value-type="string">
                  <text:p text:style-name="P112">object construction</text:p>
                </table:table-cell>
              </table:table-row>
              <table:table-row>
                <table:table-cell table:style-name="Table5.A2" office:value-type="string">
                  <text:p text:style-name="P43">ClockService</text:p>
                </table:table-cell>
                <table:table-cell table:style-name="Table5.B2" office:value-type="string">
                  <text:p text:style-name="P112">provides virtual clock</text:p>
                </table:table-cell>
              </table:table-row>
              <table:table-row>
                <table:table-cell table:style-name="Table5.A2" office:value-type="string">
                  <text:p text:style-name="P43">WrapperFactory</text:p>
                </table:table-cell>
                <table:table-cell table:style-name="Table5.B2" office:value-type="string">
                  <text:p text:style-name="P112">enforce domain rules on domain objects</text:p>
                </table:table-cell>
              </table:table-row>
              <table:table-row>
                <table:table-cell table:style-name="Table5.A2" office:value-type="string">
                  <text:p text:style-name="P43">EventBusService</text:p>
                </table:table-cell>
                <table:table-cell table:style-name="Table5.B2" office:value-type="string">
                  <text:p text:style-name="P112">emit custom events</text:p>
                </table:table-cell>
              </table:table-row>
              <table:table-row>
                <table:table-cell table:style-name="Table5.A2" office:value-type="string">
                  <text:p text:style-name="P43">BookmarkService</text:p>
                </table:table-cell>
                <table:table-cell table:style-name="Table5.B2" office:value-type="string">
                  <text:p text:style-name="P112">bookmark = object identity</text:p>
                </table:table-cell>
              </table:table-row>
              <table:table-row>
                <table:table-cell table:style-name="Table5.A2" office:value-type="string">
                  <text:p text:style-name="P43">InteractionService</text:p>
                </table:table-cell>
                <table:table-cell table:style-name="Table5.B2" office:value-type="string">
                  <text:p text:style-name="P112"><text:span text:style-name="T91">Action</text:span> execution and <text:span text:style-name="T91">Property</text:span> modification</text:p>
                </table:table-cell>
              </table:table-row>
              <table:table-row>
                <table:table-cell table:style-name="Table5.A2" office:value-type="string">
                  <text:p text:style-name="P43">TransactionService</text:p>
                </table:table-cell>
                <table:table-cell table:style-name="Table5.B2" office:value-type="string">
                  <text:p text:style-name="P112">request transactions</text:p>
                </table:table-cell>
              </table:table-row>
              <table:table-row>
                <table:table-cell table:style-name="Table5.A10" office:value-type="string">
                  <text:p text:style-name="P43">MetaModelService</text:p>
                </table:table-cell>
                <table:table-cell table:style-name="Table5.B10" office:value-type="string">
                  <text:p text:style-name="P112">export domain model</text:p>
                </table:table-cell>
              </table:table-row>
            </table:table>
            <text:h text:style-name="P143" text:outline-level="2"><text:span text:style-name="T142">Object</text:span> <text:span text:style-name="T122">Methods</text:span></text:h>
            <table:table table:name="Table7" table:style-name="Table7">
              <table:table-column table:style-name="Table7.A"/>
              <table:table-column table:style-name="Table7.B"/>
              <table:table-row table:style-name="Table7.1">
                <table:table-cell table:style-name="Table7.A1" table:number-columns-spanned="2" office:value-type="string">
                  <text:p text:style-name="P57"><text:span text:style-name="T205">Object</text:span> Support <text:span text:style-name="T218">us</text:span><text:span text:style-name="T219">ed with</text:span><text:span text:style-name="T218"> </text:span><text:span text:style-name="T220">@</text:span><text:span text:style-name="T221">Object</text:span><text:span text:style-name="T222">Support</text:span></text:p>
                </table:table-cell>
                <table:covered-table-cell/>
              </table:table-row>
              <table:table-row table:style-name="Table7.1">
                <table:table-cell table:style-name="Table7.A2" office:value-type="string">
                  <text:p text:style-name="P42"><text:span text:style-name="T47">String</text:span><text:span text:style-name="T199">[1]</text:span><text:span text:style-name="T47"> </text:span><text:span text:style-name="T5">title()</text:span></text:p>
                </table:table-cell>
                <table:table-cell table:style-name="Table7.B2" office:value-type="string">
                  <text:p text:style-name="P108">imperative title literal</text:p>
                </table:table-cell>
              </table:table-row>
              <table:table-row>
                <table:table-cell table:style-name="Table7.A3" office:value-type="string">
                  <text:p text:style-name="P46"><text:span text:style-name="T47">String </text:span><text:span text:style-name="T164">iconName()</text:span></text:p>
                </table:table-cell>
                <table:table-cell table:style-name="Table7.B3" office:value-type="string">
                  <text:p text:style-name="P108">icon file suffix <text:span text:style-name="T195">(UI)</text:span></text:p>
                </table:table-cell>
              </table:table-row>
              <table:table-row>
                <table:table-cell table:style-name="Table7.A3" office:value-type="string">
                  <text:p text:style-name="P148"><text:span text:style-name="T37">FontAwesomeLayers</text:span></text:p>
                  <text:p text:style-name="P147">iconFaLayers()</text:p>
                </table:table-cell>
                <table:table-cell table:style-name="Table7.B3" office:value-type="string">
                  <text:p text:style-name="P149"><text:span text:style-name="T243">Font Awesome </text:span>icon<text:span text:style-name="T243">(s)</text:span></text:p>
                  <text:h text:style-name="P146" text:outline-level="2"><text:span text:style-name="T193">experimental </text:span><text:span text:style-name="T189">[2.0.0-</text:span><text:span text:style-name="T191">RC4</text:span><text:span text:style-name="T189">]</text:span></text:h>
                </table:table-cell>
              </table:table-row>
              <table:table-row>
                <table:table-cell table:style-name="Table7.A3" office:value-type="string">
                  <text:p text:style-name="P46"><text:span text:style-name="T37">String </text:span>cssClass()</text:p>
                </table:table-cell>
                <table:table-cell table:style-name="Table7.B5" office:value-type="string">
                  <text:p text:style-name="P108">additional <text:span text:style-name="T203">CSS</text:span> class <text:span text:style-name="T195">(UI)</text:span></text:p>
                </table:table-cell>
              </table:table-row>
              <table:table-row>
                <table:table-cell table:style-name="Table7.A3" office:value-type="string">
                  <text:p text:style-name="P52"><text:span text:style-name="T37">String </text:span>layout()</text:p>
                </table:table-cell>
                <table:table-cell table:style-name="Table7.B5" office:value-type="string">
                  <text:p text:style-name="P108">layout file suffix <text:span text:style-name="T195">(grid layout)</text:span></text:p>
                </table:table-cell>
              </table:table-row>
              <table:table-row>
                <table:table-cell table:style-name="Table7.A3" office:value-type="string">
                  <text:p text:style-name="P41"><text:span text:style-name="T37">boolean</text:span><text:span text:style-name="T47"> </text:span><text:span text:style-name="T5">hidden()</text:span></text:p>
                </table:table-cell>
                <table:table-cell table:style-name="Table7.B5" office:value-type="string">
                  <text:p text:style-name="P108">hide all members</text:p>
                </table:table-cell>
              </table:table-row>
              <table:table-row>
                <table:table-cell table:style-name="Table7.A3" office:value-type="string">
                  <text:p text:style-name="P45"><text:span text:style-name="T47">String</text:span><text:span text:style-name="T199">[1]</text:span><text:span text:style-name="T47"> </text:span><text:span text:style-name="T5">disabled</text:span><text:span text:style-name="T164">()</text:span></text:p>
                </table:table-cell>
                <table:table-cell table:style-name="Table7.B5" office:value-type="string">
                  <text:p text:style-name="P108">disable all members</text:p>
                </table:table-cell>
              </table:table-row>
              <table:table-row>
                <table:table-cell table:style-name="Table7.A9" table:number-columns-spanned="2" office:value-type="string">
                  <text:p text:style-name="P56">Lifecycle Callback <text:span text:style-name="T225">us</text:span><text:span text:style-name="T226">ed with</text:span><text:span text:style-name="T225"> </text:span><text:span text:style-name="T227">@</text:span><text:span text:style-name="T223">Object</text:span><text:span text:style-name="T224">Lifecycle</text:span></text:p>
                </table:table-cell>
                <table:covered-table-cell/>
              </table:table-row>
              <table:table-row>
                <table:table-cell table:style-name="Table7.A3" office:value-type="string">
                  <text:p text:style-name="P50"><text:span text:style-name="T40">void</text:span><text:span text:style-name="T119"> </text:span>created<text:span text:style-name="T119">()</text:span></text:p>
                </table:table-cell>
                <table:table-cell table:style-name="Table7.B5" office:value-type="string">
                  <text:p text:style-name="P107">emitted by <text:span text:style-name="T85">FactoryService</text:span></text:p>
                </table:table-cell>
              </table:table-row>
              <table:table-row table:style-name="Table7.11">
                <table:table-cell table:style-name="Table7.A11" office:value-type="string">
                  <text:p text:style-name="P54"><text:span text:style-name="T40">void</text:span><text:span text:style-name="T119"> </text:span>loaded<text:span text:style-name="T119">()</text:span></text:p>
                  <text:p text:style-name="P54"><text:span text:style-name="T40">void</text:span><text:span text:style-name="T119"> </text:span>persisting<text:span text:style-name="T119">()</text:span></text:p>
                  <text:p text:style-name="P55"><text:span text:style-name="T40">void</text:span><text:span text:style-name="T119"> </text:span>persisted<text:span text:style-name="T119">()</text:span></text:p>
                  <text:p text:style-name="P120"><text:span text:style-name="T39">void</text:span><text:span text:style-name="T84"> </text:span><text:span text:style-name="T83">updating</text:span><text:span text:style-name="T84">()</text:span></text:p>
                  <text:p text:style-name="P53"><text:span text:style-name="T40">void</text:span><text:span text:style-name="T119"> </text:span>updated<text:span text:style-name="T119">()</text:span></text:p>
                  <text:p text:style-name="P53"><text:span text:style-name="T40">void</text:span><text:span text:style-name="T119"> </text:span>removing<text:span text:style-name="T119">()</text:span></text:p>
                </table:table-cell>
                <table:table-cell table:style-name="Table7.B11" office:value-type="string">
                  <text:p text:style-name="P107">emitted by persistence layer integration <text:span text:style-name="T196">(JDO/JPA)</text:span></text:p>
                  <text:p text:style-name="P107"/>
                  <text:p text:style-name="P111">supported synonyms:</text:p>
                  <text:p text:style-name="P109"><text:span text:style-name="T228">saving()</text:span> <text:span text:style-name="T228">= persisting()</text:span></text:p>
                  <text:p text:style-name="P110"><text:span text:style-name="T228">saved()</text:span> <text:span text:style-name="T228">= <text:s/>persisted()</text:span></text:p>
                  <text:p text:style-name="P110">deleting<text:span text:style-name="T228">()</text:span> <text:span text:style-name="T228">= </text:span>removing<text:span text:style-name="T228">()</text:span></text:p>
                </table:table-cell>
              </table:table-row>
            </table:table>
            <text:h text:style-name="P145" text:outline-level="2">Translation</text:h>
            <table:table table:name="Table10" table:style-name="Table10">
              <table:table-column table:style-name="Table10.A"/>
              <table:table-row table:style-name="Table10.1">
                <table:table-cell table:style-name="Table10.A1" office:value-type="string">
                  <text:p text:style-name="P51">[1] All member-support methods (and some object methods) that return <text:span text:style-name="T158">String</text:span> can optionally return <text:span text:style-name="T158">TranslatableString</text:span>.</text:p>
                </table:table-cell>
              </table:table-row>
            </table:table>
            <text:p text:style-name="P16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h text:style-name="P139" text:outline-level="2">Value Types</text:h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office:value-type="string">
                  <text:p text:style-name="P33">Number Types</text:p>
                </table:table-cell>
                <table:table-cell table:style-name="Table6.B1" office:value-type="string">
                  <text:p text:style-name="P104">byte, Byte, short, Short, int, Integer, long, Long, float, Float, double, Double, BigInteger, BigDecimal</text:p>
                </table:table-cell>
              </table:table-row>
              <table:table-row table:style-name="Table6.1">
                <table:table-cell table:style-name="Table6.A2" office:value-type="string">
                  <text:p text:style-name="P33">Boolean Types</text:p>
                </table:table-cell>
                <table:table-cell table:style-name="Table6.B2" office:value-type="string">
                  <text:p text:style-name="P104">boolean, Boolean</text:p>
                </table:table-cell>
              </table:table-row>
              <table:table-row>
                <table:table-cell table:style-name="Table6.A2" office:value-type="string">
                  <text:p text:style-name="P34">Text Types</text:p>
                </table:table-cell>
                <table:table-cell table:style-name="Table6.B3" office:value-type="string">
                  <text:p text:style-name="P105">char, Char<text:span text:style-name="T139">acter</text:span>, String, <text:span text:style-name="T127">Password</text:span></text:p>
                </table:table-cell>
              </table:table-row>
              <table:table-row>
                <table:table-cell table:style-name="Table6.A2" office:value-type="string">
                  <text:p text:style-name="P35">Markup Types</text:p>
                </table:table-cell>
                <table:table-cell table:style-name="Table6.B4" office:value-type="string">
                  <text:p text:style-name="P106">Mark<text:span text:style-name="T134">up, </text:span>AsciiDoc, Markdown</text:p>
                </table:table-cell>
              </table:table-row>
              <table:table-row>
                <table:table-cell table:style-name="Table6.A2" office:value-type="string">
                  <text:p text:style-name="P34">Temportal Types</text:p>
                  <text:p text:style-name="P47"/>
                </table:table-cell>
                <table:table-cell table:style-name="Table6.B5" office:value-type="string">
                  <text:p text:style-name="P23">java.util.Date, java.sql.{Date|<text:span text:style-name="T232">Time|</text:span>Timestamp},</text:p>
                  <text:p text:style-name="P21"><text:span text:style-name="T123">java.time.*, J</text:span><text:span text:style-name="T125">oda Time (</text:span><text:span text:style-name="T126">via </text:span><text:span text:style-name="T124">extension module</text:span><text:span text:style-name="T125">)</text:span></text:p>
                </table:table-cell>
              </table:table-row>
              <table:table-row>
                <table:table-cell table:style-name="Table6.A2" office:value-type="string">
                  <text:p text:style-name="P34">Enum Types</text:p>
                </table:table-cell>
                <table:table-cell table:style-name="Table6.B6" office:value-type="string">
                  <text:p text:style-name="P17">any</text:p>
                </table:table-cell>
              </table:table-row>
              <table:table-row>
                <table:table-cell table:style-name="Table6.A2" office:value-type="string">
                  <text:p text:style-name="P35">Collection Types</text:p>
                </table:table-cell>
                <table:table-cell table:style-name="Table6.B7" office:value-type="string">
                  <text:p text:style-name="P18">Collection&lt;T&gt;, List&lt;T&gt;, Set&lt;T&gt;, Can&lt;T&gt;, <text:span text:style-name="T201">T[]</text:span></text:p>
                </table:table-cell>
              </table:table-row>
              <table:table-row>
                <table:table-cell table:style-name="Table6.A8" office:value-type="string">
                  <text:p text:style-name="P34">Additional Types</text:p>
                </table:table-cell>
                <table:table-cell table:style-name="Table6.B8" office:value-type="string">
                  <text:p text:style-name="P19"><text:span text:style-name="T127">BufferedImage, Blob, Clob, </text:span>UUID, <text:span text:style-name="T127">Url, LocalResourcePath, <text:s/></text:span><text:span text:style-name="T165">SSE </text:span><text:span text:style-name="T48">(ServerSentEvents)</text:span></text:p>
                </table:table-cell>
              </table:table-row>
              <table:table-row>
                <table:table-cell table:style-name="Table6.A9" table:number-columns-spanned="2" office:value-type="string">
                  <text:p text:style-name="P58"><text:span text:style-name="T74">Annotations</text:span> <text:span text:style-name="T81">(</text:span><text:span text:style-name="T73">org.apache.</text:span><text:span text:style-name="T80">causeway</text:span><text:span text:style-name="T73">.applib.annotation</text:span><text:span text:style-name="T79">s</text:span><text:span text:style-name="T81">)</text:span></text:p>
                </table:table-cell>
                <table:covered-table-cell/>
              </table:table-row>
              <table:table-row>
                <table:table-cell table:style-name="Table6.A10" office:value-type="string">
                  <text:p text:style-name="P30"><text:span text:style-name="T29">@</text:span><text:span text:style-name="T35">Value</text:span></text:p>
                  <text:p text:style-name="P71"><text:span text:style-name="T231">t</text:span>ype</text:p>
                </table:table-cell>
                <table:table-cell table:style-name="Table6.B10" office:value-type="string">
                  <text:p text:style-name="P22">Indicates a <text:span text:style-name="T232">concrete </text:span>class that has<text:span text:style-name="T232"> immutable state </text:span><text:span text:style-name="T233">and no </text:span><text:span text:style-name="T91">identity</text:span><text:span text:style-name="T230">. </text:span><text:span text:style-name="T232">A </text:span><text:span text:style-name="T97">value-type</text:span><text:span text:style-name="T232">.</text:span></text:p>
                </table:table-cell>
              </table:table-row>
              <table:table-row>
                <table:table-cell table:style-name="Table6.A11" office:value-type="string">
                  <text:p text:style-name="P31"><text:span text:style-name="T29">@</text:span><text:span text:style-name="T35">Value</text:span><text:span text:style-name="T36">Semantics</text:span></text:p>
                  <text:p text:style-name="P72">field, getter, mixin, <text:span text:style-name="T234">parameter</text:span></text:p>
                  <text:p text:style-name="P76"><text:span text:style-name="T190">since </text:span><text:span text:style-name="T189">[2.0.0-M</text:span><text:span text:style-name="T188">7</text:span><text:span text:style-name="T189">]</text:span></text:p>
                </table:table-cell>
                <table:table-cell table:style-name="Table6.B11" office:value-type="string">
                  <text:p text:style-name="P125"><text:span text:style-name="Source_20_Text"><text:span text:style-name="T128">class</text:span></text:span> Order {</text:p>
                  <text:p text:style-name="P125"/>
                  <text:p text:style-name="P14"><text:span text:style-name="Source_20_Text"><text:span text:style-name="T41"><text:s text:c="4"/>// </text:span></text:span><text:span text:style-name="Source_20_Text"><text:span text:style-name="T44">custom ValueSemanticsProvider, </text:span></text:span></text:p>
                  <text:p text:style-name="P15"><text:span text:style-name="Source_20_Text"><text:span text:style-name="T44"><text:s text:c="4"/>// selected by bean qualifier ‘</text:span></text:span><text:span text:style-name="Source_20_Text"><text:span text:style-name="T51">special-asciidoc’</text:span></text:span></text:p>
                  <text:p text:style-name="P125"><text:s text:c="4"/><text:span text:style-name="Source_20_Text"><text:span text:style-name="T135">@Value</text:span></text:span><text:span text:style-name="Source_20_Text"><text:span text:style-name="T138">Semantics</text:span></text:span>(</text:p>
                  <text:p text:style-name="P124"><text:s text:c="12"/>provider = "special-asciidoc")</text:p>
                  <text:p text:style-name="P126"><text:span text:style-name="Source_20_Text"><text:span text:style-name="T128"><text:s text:c="4"/>public</text:span></text:span> AsciiDoc getDescription() { ... }</text:p>
                  <text:p text:style-name="P124"/>
                  <text:p text:style-name="P126"><text:s text:c="4"/><text:span text:style-name="T37">// custom localized temporal format modifiers</text:span></text:p>
                  <text:p text:style-name="P126"><text:span text:style-name="Source_20_Text"><text:span text:style-name="T135"><text:s text:c="4"/>@Value</text:span></text:span><text:span text:style-name="Source_20_Text"><text:span text:style-name="T138">Semantics</text:span></text:span>(</text:p>
                  <text:p text:style-name="P124"><text:s text:c="12"/>dateFormatStyle = <text:span text:style-name="T236">FormatStyle</text:span>.<text:span text:style-name="T239">FULL</text:span>,</text:p>
                  <text:p text:style-name="P127"><text:s text:c="12"/>timeFormatStyle = <text:span text:style-name="T236">FormatStyle</text:span>.<text:span text:style-name="T239">SHORT</text:span>,</text:p>
                  <text:p text:style-name="P114"><text:span text:style-name="T21"><text:s text:c="12"/>timePrecision </text:span><text:span text:style-name="T22">= </text:span><text:span text:style-name="T237">TimePrecision</text:span><text:span text:style-name="T23">.</text:span><text:span text:style-name="T238">MINUTE</text:span><text:span text:style-name="T217">)</text:span></text:p>
                  <text:p text:style-name="P126"><text:s text:c="4"/><text:span text:style-name="Source_20_Text"><text:span text:style-name="T128">public</text:span></text:span> LocalDateTime getDateTime() { ... }</text:p>
                  <text:p text:style-name="P124"><text:tab/></text:p>
                  <text:p text:style-name="P126"><text:span text:style-name="Source_20_Text"><text:span text:style-name="T128"><text:s text:c="4"/></text:span></text:span><text:span text:style-name="T37">// custom decimal digit constraints</text:span></text:p>
                  <text:p text:style-name="P126"><text:span text:style-name="Source_20_Text"><text:span text:style-name="T135"><text:s text:c="4"/>@Value</text:span></text:span><text:span text:style-name="Source_20_Text"><text:span text:style-name="T138">Semantics</text:span></text:span>(</text:p>
                  <text:p text:style-name="P124"><text:s text:c="12"/>maxTotalDigits = <text:span text:style-name="T240">19</text:span>,</text:p>
                  <text:p text:style-name="P124"><text:s text:c="12"/>maxFractionalDigits = <text:span text:style-name="T240">5</text:span>)</text:p>
                  <text:p text:style-name="P126"><text:span text:style-name="Source_20_Text"><text:span text:style-name="T128"><text:s text:c="4"/>public</text:span></text:span> BigDecimal getCost() { ... }</text:p>
                  <text:p text:style-name="P124"><text:tab/></text:p>
                  <text:p text:style-name="P124">}</text:p>
                </table:table-cell>
              </table:table-row>
            </table:table>
            <text:h text:style-name="Heading_20_2" text:outline-level="2">Error &amp; Exception Handling</text:h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49">RecoverableException</text:p>
                </table:table-cell>
                <table:table-cell table:style-name="Table11.B1" office:value-type="string">
                  <text:p text:style-name="P20">anticipated error that results in a<text:span text:style-name="T197">n</text:span> UI notification popup</text:p>
                </table:table-cell>
              </table:table-row>
              <table:table-row>
                <table:table-cell table:style-name="Table11.A2" office:value-type="string">
                  <text:p text:style-name="P49">NonRecoverableExeption</text:p>
                </table:table-cell>
                <table:table-cell table:style-name="Table11.B2" office:value-type="string">
                  <text:p text:style-name="P61">error that results in an error page showing the stacktrace</text:p>
                </table:table-cell>
              </table:table-row>
            </table:table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p text:style-name="P118"/>
            <text:h text:style-name="P144" text:outline-level="2"><text:soft-page-break/><text:span text:style-name="T146">New </text:span><text:span text:style-name="T141">Programming Style: </text:span><text:span text:style-name="T143">Parameter</text:span><text:span text:style-name="T145">s as</text:span><text:span text:style-name="T143"> </text:span><text:span text:style-name="T145">Typed </text:span><text:span text:style-name="T144">Tuple</text:span> <text:span text:style-name="T189">[2.0.0-M6]</text:span></text:h>
            <text:p text:style-name="P123"><text:span text:style-name="T177">Action parameters can now be </text:span><text:span text:style-name="T179">collected</text:span><text:span text:style-name="T177"> </text:span><text:span text:style-name="T179">into</text:span><text:span text:style-name="T177"> an immutable value type say</text:span><text:span text:style-name="T180"> </text:span><text:span text:style-name="T173">Parameters</text:span><text:span text:style-name="T181">, </text:span><text:span text:style-name="T180">a </text:span><text:span text:style-name="T182">typed </text:span><text:span text:style-name="T181">t</text:span><text:span text:style-name="T182">uple. </text:span><text:span text:style-name="T180">The name is arbitrary. </text:span><text:span text:style-name="T187">Future releases might support Java records. </text:span><text:span text:style-name="T183">Instances of the </text:span><text:span text:style-name="T173">Parameters</text:span><text:span text:style-name="T183"> type are passed to the various action</text:span><text:span text:style-name="T180">-support methods, </text:span><text:span text:style-name="T183">which need to be single-arg, </text:span><text:span text:style-name="T184">except </text:span><text:span text:style-name="T183">for </text:span><text:span text:style-name="Source_20_Text"><text:span text:style-name="T172">autoComplete</text:span></text:span><text:span text:style-name="Source_20_Text"><text:span text:style-name="T180">, </text:span></text:span><text:span text:style-name="Source_20_Text"><text:span text:style-name="T184">which is required to be </text:span></text:span><text:span text:style-name="Source_20_Text"><text:span text:style-name="T183">bi-arg.</text:span></text:span></text:p>
            <text:p text:style-name="P123"><text:span text:style-name="T176">For regular objects, </text:span><text:span text:style-name="T177">action</text:span><text:span text:style-name="T176">-support methods must reference parameters by index (0, 1, 2, …). </text:span><text:span text:style-name="T178">However,</text:span><text:span text:style-name="T176"> </text:span><text:span text:style-name="T175">wit</text:span><text:span text:style-name="T176">h </text:span><text:span text:style-name="T186">Mixins</text:span><text:span text:style-name="T176"> it is allowed to reference parameters</text:span><text:span text:style-name="T174"> by name. </text:span></text:p>
            <text:p text:style-name="P134"><text:span text:style-name="T174">Example: </text:span><text:span text:style-name="T185">Action Mixin</text:span><text:span text:style-name="T174">, with </text:span><text:span text:style-name="T177">nested class</text:span><text:span text:style-name="T174"> </text:span><text:span text:style-name="T173">Parameters</text:span><text:span text:style-name="T181">, </text:span><text:span text:style-name="T183">using parameter references by name.</text:span></text:p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121"><text:span text:style-name="Source_20_Text"><text:span text:style-name="T136">@Action</text:span></text:span></text:p>
                  <text:p text:style-name="P121"><text:span text:style-name="Source_20_Text"><text:span text:style-name="T136">@RequiredArgsConstructor</text:span></text:span></text:p>
                  <text:p text:style-name="P121"><text:span text:style-name="Source_20_Text"><text:span text:style-name="T129">public</text:span></text:span><text:span text:style-name="T114"> </text:span><text:span text:style-name="Source_20_Text"><text:span text:style-name="T130">class</text:span></text:span><text:span text:style-name="T114"> </text:span><text:span text:style-name="Source_20_Text"><text:span text:style-name="T114">Customer_placeOrder {</text:span></text:span></text:p>
                  <text:p text:style-name="P7"/>
                  <text:p text:style-name="P121"><text:span text:style-name="Source_20_Text"><text:span text:style-name="T114"><text:s text:c="4"/></text:span></text:span><text:span text:style-name="Source_20_Text"><text:span text:style-name="T130">private</text:span></text:span><text:span text:style-name="T114"> </text:span><text:span text:style-name="Source_20_Text"><text:span text:style-name="T130">final</text:span></text:span><text:span text:style-name="T114"> </text:span><text:span text:style-name="Source_20_Text"><text:span text:style-name="T114">Customer target; </text:span></text:span></text:p>
                  <text:p text:style-name="P7"/>
                  <text:p text:style-name="P7"><text:span text:style-name="Source_20_Text"><text:span text:style-name="T41"><text:s text:c="5"/>// </text:span></text:span><text:span text:style-name="Source_20_Text"><text:span text:style-name="T44">typed tuple made of all the </text:span></text:span><text:span text:style-name="Source_20_Text"><text:span text:style-name="T45">action </text:span></text:span><text:span text:style-name="Source_20_Text"><text:span text:style-name="T44">parameters</text:span></text:span></text:p>
                  <text:p text:style-name="P121"><text:span text:style-name="Source_20_Text"><text:span text:style-name="T114"><text:s text:c="4"/></text:span></text:span><text:span text:style-name="Source_20_Text"><text:span text:style-name="T136">@</text:span></text:span><text:span text:style-name="Source_20_Text"><text:span text:style-name="T137">lombok.</text:span></text:span><text:span text:style-name="Source_20_Text"><text:span text:style-name="T136">Value</text:span></text:span><text:span text:style-name="T136"> </text:span><text:span text:style-name="Source_20_Text"><text:span text:style-name="T136">@Accessors</text:span></text:span><text:span text:style-name="Source_20_Text"><text:span text:style-name="T114">(fluent = true) </text:span></text:span></text:p>
                  <text:p text:style-name="P121"><text:span text:style-name="Source_20_Text"><text:span text:style-name="T114"><text:s text:c="4"/></text:span></text:span><text:span text:style-name="Source_20_Text"><text:span text:style-name="T130">public</text:span></text:span><text:span text:style-name="T114"> </text:span><text:span text:style-name="Source_20_Text"><text:span text:style-name="T130">static</text:span></text:span><text:span text:style-name="T130"> </text:span><text:span text:style-name="Source_20_Text"><text:span text:style-name="T130">class</text:span></text:span><text:span text:style-name="T114"> </text:span><text:span text:style-name="Source_20_Text"><text:span text:style-name="T114">Parameters { </text:span></text:span></text:p>
                  <text:p text:style-name="P121"><text:span text:style-name="Source_20_Text"><text:span text:style-name="T114"><text:s text:c="8"/>Product product;</text:span></text:span></text:p>
                  <text:p text:style-name="P121"><text:span text:style-name="Source_20_Text"><text:span text:style-name="T114"><text:s text:c="8"/>int</text:span></text:span><text:span text:style-name="T114"> </text:span><text:span text:style-name="Source_20_Text"><text:span text:style-name="T114">quantity;</text:span></text:span></text:p>
                  <text:p text:style-name="P121"><text:span text:style-name="Source_20_Text"><text:span text:style-name="T114"><text:s text:c="4"/>}</text:span></text:span></text:p>
                  <text:p text:style-name="P7"/>
                  <text:p text:style-name="P121"><text:span text:style-name="Source_20_Text"><text:span text:style-name="T114"><text:s text:c="4"/></text:span></text:span><text:span text:style-name="Source_20_Text"><text:span text:style-name="T130">public</text:span></text:span><text:span text:style-name="T114"> </text:span><text:span text:style-name="Source_20_Text"><text:span text:style-name="T114">Customer act(</text:span></text:span></text:p>
                  <text:p text:style-name="P121"><text:span text:style-name="Source_20_Text"><text:span text:style-name="T114"><text:s text:c="8"/></text:span></text:span><text:span text:style-name="Source_20_Text"><text:span text:style-name="T136">@Parameter</text:span></text:span><text:span text:style-name="Source_20_Text"><text:span text:style-name="T114"> Product product,</text:span></text:span></text:p>
                  <text:p text:style-name="P121"><text:span text:style-name="Source_20_Text"><text:span text:style-name="T114"><text:s text:c="8"/></text:span></text:span><text:span text:style-name="Source_20_Text"><text:span text:style-name="T136">@Parameter</text:span></text:span><text:span text:style-name="Source_20_Text"><text:span text:style-name="T114"> int</text:span></text:span><text:span text:style-name="T114"> </text:span><text:span text:style-name="Source_20_Text"><text:span text:style-name="T114">quantity) {</text:span></text:span></text:p>
                  <text:p text:style-name="P121"><text:span text:style-name="Source_20_Text"><text:span text:style-name="T114"><text:s text:c="8"/></text:span></text:span><text:span text:style-name="Source_20_Text"><text:span text:style-name="T42">// ...</text:span></text:span></text:p>
                  <text:p text:style-name="P121"><text:span text:style-name="Source_20_Text"><text:span text:style-name="T114"><text:s text:c="8"/>return</text:span></text:span><text:span text:style-name="T114"> </text:span><text:span text:style-name="Source_20_Text"><text:span text:style-name="T114">target;</text:span></text:span></text:p>
                  <text:p text:style-name="P121"><text:span text:style-name="Source_20_Text"><text:span text:style-name="T114"><text:s text:c="4"/>}</text:span></text:span></text:p>
                  <text:p text:style-name="P7"/>
                  <text:p text:style-name="P121"><text:span text:style-name="Source_20_Text"><text:span text:style-name="T114"><text:s text:c="4"/></text:span></text:span><text:span text:style-name="Source_20_Text"><text:span text:style-name="T42">// support methods (no action name reference required)</text:span></text:span></text:p>
                  <text:p text:style-name="P121"><text:span text:style-name="Source_20_Text"><text:span text:style-name="T114"><text:s text:c="4"/></text:span></text:span><text:span text:style-name="Source_20_Text"><text:span text:style-name="T130">public</text:span></text:span><text:span text:style-name="T114"> </text:span><text:span text:style-name="Source_20_Text"><text:span text:style-name="T114">boolean</text:span></text:span><text:span text:style-name="T114"> </text:span><text:span text:style-name="Source_20_Text"><text:span text:style-name="T114">hide() { ... } </text:span></text:span></text:p>
                  <text:p text:style-name="P121"><text:span text:style-name="Source_20_Text"><text:span text:style-name="T114"><text:s text:c="4"/></text:span></text:span><text:span text:style-name="Source_20_Text"><text:span text:style-name="T130">public</text:span></text:span><text:span text:style-name="T114"> </text:span><text:span text:style-name="Source_20_Text"><text:span text:style-name="T114">String disable() { ... }</text:span></text:span></text:p>
                  <text:p text:style-name="P121"><text:span text:style-name="Source_20_Text"><text:span text:style-name="T114"><text:s text:c="4"/></text:span></text:span><text:span text:style-name="Source_20_Text"><text:span text:style-name="T130">public</text:span></text:span><text:span text:style-name="T114"> </text:span><text:span text:style-name="Source_20_Text"><text:span text:style-name="T114">String validate(Parameters params) { ... }</text:span></text:span></text:p>
                  <text:p text:style-name="P7"/>
                  <text:p text:style-name="P121"><text:span text:style-name="Source_20_Text"><text:span text:style-name="T114"><text:s text:c="4"/></text:span></text:span><text:span text:style-name="Source_20_Text"><text:span text:style-name="T42">// parameter support methods (exemplified on first parameter)</text:span></text:span></text:p>
                  <text:p text:style-name="P121"><text:span text:style-name="Source_20_Text"><text:span text:style-name="T114"><text:s text:c="4"/></text:span></text:span><text:span text:style-name="Source_20_Text"><text:span text:style-name="T130">public</text:span></text:span><text:span text:style-name="T130"> </text:span><text:span text:style-name="Source_20_Text"><text:span text:style-name="T26">boolean</text:span></text:span><text:span text:style-name="T114"> </text:span><text:span text:style-name="Source_20_Text"><text:span text:style-name="T114">hideProduct(Parameters params) { ... } </text:span></text:span></text:p>
                  <text:p text:style-name="P122"><text:span text:style-name="Source_20_Text"><text:span text:style-name="T114"><text:s text:c="4"/></text:span></text:span><text:span text:style-name="Source_20_Text"><text:span text:style-name="T130">public</text:span></text:span><text:span text:style-name="T114"> </text:span><text:span text:style-name="Source_20_Text"><text:span text:style-name="T114">String disableProduct(Parameters params) { ... }</text:span></text:span></text:p>
                  <text:p text:style-name="P122"><text:span text:style-name="Source_20_Text"><text:span text:style-name="T114"><text:s text:c="4"/></text:span></text:span><text:span text:style-name="Source_20_Text"><text:span text:style-name="T130">public</text:span></text:span><text:span text:style-name="T114"> </text:span><text:span text:style-name="Source_20_Text"><text:span text:style-name="T114">String validateProduct(Parameters params) { ... }</text:span></text:span></text:p>
                  <text:p text:style-name="P122"><text:span text:style-name="Source_20_Text"><text:span text:style-name="T114"><text:s text:c="4"/></text:span></text:span><text:span text:style-name="Source_20_Text"><text:span text:style-name="T130">public</text:span></text:span><text:span text:style-name="T114"> </text:span><text:span text:style-name="Source_20_Text"><text:span text:style-name="T114">Collection&lt;Product&gt; choicesProduct(Parameters params){ ... }</text:span></text:span></text:p>
                  <text:p text:style-name="P122"><text:span text:style-name="Source_20_Text"><text:span text:style-name="T114"><text:s text:c="3"/></text:span></text:span><text:span text:style-name="Source_20_Text"><text:span text:style-name="T42"><text:s/>// note: additional search parameter required: </text:span></text:span><text:span text:style-name="Source_20_Text"><text:span text:style-name="T43">search</text:span></text:span></text:p>
                  <text:p text:style-name="P122"><text:span text:style-name="Source_20_Text"><text:span text:style-name="T114"><text:s text:c="4"/></text:span></text:span><text:span text:style-name="Source_20_Text"><text:span text:style-name="T130">public</text:span></text:span><text:span text:style-name="T114"> </text:span><text:span text:style-name="Source_20_Text"><text:span text:style-name="T114">Collection&lt;Product&gt; autoCompleteProduct(</text:span></text:span></text:p>
                  <text:p text:style-name="P122"><text:span text:style-name="Source_20_Text"><text:span text:style-name="T114"><text:s text:c="10"/>Parameters params, </text:span></text:span><text:span text:style-name="Source_20_Text"><text:span text:style-name="T115">@MinLength(3) </text:span></text:span><text:span text:style-name="Source_20_Text"><text:span text:style-name="T114">String search) { ... } </text:span></text:span></text:p>
                  <text:p text:style-name="P122"><text:span text:style-name="Source_20_Text"><text:span text:style-name="T114"><text:s text:c="4"/></text:span></text:span><text:span text:style-name="Source_20_Text"><text:span text:style-name="T130">public</text:span></text:span><text:span text:style-name="T114"> </text:span><text:span text:style-name="Source_20_Text"><text:span text:style-name="T114">Product defaultProduct(Parameters params) { ... }</text:span></text:span></text:p>
                  <text:p text:style-name="P8"/>
                  <text:p text:style-name="P8"><text:span text:style-name="Source_20_Text"><text:span text:style-name="T113"><text:s text:c="4"/></text:span></text:span><text:span text:style-name="Source_20_Text"><text:span text:style-name="T41">// parameter supporting methods (exemplified on second parameter)</text:span></text:span></text:p>
                  <text:p text:style-name="P122"><text:span text:style-name="Source_20_Text"><text:span text:style-name="T114"><text:s text:c="4"/></text:span></text:span><text:span text:style-name="Source_20_Text"><text:span text:style-name="T130">public</text:span></text:span><text:span text:style-name="T114"> </text:span><text:span text:style-name="Source_20_Text"><text:span text:style-name="T114">boolean</text:span></text:span><text:span text:style-name="T114"> </text:span><text:span text:style-name="Source_20_Text"><text:span text:style-name="T114">hideQuantity(Parameters params) { ... } </text:span></text:span></text:p>
                  <text:p text:style-name="P121"><text:span text:style-name="Source_20_Text"><text:span text:style-name="T114"><text:s text:c="4"/></text:span></text:span><text:span text:style-name="Source_20_Text"><text:span text:style-name="T42">// ...</text:span></text:span></text:p>
                  <text:p text:style-name="P122"><text:span text:style-name="Source_20_Text"><text:span text:style-name="T114">}</text:span></text:span></text:p>
                </table:table-cell>
              </table:table-row>
            </table:table>
            <text:h text:style-name="P140" text:outline-level="2"/>
          </table:table-cell>
          <table:table-cell table:style-name="Table9.A1" office:value-type="string">
            <text:h text:style-name="P141" text:outline-level="2"><text:span text:style-name="T235">Spring</text:span> <text:span text:style-name="T161">A</text:span>nnotations <text:span text:style-name="T235">and Standard API</text:span></text:h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29">@SpringBootApplication @SpringBootTest @Configuration @Import @ComponentScan <text:span text:style-name="T171">@EntityScan</text:span></text:p>
                </table:table-cell>
                <table:table-cell table:style-name="Table13.B1" office:value-type="string">
                  <text:p text:style-name="P130">Bootstrapping</text:p>
                </table:table-cell>
              </table:table-row>
              <table:table-row>
                <table:table-cell table:style-name="Table13.A2" office:value-type="string">
                  <text:p text:style-name="P133">@Component @Service @Repository</text:p>
                </table:table-cell>
                <table:table-cell table:style-name="Table13.B2" office:value-type="string">
                  <text:p text:style-name="P133">Indicates that a class is a "component". Such classes are considered as candidates for auto-detection when using annotation-based configuration and classpath scanning. </text:p>
                </table:table-cell>
              </table:table-row>
              <table:table-row>
                <table:table-cell table:style-name="Table13.A2" office:value-type="string">
                  <text:p text:style-name="P133">@EventListener</text:p>
                </table:table-cell>
                <table:table-cell table:style-name="Table13.B2" office:value-type="string">
                  <text:p text:style-name="P133"><text:span text:style-name="T101">M</text:span>arks a method as a listener for application events. </text:p>
                  <text:p text:style-name="P128"><text:span text:style-name="T163">Domain </text:span>Events</text:p>
                  <text:p text:style-name="P131">.. subscribe using Spring’s @EventListener</text:p>
                  <text:p text:style-name="P9">@DomainObject(xxxLifecycleEvent=….)</text:p>
                  <text:p text:style-name="P9">@DomainObjectLayout(xxxUiEvent=….)</text:p>
                  <text:p text:style-name="P9">@Action(domainEvent=….) </text:p>
                  <text:p text:style-name="P9">@Property(domainEvent=…) </text:p>
                  <text:p text:style-name="P9">@Collection(domainEvent=…)</text:p>
                </table:table-cell>
              </table:table-row>
              <table:table-row>
                <table:table-cell table:style-name="Table13.A2" office:value-type="string">
                  <text:p text:style-name="P133">@Nullable</text:p>
                  <text:p text:style-name="P65">(org.springframework.lang)</text:p>
                </table:table-cell>
                <table:table-cell table:style-name="Table13.B2" office:value-type="string">
                  <text:p text:style-name="P133">declare<text:span text:style-name="T102">s</text:span> that annotated elements can be <text:span text:style-name="Source_20_Text"><text:span text:style-name="T113">null</text:span></text:span> </text:p>
                </table:table-cell>
              </table:table-row>
              <table:table-row>
                <table:table-cell table:style-name="Table13.A2" office:value-type="string">
                  <text:p text:style-name="P48">@javax.inject.Inject</text:p>
                  <text:p text:style-name="P48">@Autowired</text:p>
                </table:table-cell>
                <table:table-cell table:style-name="Table13.B2" office:value-type="string">
                  <text:p text:style-name="P132">Marks a constructor, field, setter method, or config method as to be autowired by Spring's dependency injection facilities. </text:p>
                </table:table-cell>
              </table:table-row>
              <table:table-row>
                <table:table-cell table:style-name="Table13.A2" office:value-type="string">
                  <text:p text:style-name="P32">@PostConstruct </text:p>
                </table:table-cell>
                <table:table-cell table:style-name="Table13.B2" office:value-type="string">
                  <text:p text:style-name="P133"><text:span text:style-name="T112">Marks a method to be </text:span>executed after dependency injection is done to perform any initialization.</text:p>
                </table:table-cell>
              </table:table-row>
              <table:table-row>
                <table:table-cell table:style-name="Table13.A2" office:value-type="string">
                  <text:p text:style-name="P32">@PreDestroy</text:p>
                </table:table-cell>
                <table:table-cell table:style-name="Table13.B2" office:value-type="string">
                  <text:p text:style-name="P133"><text:span text:style-name="T112">Marks a method as a listener for </text:span>notification that the instance is in the process of being removed by the container.</text:p>
                </table:table-cell>
              </table:table-row>
            </table:table>
            <text:h text:style-name="P142" text:outline-level="2">Entity <text:span text:style-name="T161">and </text:span>Viewmodel <text:span text:style-name="T161">A</text:span>nnotations</text:h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100">JPA Entities (javax.persistence)</text:p>
                </table:table-cell>
              </table:table-row>
              <table:table-row>
                <table:table-cell table:style-name="Table1.A2" office:value-type="string">
                  <text:p text:style-name="P101">@Entity @Table @NamedQueries @Id @Version @Column @Transient</text:p>
                </table:table-cell>
              </table:table-row>
              <table:table-row>
                <table:table-cell table:style-name="Table1.A3" office:value-type="string">
                  <text:p text:style-name="P102">JDO Entities (javax.jdo.annotation)</text:p>
                </table:table-cell>
              </table:table-row>
              <table:table-row>
                <table:table-cell table:style-name="Table1.A4" office:value-type="string">
                  <text:p text:style-name="P103">@PersistenceCapable @DatastoreIdentity @Inheritance @Discriminator @Version @Queries @Uniques @Indices @NotPersistent @Column @PrimaryKey @Join @Element</text:p>
                </table:table-cell>
              </table:table-row>
              <table:table-row>
                <table:table-cell table:style-name="Table1.A4" office:value-type="string">
                  <text:p text:style-name="P102">JAXB View Models (javax.xml.bind.annotation)</text:p>
                </table:table-cell>
              </table:table-row>
              <table:table-row>
                <table:table-cell table:style-name="Table1.A6" office:value-type="string">
                  <text:p text:style-name="P103">@XmRootElement; @XmlType</text:p>
                  <text:p text:style-name="P103">@XmlAccessorType; @XmlTransient</text:p>
                  <text:p text:style-name="P103">referenced entities: @XmlJavaTypeAdapter(PersistentEntityAdapter.class)</text:p>
                </table:table-cell>
              </table:table-row>
            </table:table>
          </table:table-cell>
        </table:table-row>
      </table:table>
      <text:p text:style-name="P1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Bold" style:font-family-generic="swiss" style:font-pitch="variable"/>
    <style:font-face style:name="Calibri3" svg:font-family="Calibri" style:font-adornments="Italic" style:font-family-generic="swiss" style:font-pitch="variable"/>
    <style:font-face style:name="Calibri4" svg:font-family="Calibri" style:font-adornments="Regular" style:font-family-generic="swiss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3" fo:font-family="Calibri" style:font-style-name="Italic" style:font-family-generic="swiss" style:font-pitch="variable" fo:font-size="85%" fo:font-style="normal" fo:font-weight="normal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4" fo:font-family="Calibri" style:font-style-name="Regular" style:font-family-generic="swiss" style:font-pitch="variable" fo:font-size="9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0.1cm" style:type="center"/>
          <style:tab-stop style:position="20.2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2" fo:font-family="Calibri" style:font-style-name="Bold" style:font-family-generic="swiss" style:font-pitch="variable" fo:font-size="7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Header" style:family="table">
      <style:table-properties style:width="20.2cm" table:align="margins" style:writing-mode="lr-tb"/>
    </style:style>
    <style:style style:name="Header.A" style:family="table-column">
      <style:table-column-properties style:column-width="10.1cm" style:rel-column-width="32767*"/>
    </style:style>
    <style:style style:name="Header.B" style:family="table-column">
      <style:table-column-properties style:column-width="10.1cm" style:rel-column-width="32768*"/>
    </style:style>
    <style:style style:name="Header.1" style:family="table-row">
      <style:table-row-properties style:min-row-height="0.002cm"/>
    </style:style>
    <style:style style:name="Header.A1" style:family="table-cell">
      <style:table-cell-properties style:writing-mode="page"/>
    </style:style>
    <style:style style:name="MP1" style:family="paragraph" style:parent-style-name="Header">
      <style:text-properties officeooo:paragraph-rsid="0016abef"/>
    </style:style>
    <style:style style:name="MP2" style:family="paragraph" style:parent-style-name="Heading_20_1">
      <style:paragraph-properties fo:margin-top="0cm" fo:margin-bottom="0cm" style:contextual-spacing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3" style:family="paragraph" style:parent-style-name="Heading_20_1">
      <style:paragraph-properties fo:margin-top="0cm" fo:margin-bottom="0cm" style:contextual-spacing="false" fo:text-align="end" style:justify-single-word="false"/>
      <style:text-properties fo:font-size="13pt" fo:font-weight="bold" officeooo:paragraph-rsid="0016abef" style:font-size-asian="13pt" style:font-weight-asian="bold" style:font-size-complex="13pt" style:font-weight-complex="bold"/>
    </style:style>
    <style:style style:name="MP4" style:family="paragraph" style:parent-style-name="Standard">
      <style:text-properties officeooo:paragraph-rsid="0016abef"/>
    </style:style>
    <style:style style:name="MP5" style:family="paragraph" style:parent-style-name="Heading_20_1">
      <style:paragraph-properties fo:margin-top="0cm" fo:margin-bottom="0cm" style:contextual-spacing="false" fo:text-align="end" style:justify-single-word="false"/>
      <style:text-properties style:use-window-font-color="true" loext:opacity="0%" fo:font-size="10.5pt" fo:font-style="italic" fo:font-weight="normal" officeooo:paragraph-rsid="0016abef" style:font-size-asian="10.5pt" style:font-style-asian="italic" style:font-weight-asian="normal" style:font-size-complex="10.5pt" style:font-style-complex="italic" style:font-weight-complex="normal"/>
    </style:style>
    <style:style style:name="MT1" style:family="text">
      <style:text-properties officeooo:rsid="00c4e56f"/>
    </style:style>
    <style:style style:name="MT2" style:family="text">
      <style:text-properties style:font-name="Calibri3" fo:font-style="normal" officeooo:rsid="0037f642" style:font-name-asian="Microsoft YaHei" style:font-name-complex="Lucida Sans1"/>
    </style:style>
    <style:style style:name="MT3" style:family="text">
      <style:text-properties fo:color="#000000" loext:opacity="100%"/>
    </style:style>
    <style:style style:name="MT4" style:family="text">
      <style:text-properties style:use-window-font-color="true" loext:opacity="0%" officeooo:rsid="00c5e59b"/>
    </style:style>
    <style:style style:name="MT5" style:family="text">
      <style:text-properties style:use-window-font-color="true" loext:opacity="0%" officeooo:rsid="0016abef"/>
    </style:style>
    <style:style style:name="MT6" style:family="text">
      <style:text-properties fo:color="#000000" loext:opacity="100%" officeooo:rsid="0016abef"/>
    </style:style>
    <style:style style:name="MT7" style:family="text">
      <style:text-properties officeooo:rsid="00187db9"/>
    </style:style>
    <style:style style:name="MT8" style:family="text">
      <style:text-properties officeooo:rsid="00c92498"/>
    </style:style>
    <style:style style:name="MT9" style:family="text">
      <style:text-properties officeooo:rsid="00d0bfe0"/>
    </style:style>
    <style:page-layout style:name="Mpm1">
      <style:page-layout-properties fo:page-width="21.001cm" fo:page-height="29.7cm" style:num-format="1" style:print-orientation="portrait" fo:margin-top="0cm" fo:margin-bottom="0.4cm" fo:margin-left="0.4cm" fo:margin-right="0.4cm" fo:background-color="#2b3789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b3789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solid" draw:background-size="full" draw:fill-color="#2b3789" draw:opacity="100%"/>
    </style:style>
  </office:automatic-styles>
  <office:master-styles>
    <style:master-page style:name="Standard" style:page-layout-name="Mpm1" draw:style-name="Mdp1">
      <style:header>
        <text:p text:style-name="MP1"/>
        <table:table table:name="Header" table:style-name="Header">
          <table:table-column table:style-name="Header.A"/>
          <table:table-column table:style-name="Header.B"/>
          <table:table-row table:style-name="Header.1">
            <table:table-cell table:style-name="Header.A1" office:value-type="string">
              <text:h text:style-name="MP2" text:outline-level="1">Apache <text:span text:style-name="MT1">Causeway</text:span>™ <text:span text:style-name="MT2">Reference Card</text:span></text:h>
            </table:table-cell>
            <table:table-cell table:style-name="Header.A1" office:value-type="string">
              <text:h text:style-name="MP3" text:outline-level="1"><text:span text:style-name="MT3"><text:s/></text:span><text:span text:style-name="MT4">causeway.</text:span><text:span text:style-name="MT5">apache.org</text:span><text:span text:style-name="MT6"> </text:span></text:h>
            </table:table-cell>
          </table:table-row>
        </table:table>
        <text:p text:style-name="MP4"/>
      </style:header>
      <style:footer>
        <text:h text:style-name="MP5" text:outline-level="1">v2.0.<text:span text:style-name="MT7">0-</text:span><text:span text:style-name="MT8">RC</text:span><text:span text:style-name="MT9">4</text:span></text:h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5DT3H39M59S</meta:editing-duration>
    <meta:editing-cycles>157</meta:editing-cycles>
    <meta:generator>LibreOffice/7.6.2.1$Windows_X86_64 LibreOffice_project/56f7684011345957bbf33a7ee678afaf4d2ba333</meta:generator>
    <dc:date>2023-11-20T18:34:40.303000000</dc:date>
    <meta:print-date>2023-03-12T11:56:36.737000000</meta:print-date>
    <meta:document-statistic meta:table-count="13" meta:image-count="0" meta:object-count="0" meta:page-count="3" meta:paragraph-count="271" meta:word-count="1180" meta:character-count="10212" meta:non-whitespace-character-count="8812"/>
  </office:meta>
</office:document-meta>
</file>